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Liberation Serif" svg:font-family="'Liberation Serif'"/>
    <style:font-face style:name="Times New Roman2" svg:font-family="'Times New Roman'"/>
    <style:font-face style:name="Liberation Serif1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32.51pt"/>
    </style:style>
    <style:style style:name="co3" style:family="table-column">
      <style:table-column-properties fo:break-before="auto" style:column-width="251.35pt"/>
    </style:style>
    <style:style style:name="co4" style:family="table-column">
      <style:table-column-properties fo:break-before="auto" style:column-width="124.44pt"/>
    </style:style>
    <style:style style:name="co5" style:family="table-column">
      <style:table-column-properties fo:break-before="auto" style:column-width="200.61pt"/>
    </style:style>
    <style:style style:name="co6" style:family="table-column">
      <style:table-column-properties fo:break-before="auto" style:column-width="128.44pt"/>
    </style:style>
    <style:style style:name="co7" style:family="table-column">
      <style:table-column-properties fo:break-before="auto" style:column-width="153.81pt"/>
    </style:style>
    <style:style style:name="co8" style:family="table-column">
      <style:table-column-properties fo:break-before="auto" style:column-width="250.55pt"/>
    </style:style>
    <style:style style:name="co9" style:family="table-column">
      <style:table-column-properties fo:break-before="auto" style:column-width="59.44pt"/>
    </style:style>
    <style:style style:name="co10" style:family="table-column">
      <style:table-column-properties fo:break-before="auto" style:column-width="145.9pt"/>
    </style:style>
    <style:style style:name="co11" style:family="table-column">
      <style:table-column-properties fo:break-before="auto" style:column-width="53.89pt"/>
    </style:style>
    <style:style style:name="co12" style:family="table-column">
      <style:table-column-properties fo:break-before="auto" style:column-width="76.11pt"/>
    </style:style>
    <style:style style:name="co13" style:family="table-column">
      <style:table-column-properties fo:break-before="auto" style:column-width="61.06pt"/>
    </style:style>
    <style:style style:name="co14" style:family="table-column">
      <style:table-column-properties fo:break-before="auto" style:column-width="63.41pt"/>
    </style:style>
    <style:style style:name="co15" style:family="table-column">
      <style:table-column-properties fo:break-before="auto" style:column-width="50.29pt"/>
    </style:style>
    <style:style style:name="co16" style:family="table-column">
      <style:table-column-properties fo:break-before="auto" style:column-width="262.4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234.11pt"/>
    </style:style>
    <style:style style:name="co19" style:family="table-column">
      <style:table-column-properties fo:break-before="auto" style:column-width="209.54pt"/>
    </style:style>
    <style:style style:name="co20" style:family="table-column">
      <style:table-column-properties fo:break-before="auto" style:column-width="112.59pt"/>
    </style:style>
    <style:style style:name="co21" style:family="table-column">
      <style:table-column-properties fo:break-before="auto" style:column-width="94.76pt"/>
    </style:style>
    <style:style style:name="co22" style:family="table-column">
      <style:table-column-properties fo:break-before="auto" style:column-width="105.85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25.51pt" fo:break-before="auto" style:use-optimal-row-height="false"/>
    </style:style>
    <style:style style:name="ro6" style:family="table-row">
      <style:table-row-properties style:row-height="38.24pt" fo:break-before="auto" style:use-optimal-row-height="false"/>
    </style:style>
    <style:style style:name="ro7" style:family="table-row">
      <style:table-row-properties style:row-height="51pt" fo:break-before="auto" style:use-optimal-row-height="false"/>
    </style:style>
    <style:style style:name="ro8" style:family="table-row">
      <style:table-row-properties style:row-height="101.99pt" fo:break-before="auto" style:use-optimal-row-height="false"/>
    </style:style>
    <style:style style:name="ro9" style:family="table-row">
      <style:table-row-properties style:row-height="76.51pt" fo:break-before="auto" style:use-optimal-row-height="false"/>
    </style:style>
    <style:style style:name="ro10" style:family="table-row">
      <style:table-row-properties style:row-height="26.39pt" fo:break-before="auto" style:use-optimal-row-height="true"/>
    </style:style>
    <style:style style:name="ro11" style:family="table-row">
      <style:table-row-properties style:row-height="37.81pt" fo:break-before="auto" style:use-optimal-row-height="true"/>
    </style:style>
    <style:style style:name="ro12" style:family="table-row">
      <style:table-row-properties style:row-height="26.5pt" fo:break-before="auto" style:use-optimal-row-height="true"/>
    </style:style>
    <style:style style:name="ro13" style:family="table-row">
      <style:table-row-properties style:row-height="14.66pt" fo:break-before="auto" style:use-optimal-row-height="true"/>
    </style:style>
    <style:style style:name="ro14" style:family="table-row">
      <style:table-row-properties style:row-height="15pt" fo:break-before="auto" style:use-optimal-row-height="false"/>
    </style:style>
    <style:style style:name="ro15" style:family="table-row">
      <style:table-row-properties style:row-height="16.21pt" fo:break-before="auto" style:use-optimal-row-height="false"/>
    </style:style>
    <style:style style:name="ro16" style:family="table-row">
      <style:table-row-properties style:row-height="28.8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ro18" style:family="table-row">
      <style:table-row-properties style:row-height="24.75pt" fo:break-before="auto" style:use-optimal-row-height="false"/>
    </style:style>
    <style:style style:name="ro19" style:family="table-row">
      <style:table-row-properties style:row-height="28.74pt" fo:break-before="auto" style:use-optimal-row-height="true"/>
    </style:style>
    <style:style style:name="ro20" style:family="table-row">
      <style:table-row-properties style:row-height="27.55pt" fo:break-before="auto" style:use-optimal-row-height="true"/>
    </style:style>
    <style:style style:name="ro21" style:family="table-row">
      <style:table-row-properties style:row-height="25.74pt" fo:break-before="auto" style:use-optimal-row-height="true"/>
    </style:style>
    <style:style style:name="ro22" style:family="table-row">
      <style:table-row-properties style:row-height="37.96pt" fo:break-before="auto" style:use-optimal-row-height="true"/>
    </style:style>
    <style:style style:name="ro23" style:family="table-row">
      <style:table-row-properties style:row-height="15.05pt" fo:break-before="auto" style:use-optimal-row-height="true"/>
    </style:style>
    <style:style style:name="ro24" style:family="table-row">
      <style:table-row-properties style:row-height="16.16pt" fo:break-before="auto" style:use-optimal-row-height="true"/>
    </style:style>
    <style:style style:name="ro25" style:family="table-row">
      <style:table-row-properties style:row-height="72pt" fo:break-before="auto" style:use-optimal-row-height="true"/>
    </style:style>
    <style:style style:name="ro26" style:family="table-row">
      <style:table-row-properties style:row-height="15.65pt" fo:break-before="auto" style:use-optimal-row-height="true"/>
    </style:style>
    <style:style style:name="ro27" style:family="table-row">
      <style:table-row-properties style:row-height="27.69pt" fo:break-before="auto" style:use-optimal-row-height="true"/>
    </style:style>
    <style:style style:name="ro28" style:family="table-row">
      <style:table-row-properties style:row-height="15.59pt" fo:break-before="auto" style:use-optimal-row-height="true"/>
    </style:style>
    <style:style style:name="ta1" style:family="table" style:master-page-name="PageStyle_5f_MAINBOM">
      <style:table-properties table:display="true" style:writing-mode="lr-tb"/>
    </style:style>
    <style:style style:name="ta2" style:family="table" style:master-page-name="PageStyle_5f_XILINX_5f_XC7K160T">
      <style:table-properties table:display="true" style:writing-mode="lr-tb"/>
    </style:style>
    <style:style style:name="ta3" style:family="table" style:master-page-name="PageStyle_5f_XILINX_5f_XC7KC325T">
      <style:table-properties table:display="true" style:writing-mode="lr-tb"/>
    </style:style>
    <style:style style:name="ta4" style:family="table" style:master-page-name="PageStyle_5f_XILINX_5f_XC7KC410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122">
      <style:table-cell-properties fo:background-color="transparent" fo:padding="2.01pt"/>
      <style:text-properties style:font-name="Times New Roman1"/>
    </style:style>
    <style:style style:name="ce2" style:family="table-cell" style:parent-style-name="Default">
      <style:table-cell-properties fo:background-color="transparent" fo:padding="2.01pt"/>
      <style:text-properties style:font-name="Times New Roman1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Times New Roman1"/>
    </style:style>
    <style:style style:name="ce4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2.01pt"/>
      <style:text-properties style:font-name="Times New Roman1"/>
    </style:style>
    <style:style style:name="ce6" style:family="table-cell" style:parent-style-name="Default">
      <style:text-properties style:font-name="Times New Roman1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justify" loext:vertical-justify="auto"/>
      <style:paragraph-properties fo:text-align="center" css3t:text-justify="auto" fo:margin-left="0pt" style:writing-mode="page"/>
      <style:text-properties style:font-name="Times New Roman1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Times New Roman1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justify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justify" loext:vertical-justify="auto"/>
      <style:paragraph-properties fo:text-align="center" css3t:text-justify="auto" fo:margin-left="0pt" style:writing-mode="page"/>
      <style:text-properties style:font-name="Times New Roman1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Times New Roman1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1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5" style:family="table-cell" style:parent-style-name="Default" style:data-style-name="N10121">
      <style:table-cell-properties fo:background-color="transparent" fo:padding="2.01pt"/>
      <style:text-properties style:font-name="Times New Roman1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font-name="Times New Roman1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fo:wrap-option="wrap" fo:padding="2.01pt"/>
      <style:text-properties style:font-name="Times New Roman1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font-name="Times New Roman1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font-name="Times New Roman1"/>
    </style:style>
    <style:style style:name="ce30" style:family="table-cell" style:parent-style-name="Default" style:data-style-name="N148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_20_2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20_2">
      <style:table-cell-properties fo:background-color="transparent" fo:padding="2.01pt"/>
      <style:text-properties style:font-name="Times New Roman1"/>
    </style:style>
    <style:style style:name="ce34" style:family="table-cell" style:parent-style-name="Normal_20_2" style:data-style-name="N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Times New Roman1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2.49pt solid #000000" fo:padding="2.01pt" fo:border-right="none" style:rotation-align="none" fo:border-top="2.49pt solid #000000"/>
      <style:text-properties style:font-name="Times New Roman1"/>
    </style:style>
    <style:style style:name="ce36" style:family="table-cell" style:parent-style-name="Default">
      <style:table-cell-properties fo:border-bottom="0.74pt solid #000000" style:diagonal-bl-tr="none" style:diagonal-tl-br="none" fo:background-color="transparent" fo:border-left="2.49pt solid #000000" fo:padding="2.01pt" fo:border-right="none" style:rotation-align="none" fo:border-top="none"/>
      <style:text-properties style:font-name="Times New Roman1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2.49pt solid #000000" fo:padding="2.01pt" fo:border-right="none" style:rotation-align="none" fo:border-top="none"/>
      <style:text-properties style:font-name="Times New Roman1"/>
    </style:style>
    <style:style style:name="ce38" style:family="table-cell" style:parent-style-name="Default">
      <style:table-cell-properties fo:border-bottom="2.49pt solid #000000" style:diagonal-bl-tr="none" style:diagonal-tl-br="none" fo:background-color="transparent" fo:border-left="2.49pt solid #000000" fo:padding="2.01pt" fo:border-right="none" style:rotation-align="none" fo:border-top="none"/>
      <style:text-properties style:font-name="Times New Roman1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2.49pt solid #000000"/>
      <style:text-properties style:font-name="Times New Roman1"/>
    </style:style>
    <style:style style:name="ce40" style:family="table-cell" style:parent-style-name="Default">
      <style:table-cell-properties fo:border-bottom="0.74pt solid #000000" style:diagonal-bl-tr="none" style:diagonal-tl-br="none" fo:background-color="transparent" fo:border-left="none" fo:padding="2.01pt" fo:border-right="none" style:rotation-align="none" fo:border-top="none"/>
      <style:text-properties style:font-name="Times New Roman1"/>
    </style:style>
    <style:style style:name="ce4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Times New Roman1"/>
    </style:style>
    <style:style style:name="ce42" style:family="table-cell" style:parent-style-name="Default">
      <style:table-cell-properties fo:border-bottom="2.49pt solid #000000" style:diagonal-bl-tr="none" style:diagonal-tl-br="none" fo:background-color="transparent" fo:border-left="none" fo:padding="2.01pt" fo:border-right="none" style:rotation-align="none" fo:border-top="none"/>
      <style:text-properties style:font-name="Times New Roman1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48">
      <style:table-cell-properties fo:background-color="transparent" fo:padding="2.01pt"/>
      <style:text-properties style:font-name="Times New Roman1"/>
    </style:style>
    <style:style style:name="ce45" style:family="table-cell" style:parent-style-name="Default" style:data-style-name="N148">
      <style:table-cell-properties fo:border-bottom="none" style:diagonal-bl-tr="none" style:diagonal-tl-br="none" fo:background-color="transparent" fo:border-left="none" fo:padding="2.01pt" fo:border-right="none" style:rotation-align="none" fo:border-top="2.49pt solid #000000"/>
      <style:text-properties style:font-name="Times New Roman1"/>
    </style:style>
    <style:style style:name="ce46" style:family="table-cell" style:parent-style-name="Default" style:data-style-name="N148">
      <style:table-cell-properties fo:border-bottom="0.74pt solid #000000" style:diagonal-bl-tr="none" style:diagonal-tl-br="none" fo:background-color="transparent" fo:border-left="none" fo:padding="2.01pt" fo:border-right="none" style:rotation-align="none" fo:border-top="none"/>
      <style:text-properties style:font-name="Times New Roman1"/>
    </style:style>
    <style:style style:name="ce47" style:family="table-cell" style:parent-style-name="Default" style:data-style-name="N148">
      <style:table-cell-properties style:diagonal-bl-tr="none" style:diagonal-tl-br="none" fo:background-color="transparent" fo:border="none" fo:padding="2.01pt" style:rotation-align="none"/>
      <style:text-properties style:font-name="Times New Roman1"/>
    </style:style>
    <style:style style:name="ce48" style:family="table-cell" style:parent-style-name="Default" style:data-style-name="N148">
      <style:table-cell-properties fo:border-bottom="2.49pt solid #000000" style:diagonal-bl-tr="none" style:diagonal-tl-br="none" fo:background-color="transparent" fo:border-left="none" fo:padding="2.01pt" fo:border-right="none" style:rotation-align="none" fo:border-top="none"/>
      <style:text-properties style:font-name="Times New Roman1"/>
    </style:style>
    <style:style style:name="ce49" style:family="table-cell" style:parent-style-name="Default" style:data-style-name="N148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font-name="Times New Roman1"/>
    </style:style>
    <style:style style:name="ce50" style:family="table-cell" style:parent-style-name="Default" style:data-style-name="N14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48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Times New Roman1"/>
    </style:style>
    <style:style style:name="ce52" style:family="table-cell" style:parent-style-name="Default" style:data-style-name="N148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48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48">
      <style:table-cell-properties fo:padding="2.01pt"/>
      <style:text-properties style:font-name="Times New Roman1"/>
    </style:style>
    <style:style style:name="ce55" style:family="table-cell" style:parent-style-name="Default" style:data-style-name="N148">
      <style:table-cell-properties fo:border-bottom="none" style:diagonal-bl-tr="none" style:diagonal-tl-br="none" fo:background-color="transparent" fo:border-left="none" fo:padding="2.01pt" fo:border-right="2.49pt solid #000000" style:rotation-align="none" fo:border-top="2.49pt solid #000000"/>
      <style:text-properties style:font-name="Times New Roman1"/>
    </style:style>
    <style:style style:name="ce56" style:family="table-cell" style:parent-style-name="Default" style:data-style-name="N148">
      <style:table-cell-properties fo:border-bottom="0.74pt solid #000000" style:diagonal-bl-tr="none" style:diagonal-tl-br="none" fo:background-color="transparent" fo:border-left="none" fo:padding="2.01pt" fo:border-right="2.49pt solid #000000" style:rotation-align="none" fo:border-top="none"/>
      <style:text-properties style:font-name="Times New Roman1"/>
    </style:style>
    <style:style style:name="ce57" style:family="table-cell" style:parent-style-name="Default" style:data-style-name="N148">
      <style:table-cell-properties fo:border-bottom="none" style:diagonal-bl-tr="none" style:diagonal-tl-br="none" fo:background-color="transparent" fo:border-left="none" fo:padding="2.01pt" fo:border-right="2.49pt solid #000000" style:rotation-align="none" fo:border-top="none"/>
      <style:text-properties style:font-name="Times New Roman1"/>
    </style:style>
    <style:style style:name="ce58" style:family="table-cell" style:parent-style-name="Default" style:data-style-name="N148">
      <style:table-cell-properties fo:border-bottom="2.49pt solid #000000" style:diagonal-bl-tr="none" style:diagonal-tl-br="none" fo:background-color="transparent" fo:border-left="none" fo:padding="2.01pt" fo:border-right="2.49pt solid #000000" style:rotation-align="none" fo:border-top="none"/>
      <style:text-properties style:font-name="Times New Roman1"/>
    </style:style>
    <style:style style:name="ce59" style:family="table-cell" style:parent-style-name="Default" style:data-style-name="N10122">
      <style:table-cell-properties fo:padding="2.01pt"/>
    </style:style>
    <style:style style:name="ce60" style:family="table-cell" style:parent-style-name="Default">
      <style:table-cell-properties fo:padding="2.01pt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justify" loext:vertical-justify="auto"/>
      <style:paragraph-properties fo:text-align="center" css3t:text-justify="auto" fo:margin-left="0pt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5" style:family="table-cell" style:parent-style-name="Default" style:data-style-name="N10121">
      <style:table-cell-properties fo:padding="2.01pt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48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73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 fo:padding="2.01pt"/>
    </style:style>
    <style:style style:name="ce75" style:family="table-cell" style:parent-style-name="Default">
      <style:table-cell-properties fo:border-bottom="none" style:diagonal-bl-tr="none" style:diagonal-tl-br="none" fo:border-left="2.49pt solid #000000" fo:padding="2.01pt" fo:border-right="none" style:rotation-align="none" fo:border-top="2.49pt solid #000000"/>
    </style:style>
    <style:style style:name="ce76" style:family="table-cell" style:parent-style-name="Default">
      <style:table-cell-properties fo:border-bottom="0.74pt solid #000000" style:diagonal-bl-tr="none" style:diagonal-tl-br="none" fo:border-left="2.49pt solid #000000" fo:padding="2.01pt" fo:border-right="none" style:rotation-align="none" fo:border-top="none"/>
    </style:style>
    <style:style style:name="ce77" style:family="table-cell" style:parent-style-name="Default">
      <style:table-cell-properties fo:border-bottom="none" style:diagonal-bl-tr="none" style:diagonal-tl-br="none" fo:border-left="2.49pt solid #000000" fo:padding="2.01pt" fo:border-right="none" style:rotation-align="none" fo:border-top="none"/>
    </style:style>
    <style:style style:name="ce78" style:family="table-cell" style:parent-style-name="Default">
      <style:table-cell-properties fo:border-bottom="2.49pt solid #000000" style:diagonal-bl-tr="none" style:diagonal-tl-br="none" fo:border-left="2.49pt solid #000000" fo:padding="2.01pt" fo:border-right="none" style:rotation-align="none" fo:border-top="none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2.49pt solid #000000"/>
    </style:style>
    <style:style style:name="ce81" style:family="table-cell" style:parent-style-name="Default">
      <style:table-cell-properties fo:border-bottom="0.74pt solid #000000" style:diagonal-bl-tr="none" style:diagonal-tl-br="none" fo:border-left="none" fo:padding="2.01pt" fo:border-right="none" style:rotation-align="none" fo:border-top="none"/>
    </style:style>
    <style:style style:name="ce82" style:family="table-cell" style:parent-style-name="Default">
      <style:table-cell-properties style:diagonal-bl-tr="none" style:diagonal-tl-br="none" fo:border="none" fo:padding="2.01pt" style:rotation-align="none"/>
    </style:style>
    <style:style style:name="ce83" style:family="table-cell" style:parent-style-name="Default">
      <style:table-cell-properties fo:border-bottom="2.49pt solid #000000" style:diagonal-bl-tr="none" style:diagonal-tl-br="none" fo:border-left="none" fo:padding="2.01pt" fo:border-right="none" style:rotation-align="none" fo:border-top="none"/>
    </style:style>
    <style:style style:name="ce84" style:family="table-cell" style:parent-style-name="Default" style:data-style-name="N148">
      <style:table-cell-properties fo:padding="2.01pt"/>
    </style:style>
    <style:style style:name="ce85" style:family="table-cell" style:parent-style-name="Default" style:data-style-name="N148">
      <style:table-cell-properties fo:border-bottom="none" style:diagonal-bl-tr="none" style:diagonal-tl-br="none" fo:border-left="none" fo:padding="2.01pt" fo:border-right="none" style:rotation-align="none" fo:border-top="2.49pt solid #000000"/>
    </style:style>
    <style:style style:name="ce86" style:family="table-cell" style:parent-style-name="Default" style:data-style-name="N148">
      <style:table-cell-properties fo:border-bottom="0.74pt solid #000000" style:diagonal-bl-tr="none" style:diagonal-tl-br="none" fo:border-left="none" fo:padding="2.01pt" fo:border-right="none" style:rotation-align="none" fo:border-top="none"/>
    </style:style>
    <style:style style:name="ce87" style:family="table-cell" style:parent-style-name="Default" style:data-style-name="N148">
      <style:table-cell-properties style:diagonal-bl-tr="none" style:diagonal-tl-br="none" fo:border="none" fo:padding="2.01pt" style:rotation-align="none"/>
    </style:style>
    <style:style style:name="ce88" style:family="table-cell" style:parent-style-name="Default" style:data-style-name="N148">
      <style:table-cell-properties fo:border-bottom="2.49pt solid #000000" style:diagonal-bl-tr="none" style:diagonal-tl-br="none" fo:border-left="none" fo:padding="2.01pt" fo:border-right="none" style:rotation-align="none" fo:border-top="none"/>
    </style:style>
    <style:style style:name="ce89" style:family="table-cell" style:parent-style-name="Default" style:data-style-name="N148">
      <style:table-cell-properties fo:border-bottom="none" style:diagonal-bl-tr="none" style:diagonal-tl-br="none" fo:border-left="none" fo:padding="2.01pt" fo:border-right="2.49pt solid #000000" style:rotation-align="none" fo:border-top="2.49pt solid #000000"/>
    </style:style>
    <style:style style:name="ce90" style:family="table-cell" style:parent-style-name="Default" style:data-style-name="N148">
      <style:table-cell-properties fo:border-bottom="0.74pt solid #000000" style:diagonal-bl-tr="none" style:diagonal-tl-br="none" fo:border-left="none" fo:padding="2.01pt" fo:border-right="2.49pt solid #000000" style:rotation-align="none" fo:border-top="none"/>
    </style:style>
    <style:style style:name="ce91" style:family="table-cell" style:parent-style-name="Default" style:data-style-name="N148">
      <style:table-cell-properties fo:border-bottom="none" style:diagonal-bl-tr="none" style:diagonal-tl-br="none" fo:border-left="none" fo:padding="2.01pt" fo:border-right="2.49pt solid #000000" style:rotation-align="none" fo:border-top="none"/>
    </style:style>
    <style:style style:name="ce92" style:family="table-cell" style:parent-style-name="Default" style:data-style-name="N148">
      <style:table-cell-properties fo:border-bottom="2.49pt solid #000000" style:diagonal-bl-tr="none" style:diagonal-tl-br="none" fo:border-left="none" fo:padding="2.01pt" fo:border-right="2.49pt solid #000000" style:rotation-align="none" fo:border-top="none"/>
    </style:style>
    <style:style style:name="ce93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94" style:family="table-cell" style:parent-style-name="Default" style:data-style-name="N1012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justify" loext:vertical-justify="auto"/>
      <style:paragraph-properties fo:text-align="start" css3t:text-justify="auto" fo:margin-left="0pt" style:writing-mode="page"/>
    </style:style>
    <style:style style:name="ce99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justify" loext:vertical-justify="auto"/>
      <style:paragraph-properties fo:text-align="start" css3t:text-justify="auto" fo:margin-left="0pt" style:writing-mode="page"/>
      <style:text-properties style:font-name="Times New Roman1"/>
    </style:style>
    <style:style style:name="ce103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start" fo:margin-left="0pt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fo:color="#ff0000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fo:color="#222222" fo:font-size="10pt" style:font-size-asian="10pt" style:font-size-complex="10pt"/>
    </style:style>
    <style:style style:name="ce109" style:family="table-cell" style:parent-style-name="Default">
      <style:table-cell-properties fo:background-color="transparent" fo:wrap-option="wrap"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Narrow" fo:font-size="9pt" style:font-size-asian="9pt" style:font-size-complex="9pt"/>
    </style:style>
    <style:style style:name="ce113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style:font-name="Times New Roman1"/>
    </style:style>
    <style:style style:name="ce114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18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style:text-line-through-style="none" style:text-line-through-typ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font-name="Times New Roman1" fo:font-size="10pt" style:font-size-asian="10pt" style:font-size-complex="10pt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font-name="Times New Roman1" fo:font-size="10pt" style:font-size-asian="10pt" style:font-size-complex="10pt"/>
    </style:style>
    <style:style style:name="ce1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Times New Roman1" fo:font-size="10pt" style:font-name-asian="Liberation Serif" style:font-size-asian="10pt" style:font-name-complex="Liberation Serif" style:font-size-complex="10pt"/>
    </style:style>
    <style:style style:name="ce1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2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Times New Roman1" fo:font-size="10pt" style:font-name-asian="Liberation Serif" style:font-size-asian="10pt" style:font-name-complex="Liberation Serif" style:font-size-complex="10pt"/>
    </style:style>
    <style:style style:name="ce12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30" style:family="table-cell" style:parent-style-name="Default" style:data-style-name="N148">
      <style:table-cell-properties style:text-align-source="fix" style:repeat-content="false" fo:background-color="transparent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148">
      <style:table-cell-properties style:text-align-source="fix" style:repeat-content="false" fo:background-color="transparent" fo:padding="2.01pt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33" style:family="table-cell" style:parent-style-name="Default" style:data-style-name="N148">
      <style:table-cell-properties style:text-align-source="fix" style:repeat-content="false" fo:padding="2.01pt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34" style:family="table-cell" style:parent-style-name="Default" style:data-style-name="N104">
      <style:table-cell-properties style:text-align-source="fix" style:repeat-content="false" fo:wrap-option="wrap"/>
      <style:paragraph-properties fo:text-align="start" fo:margin-left="0pt"/>
      <style:text-properties style:text-outline="false" style:text-line-through-style="none" style:text-line-through-typ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48">
      <style:table-cell-properties style:text-align-source="fix" style:repeat-content="false" fo:background-color="transparent" fo:padding="2.01pt"/>
      <style:paragraph-properties fo:text-align="start" fo:margin-left="0pt"/>
      <style:text-properties style:font-name="Times New Roman1"/>
    </style:style>
    <style:style style:name="ce136" style:family="table-cell" style:parent-style-name="Default" style:data-style-name="N104">
      <style:table-cell-properties style:text-align-source="fix" style:repeat-content="false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37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38" style:family="table-cell" style:parent-style-name="Default">
      <style:text-properties style:font-name="Times New Roman1" fo:font-size="10pt" style:font-size-asian="10pt" style:font-size-complex="10pt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37.67pt" fo:min-width="30.39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17.16pt" fo:min-width="0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71.13pt" fo:min-width="0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36.17pt" fo:min-width="61.23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0pt" fo:min-width="381.6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6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88pt" fo:min-width="30.39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style:font-name="Arial Narrow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style-asian="normal" style:font-style-complex="normal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0000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 fo:color="#800000"/>
    </style:style>
    <style:style style:name="T14" style:family="text">
      <style:text-properties style:font-name="Times New Roman" fo:font-size="10pt" fo:font-weight="bold" style:font-size-asian="10pt" style:font-size-complex="10pt" style:font-weight-asian="bold" style:font-weight-complex="bold" fo:color="#ff0000"/>
    </style:style>
    <style:style style:name="T15" style:family="text">
      <style:text-properties style:font-name="Times New Roman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BOM" table:style-name="ta1" table:print-ranges="MAINBOM.A1:MAINBOM.L108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29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number-columns-repeated="1010" table:default-cell-style-name="ce6"/>
        <table:table-row table:style-name="ro1">
          <table:table-cell table:style-name="ce1"/>
          <table:table-cell table:style-name="ce7"/>
          <table:table-cell table:style-name="ce2"/>
          <table:table-cell table:style-name="ce14" office:value-type="string" calcext:value-type="string">
            <text:p>SMART NETWORK ADC PROCESSOR (SNAP) BOM</text:p>
          </table:table-cell>
          <table:table-cell table:style-name="ce2" table:number-columns-repeated="2"/>
          <table:table-cell table:style-name="ce25"/>
          <table:table-cell table:style-name="ce14"/>
          <table:table-cell table:style-name="ce2" table:number-columns-repeated="2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<text:s text:c="4"/></text:p>
          </table:table-cell>
          <table:table-cell table:style-name="ce7"/>
          <table:table-cell table:style-name="ce2"/>
          <table:table-cell table:style-name="ce15" office:value-type="date" office:date-value="2017-09-29" calcext:value-type="date">
            <text:p>9/29/2017</text:p>
          </table:table-cell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NOTES: <text:s/>See items 105 and 108 and the CHASSIS worksheet for the mounting SNAP in RFI tight enclosure.</text:p>
          </table:table-cell>
          <table:table-cell table:style-name="ce15"/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<text:s text:c="7"/>There are 3 Worksheets for the 3 Xilinx options. <text:s/>These have the additional compontents needed for that Xilinx. <text:s/>The different Xilinx options use different bypass capacitors.</text:p>
          </table:table-cell>
          <table:table-cell table:style-name="ce15"/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3">
          <table:table-cell table:style-name="ce2"/>
          <table:table-cell table:style-name="ce7"/>
          <table:table-cell table:style-name="ce4" office:value-type="string" calcext:value-type="string">
            <text:p><text:s text:c="7"/>Add to this Worksheet the components from the specific Worksheet for the selected Xilinx and if necessary the CHASSIS components.</text:p>
          </table:table-cell>
          <table:table-cell table:style-name="ce15"/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3">
          <table:table-cell table:style-name="ce2"/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5" office:value-type="string" calcext:value-type="string">
            <text:p>Prepared by:</text:p>
          </table:table-cell>
          <table:table-cell table:style-name="ce39" office:value-type="string" calcext:value-type="string">
            <text:p>J. Greenberg</text:p>
          </table:table-cell>
          <table:table-cell table:style-name="ce45"/>
          <table:table-cell table:style-name="ce55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ALMA CORRELATOR PROJECT</text:p>
          </table:table-cell>
          <table:table-cell table:style-name="ce7"/>
          <table:table-cell table:style-name="ce2" table:number-columns-repeated="2"/>
          <table:table-cell table:style-name="ce2" office:value-type="string" calcext:value-type="string">
            <text:p>To Print: <text:s/>Use 55% for 8 1/2 <text:s/>x 11 landscape</text:p>
          </table:table-cell>
          <table:table-cell table:style-name="ce2"/>
          <table:table-cell table:style-name="ce16"/>
          <table:table-cell table:style-name="ce2"/>
          <table:table-cell table:style-name="ce36"/>
          <table:table-cell table:style-name="ce40"/>
          <table:table-cell table:style-name="ce46"/>
          <table:table-cell table:style-name="ce56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NATIONAL RADIO ASTRONOMY OBSERVATORY</text:p>
          </table:table-cell>
          <table:table-cell table:style-name="ce7"/>
          <table:table-cell table:style-name="ce2" table:number-columns-repeated="2"/>
          <table:table-cell table:style-name="ce2" office:value-type="string" calcext:value-type="string">
            <text:p><text:s text:c="14"/>Use 80% for 11 x 17 landscape</text:p>
          </table:table-cell>
          <table:table-cell table:style-name="ce2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CHARLOTTESVILLE, VA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 office:value-type="string" calcext:value-type="string">
            <text:p>Approved by:</text:p>
          </table:table-cell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09/29/2017 HERA PROJECT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RAL, UC BERKELEY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BERKELEY, CA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Bill Of Materials <text:s text:c="2"/>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3">
          <table:table-cell table:style-name="ce2"/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8"/>
          <table:table-cell table:style-name="ce42"/>
          <table:table-cell table:style-name="ce48"/>
          <table:table-cell table:style-name="ce58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4">
          <table:table-cell table:style-name="ce3" office:value-type="string" calcext:value-type="string">
            <text:p>Item</text:p>
          </table:table-cell>
          <table:table-cell table:style-name="ce7" office:value-type="string" calcext:value-type="string">
            <text:p>Quantity</text:p>
          </table:table-cell>
          <table:table-cell table:style-name="ce2" office:value-type="string" calcext:value-type="string">
            <text:p>Reference</text:p>
          </table:table-cell>
          <table:table-cell table:style-name="ce3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16" office:value-type="string" calcext:value-type="string">
            <text:p>Mfg Part Number</text:p>
          </table:table-cell>
          <table:table-cell table:style-name="ce30" office:value-type="string" calcext:value-type="string">
            <text:p>PCB Designer 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Part #</text:p>
          </table:table-cell>
          <table:table-cell table:style-name="ce44" office:value-type="string" calcext:value-type="string">
            <text:p>Price Each</text:p>
          </table:table-cell>
          <table:table-cell table:style-name="ce44" office:value-type="string" calcext:value-type="string">
            <text:p>Price Extended</text:p>
          </table:table-cell>
          <table:table-cell table:style-name="ce44" office:value-type="string" calcext:value-type="string">
            <text:p>Price Each</text:p>
          </table:table-cell>
          <table:table-cell table:style-name="ce44" office:value-type="string" calcext:value-type="string">
            <text:p>Price Extended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2"/>
          <table:table-cell table:style-name="ce3"/>
          <table:table-cell table:style-name="ce2" table:number-columns-repeated="2"/>
          <table:table-cell table:style-name="ce16"/>
          <table:table-cell table:style-name="ce30" office:value-type="string" calcext:value-type="string">
            <text:p><text:s/>Land Pattern (Footprint)</text:p>
          </table:table-cell>
          <table:table-cell table:style-name="ce2" table:number-columns-repeated="2"/>
          <table:table-cell table:style-name="ce44" office:value-type="string" calcext:value-type="string">
            <text:p>Quanity 1</text:p>
          </table:table-cell>
          <table:table-cell table:style-name="ce44"/>
          <table:table-cell table:style-name="ce44" office:value-type="string" calcext:value-type="string">
            <text:p>Quantity 100</text:p>
          </table:table-cell>
          <table:table-cell table:style-name="ce44"/>
          <table:table-cell table:style-name="ce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2"/>
          <table:table-cell table:style-name="ce3"/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U36,U37,U38</text:p>
          </table:table-cell>
          <table:table-cell table:style-name="ce2" office:value-type="string" calcext:value-type="string">
            <text:p>PTD08D210W</text:p>
          </table:table-cell>
          <table:table-cell table:style-name="ce4" office:value-type="string" calcext:value-type="string">
            <text:p>DC - DC CONVERTER Dual 10A</text:p>
          </table:table-cell>
          <table:table-cell table:style-name="ce2" office:value-type="string" calcext:value-type="string">
            <text:p>Powertrain</text:p>
          </table:table-cell>
          <table:table-cell table:style-name="ce16" office:value-type="string" calcext:value-type="string">
            <text:p>PTD08D210W</text:p>
          </table:table-cell>
          <table:table-cell table:style-name="ce4" office:value-type="string" calcext:value-type="string">
            <text:p>DCDC-CONV_PTD08D210W-22N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TD08D210WACT-ND</text:p>
          </table:table-cell>
          <table:table-cell table:style-name="ce49" office:value-type="float" office:value="18" calcext:value-type="float">
            <text:p>$18.00</text:p>
          </table:table-cell>
          <table:table-cell table:style-name="ce44" table:formula="of:=[MAINBOM.B20]*[MAINBOM.K20]" office:value-type="float" office:value="54" calcext:value-type="float">
            <text:p>$54.00</text:p>
          </table:table-cell>
          <table:table-cell table:style-name="ce44" office:value-type="float" office:value="11.4" calcext:value-type="float">
            <text:p>$11.40</text:p>
          </table:table-cell>
          <table:table-cell table:style-name="ce44" table:formula="of:=[MAINBOM.B20]*[MAINBOM.M20]" office:value-type="float" office:value="34.2" calcext:value-type="float">
            <text:p>$34.2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0]+1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34</text:p>
          </table:table-cell>
          <table:table-cell table:style-name="ce2" office:value-type="string" calcext:value-type="string">
            <text:p>PTD08A010WAD</text:p>
          </table:table-cell>
          <table:table-cell table:style-name="ce2" office:value-type="string" calcext:value-type="string">
            <text:p>DC - DC CONVERTER Single 10A</text:p>
          </table:table-cell>
          <table:table-cell table:style-name="ce2" office:value-type="string" calcext:value-type="string">
            <text:p>Powertrain</text:p>
          </table:table-cell>
          <table:table-cell table:style-name="ce16" office:value-type="string" calcext:value-type="string">
            <text:p>PTD08A010WAD</text:p>
          </table:table-cell>
          <table:table-cell table:style-name="ce4" office:value-type="string" calcext:value-type="string">
            <text:p>DCDC-CONV_PTD08A010WAD-12N</text:p>
          </table:table-cell>
          <table:table-cell table:style-name="ce2"/>
          <table:table-cell table:style-name="ce2" office:value-type="string" calcext:value-type="string">
            <text:p>296-23167-ND</text:p>
          </table:table-cell>
          <table:table-cell table:style-name="ce44" office:value-type="float" office:value="16.83" calcext:value-type="float">
            <text:p>$16.83</text:p>
          </table:table-cell>
          <table:table-cell table:style-name="ce44" table:formula="of:=[MAINBOM.B21]*[MAINBOM.K21]" office:value-type="float" office:value="16.83" calcext:value-type="float">
            <text:p>$16.83</text:p>
          </table:table-cell>
          <table:table-cell table:style-name="ce44" office:value-type="float" office:value="10.32" calcext:value-type="float">
            <text:p>$10.32</text:p>
          </table:table-cell>
          <table:table-cell table:style-name="ce44" table:formula="of:=[MAINBOM.B21]*[MAINBOM.M21]" office:value-type="float" office:value="10.32" calcext:value-type="float">
            <text:p>$10.3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1]+1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35</text:p>
          </table:table-cell>
          <table:table-cell table:style-name="ce2" office:value-type="string" calcext:value-type="string">
            <text:p>PTD08A020WAD</text:p>
          </table:table-cell>
          <table:table-cell table:style-name="ce4" office:value-type="string" calcext:value-type="string">
            <text:p>DC - DC CONVERTER Single 20A</text:p>
          </table:table-cell>
          <table:table-cell table:style-name="ce2" office:value-type="string" calcext:value-type="string">
            <text:p>Powertrain</text:p>
          </table:table-cell>
          <table:table-cell table:style-name="ce16" office:value-type="string" calcext:value-type="string">
            <text:p>PTD08A020WAD</text:p>
          </table:table-cell>
          <table:table-cell table:style-name="ce4" office:value-type="string" calcext:value-type="string">
            <text:p>DCDC-CONV_PTD08A020WAD-12N</text:p>
          </table:table-cell>
          <table:table-cell table:style-name="ce2"/>
          <table:table-cell table:style-name="ce2" office:value-type="string" calcext:value-type="string">
            <text:p>296-23227-ND</text:p>
          </table:table-cell>
          <table:table-cell table:style-name="ce44" office:value-type="float" office:value="23.22" calcext:value-type="float">
            <text:p>$23.22</text:p>
          </table:table-cell>
          <table:table-cell table:style-name="ce44" table:formula="of:=[MAINBOM.B22]*[MAINBOM.K22]" office:value-type="float" office:value="23.22" calcext:value-type="float">
            <text:p>$23.22</text:p>
          </table:table-cell>
          <table:table-cell table:style-name="ce44" office:value-type="float" office:value="15.67" calcext:value-type="float">
            <text:p>$15.67</text:p>
          </table:table-cell>
          <table:table-cell table:style-name="ce44" table:formula="of:=[MAINBOM.B22]*[MAINBOM.M22]" office:value-type="float" office:value="15.67" calcext:value-type="float">
            <text:p>$15.67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2]+1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42-QFN</text:p>
          </table:table-cell>
          <table:table-cell table:style-name="ce2" office:value-type="string" calcext:value-type="string">
            <text:p>DC/DC CONVERTER 0.6-5.5V 55W</text:p>
          </table:table-cell>
          <table:table-cell table:style-name="ce4" office:value-type="string" calcext:value-type="string">
            <text:p>TI</text:p>
          </table:table-cell>
          <table:table-cell table:style-name="ce16" office:value-type="string" calcext:value-type="string">
            <text:p>LMZ31710RVQT</text:p>
          </table:table-cell>
          <table:table-cell table:style-name="ce4" office:value-type="string" calcext:value-type="string">
            <text:p>QFN80P1000X1000X440-42T320X130x2N-ALT1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296-37035-1-ND</text:p>
          </table:table-cell>
          <table:table-cell table:style-name="ce44" office:value-type="float" office:value="20.32" calcext:value-type="float">
            <text:p>$20.32</text:p>
          </table:table-cell>
          <table:table-cell table:style-name="ce44" table:formula="of:=[MAINBOM.B23]*[MAINBOM.K23]" office:value-type="float" office:value="20.32" calcext:value-type="float">
            <text:p>$20.32</text:p>
          </table:table-cell>
          <table:table-cell table:style-name="ce44" office:value-type="float" office:value="12.08" calcext:value-type="float">
            <text:p>$12.08</text:p>
          </table:table-cell>
          <table:table-cell table:style-name="ce44" table:formula="of:=[MAINBOM.B23]*[MAINBOM.M23]" office:value-type="float" office:value="12.08" calcext:value-type="float">
            <text:p>$12.0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3]+1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X1</text:p>
          </table:table-cell>
          <table:table-cell table:style-name="ce16"/>
          <table:table-cell table:style-name="ce16" office:value-type="string" calcext:value-type="string">
            <text:p>TVS AVAL DIODE ARRAY</text:p>
          </table:table-cell>
          <table:table-cell table:style-name="ce16" office:value-type="string" calcext:value-type="string">
            <text:p>LittleFuse</text:p>
          </table:table-cell>
          <table:table-cell table:style-name="ce16" office:value-type="string" calcext:value-type="string">
            <text:p>SP0503BAHTG</text:p>
          </table:table-cell>
          <table:table-cell table:style-name="ce2" office:value-type="string" calcext:value-type="string">
            <text:p>SOT143R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F2715CT-ND</text:p>
          </table:table-cell>
          <table:table-cell table:style-name="ce44" office:value-type="float" office:value="0.88" calcext:value-type="float">
            <text:p>$0.88</text:p>
          </table:table-cell>
          <table:table-cell table:style-name="ce44" table:formula="of:=[MAINBOM.B24]*[MAINBOM.K24]" office:value-type="float" office:value="0.88" calcext:value-type="float">
            <text:p>$0.88</text:p>
          </table:table-cell>
          <table:table-cell table:style-name="ce44" office:value-type="float" office:value="0.59" calcext:value-type="float">
            <text:p>$0.59</text:p>
          </table:table-cell>
          <table:table-cell table:style-name="ce44" table:formula="of:=[MAINBOM.B24]*[MAINBOM.M24]" office:value-type="float" office:value="0.59" calcext:value-type="float">
            <text:p>$0.59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4]+1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D1,D2</text:p>
          </table:table-cell>
          <table:table-cell table:style-name="ce2" office:value-type="string" calcext:value-type="string">
            <text:p>HSMS-2812</text:p>
          </table:table-cell>
          <table:table-cell table:style-name="ce2" office:value-type="string" calcext:value-type="string">
            <text:p>DIODE SCHOTTKY GP LN 20V SOT-2</text:p>
          </table:table-cell>
          <table:table-cell table:style-name="ce13" office:value-type="string" calcext:value-type="string">
            <text:p>Avago</text:p>
          </table:table-cell>
          <table:table-cell table:style-name="ce16" office:value-type="string" calcext:value-type="string">
            <text:p>HSMS-2812-TR1G</text:p>
          </table:table-cell>
          <table:table-cell table:style-name="ce11" office:value-type="string" calcext:value-type="string">
            <text:p>SOT95P240X110-3L16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516-1814-6-ND</text:p>
          </table:table-cell>
          <table:table-cell table:style-name="ce50" office:value-type="float" office:value="1.31" calcext:value-type="float">
            <text:p>$1.31</text:p>
          </table:table-cell>
          <table:table-cell table:style-name="ce44" table:formula="of:=[MAINBOM.B25]*[MAINBOM.K25]" office:value-type="float" office:value="2.62" calcext:value-type="float">
            <text:p>$2.62</text:p>
          </table:table-cell>
          <table:table-cell table:style-name="ce51" office:value-type="float" office:value="0.9173" calcext:value-type="float">
            <text:p>$0.92</text:p>
          </table:table-cell>
          <table:table-cell table:style-name="ce44" table:formula="of:=[MAINBOM.B25]*[MAINBOM.M25]" office:value-type="float" office:value="1.8346" calcext:value-type="float">
            <text:p>$1.8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5]+1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HSMS-2818</text:p>
          </table:table-cell>
          <table:table-cell table:style-name="ce4" office:value-type="string" calcext:value-type="string">
            <text:p>DIODE SCHOTTKY GP LN 20V SOT-143</text:p>
          </table:table-cell>
          <table:table-cell table:style-name="ce13" office:value-type="string" calcext:value-type="string">
            <text:p>Avago</text:p>
          </table:table-cell>
          <table:table-cell table:style-name="ce18" office:value-type="string" calcext:value-type="string">
            <text:p>HSMS-2818-TR1G</text:p>
          </table:table-cell>
          <table:table-cell table:style-name="ce4" office:value-type="string" calcext:value-type="string">
            <text:p>SOT192P237X112-4L20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516-2235-6-ND</text:p>
          </table:table-cell>
          <table:table-cell table:style-name="ce50" office:value-type="float" office:value="2.11" calcext:value-type="float">
            <text:p>$2.11</text:p>
          </table:table-cell>
          <table:table-cell table:style-name="ce44" table:formula="of:=[MAINBOM.B26]*[MAINBOM.K26]" office:value-type="float" office:value="2.11" calcext:value-type="float">
            <text:p>$2.11</text:p>
          </table:table-cell>
          <table:table-cell table:style-name="ce51" office:value-type="float" office:value="1.5382" calcext:value-type="float">
            <text:p>$1.54</text:p>
          </table:table-cell>
          <table:table-cell table:style-name="ce44" table:formula="of:=[MAINBOM.B26]*[MAINBOM.M26]" office:value-type="float" office:value="1.5382" calcext:value-type="float">
            <text:p>$1.5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6]+1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31</text:p>
          </table:table-cell>
          <table:table-cell table:style-name="ce2" office:value-type="string" calcext:value-type="string">
            <text:p>TO236AB</text:p>
          </table:table-cell>
          <table:table-cell table:style-name="ce2" office:value-type="string" calcext:value-type="string">
            <text:p>DIODE ARRAY 100V 215MA TO236AB</text:p>
          </table:table-cell>
          <table:table-cell table:style-name="ce4" office:value-type="string" calcext:value-type="string">
            <text:p>NXP Semi</text:p>
          </table:table-cell>
          <table:table-cell table:style-name="ce18" office:value-type="string" calcext:value-type="string">
            <text:p>PMBD7000,215</text:p>
          </table:table-cell>
          <table:table-cell table:style-name="ce4" office:value-type="string" calcext:value-type="string">
            <text:p>SOT95P240X110-3L16N</text:p>
          </table:table-cell>
          <table:table-cell table:style-name="ce18" office:value-type="string" calcext:value-type="string">
            <text:p>Digikey</text:p>
          </table:table-cell>
          <table:table-cell table:style-name="ce2" office:value-type="string" calcext:value-type="string">
            <text:p><text:s/>568-1736-1-ND</text:p>
          </table:table-cell>
          <table:table-cell table:style-name="ce44" office:value-type="float" office:value="0.14" calcext:value-type="float">
            <text:p>$0.14</text:p>
          </table:table-cell>
          <table:table-cell table:style-name="ce44" table:formula="of:=[MAINBOM.B27]*[MAINBOM.K27]" office:value-type="float" office:value="0.14" calcext:value-type="float">
            <text:p>$0.14</text:p>
          </table:table-cell>
          <table:table-cell table:style-name="ce44" office:value-type="float" office:value="0.085" calcext:value-type="float">
            <text:p>$0.09</text:p>
          </table:table-cell>
          <table:table-cell table:style-name="ce44" table:formula="of:=[MAINBOM.B27]*[MAINBOM.M27]" office:value-type="float" office:value="0.085" calcext:value-type="float">
            <text:p>$0.09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7]+1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D4,D5,D6,D7,D8</text:p>
          </table:table-cell>
          <table:table-cell table:style-name="ce2"/>
          <table:table-cell table:style-name="ce2" office:value-type="string" calcext:value-type="string">
            <text:p>DIODE ZENER 3.9V 5W AXIAL</text:p>
          </table:table-cell>
          <table:table-cell table:style-name="ce2" office:value-type="string" calcext:value-type="string">
            <text:p>ON SEMICONDUCTOR</text:p>
          </table:table-cell>
          <table:table-cell table:style-name="ce16" office:value-type="string" calcext:value-type="string">
            <text:p>1N5335BRLG</text:p>
          </table:table-cell>
          <table:table-cell table:style-name="ce4" office:value-type="string" calcext:value-type="string">
            <text:p>DIOAD1365W102L865D350B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1N5335BRLGOSCT-ND</text:p>
          </table:table-cell>
          <table:table-cell table:style-name="ce44" office:value-type="float" office:value="0.54" calcext:value-type="float">
            <text:p>$0.54</text:p>
          </table:table-cell>
          <table:table-cell table:style-name="ce44" table:formula="of:=[MAINBOM.B28]*[MAINBOM.K28]" office:value-type="float" office:value="2.7" calcext:value-type="float">
            <text:p>$2.70</text:p>
          </table:table-cell>
          <table:table-cell table:style-name="ce44" office:value-type="float" office:value="0.29" calcext:value-type="float">
            <text:p>$0.29</text:p>
          </table:table-cell>
          <table:table-cell table:style-name="ce44" table:formula="of:=[MAINBOM.B28]*[MAINBOM.M28]" office:value-type="float" office:value="1.45" calcext:value-type="float">
            <text:p>$1.4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8]+1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DS1,DS2,DS3,DS4,DS5,DS7,DS8,DS9,DS10,DS11</text:p>
          </table:table-cell>
          <table:table-cell table:style-name="ce16"/>
          <table:table-cell table:style-name="ce16" office:value-type="string" calcext:value-type="string">
            <text:p>LED GRN 0603 SMD</text:p>
          </table:table-cell>
          <table:table-cell table:style-name="ce16" office:value-type="string" calcext:value-type="string">
            <text:p>Lumex Opto</text:p>
          </table:table-cell>
          <table:table-cell table:style-name="ce16" office:value-type="string" calcext:value-type="string">
            <text:p>SML-LX0603GW-TR</text:p>
          </table:table-cell>
          <table:table-cell table:style-name="ce2" office:value-type="string" calcext:value-type="string">
            <text:p>LEDM180X60X60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67-1549-1-ND</text:p>
          </table:table-cell>
          <table:table-cell table:style-name="ce44" office:value-type="float" office:value="0.5" calcext:value-type="float">
            <text:p>$0.50</text:p>
          </table:table-cell>
          <table:table-cell table:style-name="ce44" table:formula="of:=[MAINBOM.B29]*[MAINBOM.K29]" office:value-type="float" office:value="5" calcext:value-type="float">
            <text:p>$5.00</text:p>
          </table:table-cell>
          <table:table-cell table:style-name="ce44" office:value-type="float" office:value="0.196" calcext:value-type="float">
            <text:p>$0.20</text:p>
          </table:table-cell>
          <table:table-cell table:style-name="ce44" table:formula="of:=[MAINBOM.B29]*[MAINBOM.M29]" office:value-type="float" office:value="1.96" calcext:value-type="float">
            <text:p>$1.9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9]+1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7 x 5 mm</text:p>
          </table:table-cell>
          <table:table-cell table:style-name="ce16" office:value-type="string" calcext:value-type="string">
            <text:p>oscillator 200 MHz</text:p>
          </table:table-cell>
          <table:table-cell table:style-name="ce16" office:value-type="string" calcext:value-type="string">
            <text:p>SiTime</text:p>
          </table:table-cell>
          <table:table-cell table:style-name="ce16" office:value-type="string" calcext:value-type="string">
            <text:p>SiT9102AI-243N25E200.00000</text:p>
          </table:table-cell>
          <table:table-cell table:style-name="ce18" office:value-type="string" calcext:value-type="string">
            <text:p>OSC254P700X500X90-7T147X230N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788-9102AI243N25E200</text:p>
          </table:table-cell>
          <table:table-cell table:style-name="ce44" office:value-type="float" office:value="11.43" calcext:value-type="float">
            <text:p>$11.43</text:p>
          </table:table-cell>
          <table:table-cell table:style-name="ce44" table:formula="of:=[MAINBOM.B30]*[MAINBOM.K30]" office:value-type="float" office:value="11.43" calcext:value-type="float">
            <text:p>$11.43</text:p>
          </table:table-cell>
          <table:table-cell table:style-name="ce44" office:value-type="float" office:value="8.23" calcext:value-type="float">
            <text:p>$8.23</text:p>
          </table:table-cell>
          <table:table-cell table:style-name="ce44" table:formula="of:=[MAINBOM.B30]*[MAINBOM.M30]" office:value-type="float" office:value="8.23" calcext:value-type="float">
            <text:p>$8.2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0]+1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33</text:p>
          </table:table-cell>
          <table:table-cell table:style-name="ce2" office:value-type="string" calcext:value-type="string">
            <text:p>7 x 5 mm</text:p>
          </table:table-cell>
          <table:table-cell table:style-name="ce16" office:value-type="string" calcext:value-type="string">
            <text:p>oscillator 156.25 MHz</text:p>
          </table:table-cell>
          <table:table-cell table:style-name="ce16" office:value-type="string" calcext:value-type="string">
            <text:p>SiTime</text:p>
          </table:table-cell>
          <table:table-cell table:style-name="ce16" office:value-type="string" calcext:value-type="string">
            <text:p>SiT9120AI-2D3-33E156.250000</text:p>
          </table:table-cell>
          <table:table-cell table:style-name="ce2" office:value-type="string" calcext:value-type="string">
            <text:p>OSC254P700X500X90-6N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788-9120AI2D333E1562</text:p>
          </table:table-cell>
          <table:table-cell table:style-name="ce44" office:value-type="float" office:value="12.58" calcext:value-type="float">
            <text:p>$12.58</text:p>
          </table:table-cell>
          <table:table-cell table:style-name="ce44" table:formula="of:=[MAINBOM.B31]*[MAINBOM.K31]" office:value-type="float" office:value="12.58" calcext:value-type="float">
            <text:p>$12.58</text:p>
          </table:table-cell>
          <table:table-cell table:style-name="ce44" office:value-type="float" office:value="12.58" calcext:value-type="float">
            <text:p>$12.58</text:p>
          </table:table-cell>
          <table:table-cell table:style-name="ce44" table:formula="of:=[MAINBOM.B31]*[MAINBOM.M31]" office:value-type="float" office:value="12.58" calcext:value-type="float">
            <text:p>$12.5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1]+1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48</text:p>
          </table:table-cell>
          <table:table-cell table:style-name="ce2" office:value-type="string" calcext:value-type="string">
            <text:p>7 x 5 mm</text:p>
          </table:table-cell>
          <table:table-cell table:style-name="ce16" office:value-type="string" calcext:value-type="string">
            <text:p>oscillator 125.00 MHz</text:p>
          </table:table-cell>
          <table:table-cell table:style-name="ce16" office:value-type="string" calcext:value-type="string">
            <text:p>SiTime</text:p>
          </table:table-cell>
          <table:table-cell table:style-name="ce16" office:value-type="string" calcext:value-type="string">
            <text:p>SIT9120AI-2D3-33E125.000000</text:p>
          </table:table-cell>
          <table:table-cell table:style-name="ce2" office:value-type="string" calcext:value-type="string">
            <text:p>OSC254P700X500X90-6N</text:p>
          </table:table-cell>
          <table:table-cell table:style-name="ce16" office:value-type="string" calcext:value-type="string">
            <text:p>Mouser</text:p>
          </table:table-cell>
          <table:table-cell office:value-type="string" calcext:value-type="string">
            <text:p>788-9120AI2C3-33E125</text:p>
          </table:table-cell>
          <table:table-cell table:style-name="ce44"/>
          <table:table-cell table:style-name="ce44" table:formula="of:=[MAINBOM.B32]*[MAINBOM.K32]" office:value-type="float" office:value="0" calcext:value-type="float">
            <text:p>$0.00</text:p>
          </table:table-cell>
          <table:table-cell table:style-name="ce44" office:value-type="float" office:value="7.92" calcext:value-type="float">
            <text:p>$7.92</text:p>
          </table:table-cell>
          <table:table-cell table:style-name="ce44" table:formula="of:=[MAINBOM.B32]*[MAINBOM.M32]" office:value-type="float" office:value="7.92" calcext:value-type="float">
            <text:p>$7.9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1]+1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L15,L16,L17,L18,L19</text:p>
          </table:table-cell>
          <table:table-cell table:style-name="ce2" office:value-type="float" office:value="2773021447" calcext:value-type="float">
            <text:p>2773021447</text:p>
          </table:table-cell>
          <table:table-cell table:style-name="ce2" office:value-type="string" calcext:value-type="string">
            <text:p>FERRITE-78 0.0012OHM, 5A</text:p>
          </table:table-cell>
          <table:table-cell table:style-name="ce2" office:value-type="string" calcext:value-type="string">
            <text:p>FAIR-RITE</text:p>
          </table:table-cell>
          <table:table-cell table:style-name="ce16" office:value-type="float" office:value="2773021447" calcext:value-type="float">
            <text:p>2773021447</text:p>
          </table:table-cell>
          <table:table-cell table:style-name="ce16" office:value-type="string" calcext:value-type="string">
            <text:p>INDM9630X305N</text:p>
          </table:table-cell>
          <table:table-cell table:style-name="ce16" office:value-type="string" calcext:value-type="string">
            <text:p>Newark</text:p>
          </table:table-cell>
          <table:table-cell table:style-name="ce16" office:value-type="string" calcext:value-type="string">
            <text:p>50B3456</text:p>
          </table:table-cell>
          <table:table-cell table:style-name="ce44" office:value-type="float" office:value="0.267" calcext:value-type="float">
            <text:p>$0.27</text:p>
          </table:table-cell>
          <table:table-cell table:style-name="ce44" table:formula="of:=[MAINBOM.B33]*[MAINBOM.K33]" office:value-type="float" office:value="1.335" calcext:value-type="float">
            <text:p>$1.34</text:p>
          </table:table-cell>
          <table:table-cell table:style-name="ce44" office:value-type="float" office:value="0.176" calcext:value-type="float">
            <text:p>$0.18</text:p>
          </table:table-cell>
          <table:table-cell table:style-name="ce44" table:formula="of:=[MAINBOM.B33]*[MAINBOM.M33]" office:value-type="float" office:value="0.88" calcext:value-type="float">
            <text:p>$0.8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3]+1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L20,L21,L22,L23</text:p>
          </table:table-cell>
          <table:table-cell table:style-name="ce2" office:value-type="string" calcext:value-type="string">
            <text:p>FERRITE-220_0603</text:p>
          </table:table-cell>
          <table:table-cell table:style-name="ce2" office:value-type="string" calcext:value-type="string">
            <text:p>FERRITE CHIP 220 OHM 2A 0603</text:p>
          </table:table-cell>
          <table:table-cell table:style-name="ce2" office:value-type="string" calcext:value-type="string">
            <text:p>TDK</text:p>
          </table:table-cell>
          <table:table-cell table:style-name="ce16" office:value-type="string" calcext:value-type="string">
            <text:p>MPZ1608S221A</text:p>
          </table:table-cell>
          <table:table-cell table:style-name="ce16" office:value-type="string" calcext:value-type="string">
            <text:p>INDC1608X95L-ALT1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445-1565-1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34]*[MAINBOM.K34]" office:value-type="float" office:value="0.4" calcext:value-type="float">
            <text:p>$0.40</text:p>
          </table:table-cell>
          <table:table-cell table:style-name="ce44" office:value-type="float" office:value="0.047" calcext:value-type="float">
            <text:p>$0.05</text:p>
          </table:table-cell>
          <table:table-cell table:style-name="ce44" table:formula="of:=[MAINBOM.B34]*[MAINBOM.M34]" office:value-type="float" office:value="0.188" calcext:value-type="float">
            <text:p>$0.19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4]+1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L13,L14</text:p>
          </table:table-cell>
          <table:table-cell table:style-name="ce16"/>
          <table:table-cell table:style-name="ce2" office:value-type="string" calcext:value-type="string">
            <text:p>Ferrite 50mA 600 Ohm 0805</text:p>
          </table:table-cell>
          <table:table-cell table:style-name="ce2" office:value-type="string" calcext:value-type="string">
            <text:p>Laird-Signal</text:p>
          </table:table-cell>
          <table:table-cell table:style-name="ce16" office:value-type="string" calcext:value-type="string">
            <text:p>HZ0805E601R-10</text:p>
          </table:table-cell>
          <table:table-cell table:style-name="ce2" office:value-type="string" calcext:value-type="string">
            <text:p>INDC2012X110N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40-2399-1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35]*[MAINBOM.K35]" office:value-type="float" office:value="0.2" calcext:value-type="float">
            <text:p>$0.20</text:p>
          </table:table-cell>
          <table:table-cell table:style-name="ce44" office:value-type="float" office:value="0.04" calcext:value-type="float">
            <text:p>$0.04</text:p>
          </table:table-cell>
          <table:table-cell table:style-name="ce44" table:formula="of:=[MAINBOM.B35]*[MAINBOM.M35]" office:value-type="float" office:value="0.08" calcext:value-type="float">
            <text:p>$0.08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35]+1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L1,L2,L3,L4,L5,L6,L8,L10,L11,L12</text:p>
          </table:table-cell>
          <table:table-cell table:style-name="ce17" office:value-type="string" calcext:value-type="string">
            <text:p>1uH</text:p>
          </table:table-cell>
          <table:table-cell table:style-name="ce20" office:value-type="string" calcext:value-type="string">
            <text:p>INDUCTOR WW PWR 1.0UH 1050MA 10%</text:p>
          </table:table-cell>
          <table:table-cell table:style-name="ce13" office:value-type="string" calcext:value-type="string">
            <text:p>TDK</text:p>
          </table:table-cell>
          <table:table-cell table:style-name="ce26" office:value-type="string" calcext:value-type="string">
            <text:p>NLC453232T-1R0K-PF</text:p>
          </table:table-cell>
          <table:table-cell table:style-name="ce4" office:value-type="string" calcext:value-type="string">
            <text:p>INDM4532X340N</text:p>
          </table:table-cell>
          <table:table-cell table:style-name="ce13" office:value-type="string" calcext:value-type="string">
            <text:p>Digikey</text:p>
          </table:table-cell>
          <table:table-cell table:style-name="ce13" office:value-type="string" calcext:value-type="string">
            <text:p>445-1944-6-ND</text:p>
          </table:table-cell>
          <table:table-cell table:style-name="ce51" office:value-type="float" office:value="0.47" calcext:value-type="float">
            <text:p>$0.47</text:p>
          </table:table-cell>
          <table:table-cell table:style-name="ce44" table:formula="of:=[MAINBOM.B36]*[MAINBOM.K36]" office:value-type="float" office:value="4.7" calcext:value-type="float">
            <text:p>$4.70</text:p>
          </table:table-cell>
          <table:table-cell table:style-name="ce51" office:value-type="float" office:value="0.3105" calcext:value-type="float">
            <text:p>$0.31</text:p>
          </table:table-cell>
          <table:table-cell table:style-name="ce44" table:formula="of:=[MAINBOM.B36]*[MAINBOM.M36]" office:value-type="float" office:value="3.105" calcext:value-type="float">
            <text:p>$3.11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36]+1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L7,L9</text:p>
          </table:table-cell>
          <table:table-cell table:style-name="ce17" office:value-type="string" calcext:value-type="string">
            <text:p>15uH</text:p>
          </table:table-cell>
          <table:table-cell table:style-name="ce20" office:value-type="string" calcext:value-type="string">
            <text:p><text:s/>INDUCTOR WW PWR 15UH 450MA 10%</text:p>
          </table:table-cell>
          <table:table-cell table:style-name="ce13" office:value-type="string" calcext:value-type="string">
            <text:p>TDK</text:p>
          </table:table-cell>
          <table:table-cell table:style-name="ce27" office:value-type="string" calcext:value-type="string">
            <text:p>NLC453232T-150K-PF</text:p>
          </table:table-cell>
          <table:table-cell table:style-name="ce31" office:value-type="string" calcext:value-type="string">
            <text:p>INDM4532X340N</text:p>
          </table:table-cell>
          <table:table-cell table:style-name="ce13" office:value-type="string" calcext:value-type="string">
            <text:p>Digikey</text:p>
          </table:table-cell>
          <table:table-cell table:style-name="ce11" office:value-type="string" calcext:value-type="string">
            <text:p>445-1958-6-ND</text:p>
          </table:table-cell>
          <table:table-cell table:style-name="ce51" office:value-type="float" office:value="0.47" calcext:value-type="float">
            <text:p>$0.47</text:p>
          </table:table-cell>
          <table:table-cell table:style-name="ce44" table:formula="of:=[MAINBOM.B37]*[MAINBOM.K37]" office:value-type="float" office:value="0.94" calcext:value-type="float">
            <text:p>$0.94</text:p>
          </table:table-cell>
          <table:table-cell table:style-name="ce51" office:value-type="float" office:value="0.3105" calcext:value-type="float">
            <text:p>$0.31</text:p>
          </table:table-cell>
          <table:table-cell table:style-name="ce44" table:formula="of:=[MAINBOM.B37]*[MAINBOM.M37]" office:value-type="float" office:value="0.621" calcext:value-type="float">
            <text:p>$0.6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7]+1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L24,L25,L26,L27</text:p>
          </table:table-cell>
          <table:table-cell table:style-name="ce2"/>
          <table:table-cell table:style-name="ce16" office:value-type="string" calcext:value-type="string">
            <text:p>INDUCTOR 4.7UH 3.2A SMD</text:p>
          </table:table-cell>
          <table:table-cell table:style-name="ce16" office:value-type="string" calcext:value-type="string">
            <text:p>Vishay Dale</text:p>
          </table:table-cell>
          <table:table-cell table:style-name="ce18" office:value-type="string" calcext:value-type="string">
            <office:annotation draw:style-name="gr1" draw:text-style-name="P2" svg:width="44.56pt" svg:height="45.04pt" svg:x="723.03pt" svg:y="519.73pt" draw:caption-point-x="197.91pt" draw:caption-point-y="0.28pt">
              <dc:date>2017-09-25T00:00:00</dc:date>
              <text:p text:style-name="P1"><text:span text:style-name="T1">rtreacy:</text:span></text:p>
              <text:p text:style-name="P1"><text:span text:style-name="T2">was IH</text:span><text:span text:style-name="T3">PL</text:span><text:span text:style-name="T2">2020BZER4R7M11</text:span></text:p>
            </office:annotation>
            <text:p>IHLP2020BZER4R7M11</text:p>
          </table:table-cell>
          <table:table-cell table:style-name="ce4" office:value-type="string" calcext:value-type="string">
            <text:p>INDM5551X200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541-1222-1-ND</text:p>
          </table:table-cell>
          <table:table-cell table:style-name="ce44" office:value-type="float" office:value="2.4" calcext:value-type="float">
            <text:p>$2.40</text:p>
          </table:table-cell>
          <table:table-cell table:style-name="ce44" table:formula="of:=[MAINBOM.B38]*[MAINBOM.K38]" office:value-type="float" office:value="9.6" calcext:value-type="float">
            <text:p>$9.60</text:p>
          </table:table-cell>
          <table:table-cell table:style-name="ce44" office:value-type="float" office:value="1.66" calcext:value-type="float">
            <text:p>$1.66</text:p>
          </table:table-cell>
          <table:table-cell table:style-name="ce44" table:formula="of:=[MAINBOM.B38]*[MAINBOM.M38]" office:value-type="float" office:value="6.64" calcext:value-type="float">
            <text:p>$6.6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4" office:value-type="string" calcext:value-type="string">
            <text:p>18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L30, L31</text:p>
          </table:table-cell>
          <table:table-cell table:style-name="ce4" office:value-type="string" calcext:value-type="string">
            <text:p>FERRITE_600_0402</text:p>
          </table:table-cell>
          <table:table-cell table:style-name="ce16" office:value-type="string" calcext:value-type="string">
            <text:p>FERRITE BEAD 600 OHM 0402</text:p>
          </table:table-cell>
          <table:table-cell table:style-name="ce24" office:value-type="string" calcext:value-type="string">
            <text:p>Taiyo Yuden</text:p>
          </table:table-cell>
          <table:table-cell table:style-name="ce18" office:value-type="string" calcext:value-type="string">
            <text:p>BK1005HM601-T</text:p>
          </table:table-cell>
          <table:table-cell table:style-name="ce4" office:value-type="string" calcext:value-type="string">
            <text:p>indc1005x55l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587-1839-1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39]*[MAINBOM.K39]" office:value-type="float" office:value="0.2" calcext:value-type="float">
            <text:p>$0.20</text:p>
          </table:table-cell>
          <table:table-cell table:style-name="ce44" office:value-type="float" office:value="0.029" calcext:value-type="float">
            <text:p>$0.03</text:p>
          </table:table-cell>
          <table:table-cell table:style-name="ce44" table:formula="of:=[MAINBOM.B39]*[MAINBOM.M39]" office:value-type="float" office:value="0.058" calcext:value-type="float">
            <text:p>$0.0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8]+1"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Q5,Q6</text:p>
          </table:table-cell>
          <table:table-cell table:style-name="ce16"/>
          <table:table-cell table:style-name="ce16" office:value-type="string" calcext:value-type="string">
            <text:p>TRANSISTOR NPN 40V 1A SOT-89</text:p>
          </table:table-cell>
          <table:table-cell table:style-name="ce16" office:value-type="string" calcext:value-type="string">
            <text:p>Diodes, inc</text:p>
          </table:table-cell>
          <table:table-cell table:style-name="ce16" office:value-type="string" calcext:value-type="string">
            <text:p>FCX491ATA</text:p>
          </table:table-cell>
          <table:table-cell table:style-name="ce2" office:value-type="string" calcext:value-type="string">
            <text:p>SOT89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FCX491ACT-ND</text:p>
          </table:table-cell>
          <table:table-cell table:style-name="ce44" office:value-type="float" office:value="0.51" calcext:value-type="float">
            <text:p>$0.51</text:p>
          </table:table-cell>
          <table:table-cell table:style-name="ce44" table:formula="of:=[MAINBOM.B40]*[MAINBOM.K40]" office:value-type="float" office:value="1.02" calcext:value-type="float">
            <text:p>$1.02</text:p>
          </table:table-cell>
          <table:table-cell table:style-name="ce44" office:value-type="float" office:value="0.324" calcext:value-type="float">
            <text:p>$0.32</text:p>
          </table:table-cell>
          <table:table-cell table:style-name="ce44" table:formula="of:=[MAINBOM.B40]*[MAINBOM.M40]" office:value-type="float" office:value="0.648" calcext:value-type="float">
            <text:p>$0.6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0]+1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Q1,Q2,Q3,Q4,Q7,Q8</text:p>
          </table:table-cell>
          <table:table-cell table:style-name="ce16"/>
          <table:table-cell table:style-name="ce16" office:value-type="string" calcext:value-type="string">
            <text:p>MOSFET N-CH-20V 1.3A</text:p>
          </table:table-cell>
          <table:table-cell table:style-name="ce16" office:value-type="string" calcext:value-type="string">
            <text:p>Fairchild Semi</text:p>
          </table:table-cell>
          <table:table-cell table:style-name="ce16" office:value-type="string" calcext:value-type="string">
            <text:p>NDS331N</text:p>
          </table:table-cell>
          <table:table-cell table:style-name="ce2" office:value-type="string" calcext:value-type="string">
            <office:annotation draw:style-name="gr2" draw:text-style-name="P2" svg:width="0.14pt" svg:height="124.53pt" svg:x="777.83pt" svg:y="532.52pt" draw:caption-point-x="393.68pt" draw:caption-point-y="25.77pt">
              <dc:date>2017-09-25T00:00:00</dc:date>
              <text:p text:style-name="P1"><text:span text:style-name="T1">rtreacy:</text:span></text:p>
              <text:p text:style-name="P1"><text:span text:style-name="T2">found SOT23-3 dimensions at diodes.com</text:span></text:p>
            </office:annotation>
            <text:p>SOT95P237X100-4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NDS331NCT-ND</text:p>
          </table:table-cell>
          <table:table-cell table:style-name="ce44" office:value-type="float" office:value="0.51" calcext:value-type="float">
            <text:p>$0.51</text:p>
          </table:table-cell>
          <table:table-cell table:style-name="ce44" table:formula="of:=[MAINBOM.B41]*[MAINBOM.K41]" office:value-type="float" office:value="3.06" calcext:value-type="float">
            <text:p>$3.06</text:p>
          </table:table-cell>
          <table:table-cell table:style-name="ce44" office:value-type="float" office:value="0.24" calcext:value-type="float">
            <text:p>$0.24</text:p>
          </table:table-cell>
          <table:table-cell table:style-name="ce44" table:formula="of:=[MAINBOM.B41]*[MAINBOM.M41]" office:value-type="float" office:value="1.44" calcext:value-type="float">
            <text:p>$1.4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1]+1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JP1,JP2,JP3,JP4</text:p>
          </table:table-cell>
          <table:table-cell table:style-name="ce4" office:value-type="string" calcext:value-type="string">
            <text:p>HDR_1X2</text:p>
          </table:table-cell>
          <table:table-cell table:style-name="ce4" office:value-type="string" calcext:value-type="string">
            <text:p>CONN HEADER .100 SINGL STR 2POS</text:p>
          </table:table-cell>
          <table:table-cell table:style-name="ce2" office:value-type="string" calcext:value-type="string">
            <text:p>SULLINS</text:p>
          </table:table-cell>
          <table:table-cell table:style-name="ce18" office:value-type="string" calcext:value-type="string">
            <text:p>PEC02SAAN</text:p>
          </table:table-cell>
          <table:table-cell table:style-name="ce2" office:value-type="string" calcext:value-type="string">
            <text:p>HDRV254W64P254R1L508T254H838</text:p>
          </table:table-cell>
          <table:table-cell table:style-name="ce18" office:value-type="string" calcext:value-type="string">
            <text:p>Digikey</text:p>
          </table:table-cell>
          <table:table-cell table:style-name="ce4" office:value-type="string" calcext:value-type="string">
            <text:p>S1012E-02-ND</text:p>
          </table:table-cell>
          <table:table-cell table:style-name="ce44" office:value-type="float" office:value="0.35" calcext:value-type="float">
            <text:p>$0.35</text:p>
          </table:table-cell>
          <table:table-cell table:style-name="ce44" table:formula="of:=[MAINBOM.B42]*[MAINBOM.K42]" office:value-type="float" office:value="1.4" calcext:value-type="float">
            <text:p>$1.40</text:p>
          </table:table-cell>
          <table:table-cell table:style-name="ce44" office:value-type="float" office:value="0.26" calcext:value-type="float">
            <text:p>$0.26</text:p>
          </table:table-cell>
          <table:table-cell table:style-name="ce44" table:formula="of:=[MAINBOM.B42]*[MAINBOM.M42]" office:value-type="float" office:value="1.04" calcext:value-type="float">
            <text:p>$1.0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2]+1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J1</text:p>
          </table:table-cell>
          <table:table-cell table:style-name="ce2" office:value-type="string" calcext:value-type="string">
            <text:p>HDR-2X5-SHR_HDR-2X5-SHR</text:p>
          </table:table-cell>
          <table:table-cell table:style-name="ce2" office:value-type="string" calcext:value-type="string">
            <text:p>HDR_BOX_2X5 (PMBUS)</text:p>
          </table:table-cell>
          <table:table-cell table:style-name="ce2" office:value-type="string" calcext:value-type="string">
            <text:p>ASSMANN</text:p>
          </table:table-cell>
          <table:table-cell table:style-name="ce16" office:value-type="string" calcext:value-type="string">
            <text:p>AWHW10G-0202-T-R</text:p>
          </table:table-cell>
          <table:table-cell table:style-name="ce2" office:value-type="string" calcext:value-type="string">
            <office:annotation draw:style-name="gr3" draw:text-style-name="P2" svg:width="0.14pt" svg:height="178.5pt" svg:x="777.83pt" svg:y="328.48pt" draw:caption-point-x="393.68pt" draw:caption-point-y="255.29pt">
              <dc:date>2017-09-25T00:00:00</dc:date>
              <text:p text:style-name="P1"><text:span text:style-name="T1">rtreacy:</text:span></text:p>
              <text:p text:style-name="P1"><text:span text:style-name="T2">if this is actually a 1x2 cut from a 36 pos, need a different landpattern</text:span></text:p>
            </office:annotation>
            <text:p>HDRV1016W64P254R2L2032T905H900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HRP10H-ND</text:p>
          </table:table-cell>
          <table:table-cell table:style-name="ce44" office:value-type="float" office:value="0.51" calcext:value-type="float">
            <text:p>$0.51</text:p>
          </table:table-cell>
          <table:table-cell table:style-name="ce44" table:formula="of:=[MAINBOM.B43]*[MAINBOM.K43]" office:value-type="float" office:value="0.51" calcext:value-type="float">
            <text:p>$0.51</text:p>
          </table:table-cell>
          <table:table-cell table:style-name="ce44" office:value-type="float" office:value="0.36" calcext:value-type="float">
            <text:p>$0.36</text:p>
          </table:table-cell>
          <table:table-cell table:style-name="ce44" table:formula="of:=[MAINBOM.B43]*[MAINBOM.M43]" office:value-type="float" office:value="0.36" calcext:value-type="float">
            <text:p>$0.3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3]+1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J2</text:p>
          </table:table-cell>
          <table:table-cell table:style-name="ce16"/>
          <table:table-cell table:style-name="ce16" office:value-type="string" calcext:value-type="string">
            <text:p>CONN HEADER 6 POS</text:p>
          </table:table-cell>
          <table:table-cell table:style-name="ce16" office:value-type="string" calcext:value-type="string">
            <text:p>Molex</text:p>
          </table:table-cell>
          <table:table-cell table:style-name="ce16" office:value-type="float" office:value="39301060" calcext:value-type="float">
            <text:p>39301060</text:p>
          </table:table-cell>
          <table:table-cell table:style-name="ce4" office:value-type="string" calcext:value-type="string">
            <text:p>MOLEX_39301060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WM1353-ND</text:p>
          </table:table-cell>
          <table:table-cell table:style-name="ce44" office:value-type="float" office:value="0.96" calcext:value-type="float">
            <text:p>$0.96</text:p>
          </table:table-cell>
          <table:table-cell table:style-name="ce44" table:formula="of:=[MAINBOM.B44]*[MAINBOM.K44]" office:value-type="float" office:value="0.96" calcext:value-type="float">
            <text:p>$0.96</text:p>
          </table:table-cell>
          <table:table-cell table:style-name="ce44" office:value-type="float" office:value="0.726" calcext:value-type="float">
            <text:p>$0.73</text:p>
          </table:table-cell>
          <table:table-cell table:style-name="ce44" table:formula="of:=[MAINBOM.B44]*[MAINBOM.M44]" office:value-type="float" office:value="0.726" calcext:value-type="float">
            <text:p>$0.7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4]+1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3</text:p>
          </table:table-cell>
          <table:table-cell table:style-name="ce16"/>
          <table:table-cell table:style-name="ce2" office:value-type="string" calcext:value-type="string">
            <text:p>ZDOK Connector</text:p>
          </table:table-cell>
          <table:table-cell table:style-name="ce2" office:value-type="string" calcext:value-type="string">
            <text:p>TE Connectivity</text:p>
          </table:table-cell>
          <table:table-cell table:style-name="ce16" office:value-type="string" calcext:value-type="string">
            <text:p>6367550-5</text:p>
          </table:table-cell>
          <table:table-cell table:style-name="ce2" office:value-type="string" calcext:value-type="string">
            <text:p>TE_CONN_6367550-5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6367550-5-ND</text:p>
          </table:table-cell>
          <table:table-cell table:style-name="ce44" office:value-type="float" office:value="30.47" calcext:value-type="float">
            <text:p>$30.47</text:p>
          </table:table-cell>
          <table:table-cell table:style-name="ce44" table:formula="of:=[MAINBOM.B45]*[MAINBOM.K45]" office:value-type="float" office:value="30.47" calcext:value-type="float">
            <text:p>$30.47</text:p>
          </table:table-cell>
          <table:table-cell table:style-name="ce44" office:value-type="float" office:value="30.47" calcext:value-type="float">
            <text:p>$30.47</text:p>
          </table:table-cell>
          <table:table-cell table:style-name="ce44" table:formula="of:=[MAINBOM.B45]*[MAINBOM.M45]" office:value-type="float" office:value="30.47" calcext:value-type="float">
            <text:p>$30.47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5]+1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I2</text:p>
          </table:table-cell>
          <table:table-cell table:style-name="ce4" office:value-type="string" calcext:value-type="string">
            <text:p>HDRV2x20</text:p>
          </table:table-cell>
          <table:table-cell table:style-name="ce4" office:value-type="string" calcext:value-type="string">
            <text:p>CONN HEADER .100" DUAL STR 40POS</text:p>
          </table:table-cell>
          <table:table-cell table:style-name="ce4" office:value-type="string" calcext:value-type="string">
            <text:p>SULLINS</text:p>
          </table:table-cell>
          <table:table-cell table:style-name="ce18" office:value-type="string" calcext:value-type="string">
            <text:p>PREC020DAAN-RC</text:p>
          </table:table-cell>
          <table:table-cell table:style-name="ce4" office:value-type="string" calcext:value-type="string">
            <text:p>HDRV2x20</text:p>
          </table:table-cell>
          <table:table-cell table:style-name="ce16" office:value-type="string" calcext:value-type="string">
            <text:p>Digikey</text:p>
          </table:table-cell>
          <table:table-cell table:style-name="ce4" office:value-type="string" calcext:value-type="string">
            <text:p>S2012EC-20-ND</text:p>
          </table:table-cell>
          <table:table-cell table:style-name="ce44" office:value-type="float" office:value="0.71" calcext:value-type="float">
            <text:p>$0.71</text:p>
          </table:table-cell>
          <table:table-cell table:style-name="ce44" table:formula="of:=[MAINBOM.B46]*[MAINBOM.K46]" office:value-type="float" office:value="0.71" calcext:value-type="float">
            <text:p>$0.71</text:p>
          </table:table-cell>
          <table:table-cell table:style-name="ce44" office:value-type="float" office:value="0.524" calcext:value-type="float">
            <text:p>$0.52</text:p>
          </table:table-cell>
          <table:table-cell table:style-name="ce44" table:formula="of:=[MAINBOM.B46]*[MAINBOM.M46]" office:value-type="float" office:value="0.524" calcext:value-type="float">
            <text:p>$0.5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6]+1" office:value-type="float" office:value="26" calcext:value-type="float">
            <text:p>26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J5,J6,J7,J9</text:p>
          </table:table-cell>
          <table:table-cell table:style-name="ce2" office:value-type="string" calcext:value-type="string">
            <text:p>HDR_2X6</text:p>
          </table:table-cell>
          <table:table-cell table:style-name="ce4" office:value-type="string" calcext:value-type="string">
            <text:p>CONN HEADER .100 DUAL STR 12POS</text:p>
          </table:table-cell>
          <table:table-cell table:style-name="ce4" office:value-type="string" calcext:value-type="string">
            <text:p>SULLINS</text:p>
          </table:table-cell>
          <table:table-cell table:style-name="ce18" office:value-type="string" calcext:value-type="string">
            <text:p>PTC06DAAN</text:p>
          </table:table-cell>
          <table:table-cell table:style-name="ce4" office:value-type="string" calcext:value-type="string">
            <text:p>HDRV1270W64P254R2L1524T508H838B</text:p>
          </table:table-cell>
          <table:table-cell table:style-name="ce18" office:value-type="string" calcext:value-type="string">
            <text:p>Digikey</text:p>
          </table:table-cell>
          <table:table-cell table:style-name="ce4" office:value-type="string" calcext:value-type="string">
            <text:p>S2012-06-ND</text:p>
          </table:table-cell>
          <table:table-cell table:style-name="ce52" office:value-type="float" office:value="0.61" calcext:value-type="float">
            <text:p>$0.61</text:p>
          </table:table-cell>
          <table:table-cell table:style-name="ce44" table:formula="of:=[MAINBOM.B47]*[MAINBOM.K47]" office:value-type="float" office:value="2.44" calcext:value-type="float">
            <text:p>$2.44</text:p>
          </table:table-cell>
          <table:table-cell table:style-name="ce44" office:value-type="float" office:value="0.44" calcext:value-type="float">
            <text:p>$0.44</text:p>
          </table:table-cell>
          <table:table-cell table:style-name="ce44" table:formula="of:=[MAINBOM.B47]*[MAINBOM.M47]" office:value-type="float" office:value="1.76" calcext:value-type="float">
            <text:p>$1.7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26a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J3</text:p>
          </table:table-cell>
          <table:table-cell table:style-name="ce2"/>
          <table:table-cell table:style-name="ce4" office:value-type="string" calcext:value-type="string">
            <text:p>CONN HEADER 14POS 2MM VERT GOLD</text:p>
          </table:table-cell>
          <table:table-cell table:style-name="ce4" office:value-type="string" calcext:value-type="string">
            <text:p>Molex</text:p>
          </table:table-cell>
          <table:table-cell table:style-name="ce28" office:value-type="string" calcext:value-type="string">
            <text:p>0878311420</text:p>
            <text:p>0878311420</text:p>
          </table:table-cell>
          <table:table-cell table:style-name="ce4" office:value-type="string" calcext:value-type="string">
            <text:p>shdrv14w55p200_7x2_1665x630h-1</text:p>
          </table:table-cell>
          <table:table-cell table:style-name="ce18" office:value-type="string" calcext:value-type="string">
            <text:p>Digikey</text:p>
          </table:table-cell>
          <table:table-cell table:style-name="ce4" office:value-type="string" calcext:value-type="string">
            <text:p>WM17469-ND</text:p>
          </table:table-cell>
          <table:table-cell table:style-name="ce52" office:value-type="float" office:value="1.37" calcext:value-type="float">
            <text:p>$1.37</text:p>
          </table:table-cell>
          <table:table-cell table:style-name="ce44" table:formula="of:=[MAINBOM.B48]*[MAINBOM.K48]" office:value-type="float" office:value="1.37" calcext:value-type="float">
            <text:p>$1.37</text:p>
          </table:table-cell>
          <table:table-cell table:style-name="ce44" office:value-type="float" office:value="1.06" calcext:value-type="float">
            <text:p>$1.06</text:p>
          </table:table-cell>
          <table:table-cell table:style-name="ce44" table:formula="of:=[MAINBOM.B48]*[MAINBOM.M48]" office:value-type="float" office:value="1.06" calcext:value-type="float">
            <text:p>$1.0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7]+1" office:value-type="float" office:value="27" calcext:value-type="float">
            <text:p>2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J11</text:p>
          </table:table-cell>
          <table:table-cell table:style-name="ce2"/>
          <table:table-cell table:style-name="ce4" office:value-type="string" calcext:value-type="string">
            <text:p>CONN HEADER 14POS 2MM R/A GOLD</text:p>
          </table:table-cell>
          <table:table-cell table:style-name="ce4" office:value-type="string" calcext:value-type="string">
            <text:p>Molex</text:p>
          </table:table-cell>
          <table:table-cell table:style-name="ce28" office:value-type="float" office:value="878331420" calcext:value-type="float">
            <text:p>878331420</text:p>
          </table:table-cell>
          <table:table-cell table:style-name="ce4" office:value-type="string" calcext:value-type="string">
            <text:p>shdrra14w55p200_7x2_1665x100-1</text:p>
          </table:table-cell>
          <table:table-cell table:style-name="ce18" office:value-type="string" calcext:value-type="string">
            <text:p>Digikey</text:p>
          </table:table-cell>
          <table:table-cell table:style-name="ce16" office:value-type="string" calcext:value-type="string">
            <text:p>WM18863-ND</text:p>
          </table:table-cell>
          <table:table-cell table:style-name="ce44" office:value-type="float" office:value="1.65" calcext:value-type="float">
            <text:p>$1.65</text:p>
          </table:table-cell>
          <table:table-cell table:style-name="ce44" table:formula="of:=[MAINBOM.B49]*[MAINBOM.K49]" office:value-type="float" office:value="1.65" calcext:value-type="float">
            <text:p>$1.65</text:p>
          </table:table-cell>
          <table:table-cell table:style-name="ce44" office:value-type="float" office:value="1.2821" calcext:value-type="float">
            <text:p>$1.28</text:p>
          </table:table-cell>
          <table:table-cell table:style-name="ce44" table:formula="of:=[MAINBOM.B49]*[MAINBOM.M49]" office:value-type="float" office:value="1.2821" calcext:value-type="float">
            <text:p>$1.2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J10</text:p>
          </table:table-cell>
          <table:table-cell table:style-name="ce16"/>
          <table:table-cell table:style-name="ce18" office:value-type="string" calcext:value-type="string">
            <text:p>MINI USB CONN RCPT (vertical)</text:p>
          </table:table-cell>
          <table:table-cell table:style-name="ce18" office:value-type="string" calcext:value-type="string">
            <text:p>TE Connectivity</text:p>
          </table:table-cell>
          <table:table-cell table:style-name="ce18" office:value-type="string" calcext:value-type="string">
            <text:p>1734753-1</text:p>
          </table:table-cell>
          <table:table-cell office:value-type="string" calcext:value-type="string">
            <text:p>TECONN_1734753-1</text:p>
          </table:table-cell>
          <table:table-cell table:style-name="ce16" office:value-type="string" calcext:value-type="string">
            <text:p>Digikey</text:p>
          </table:table-cell>
          <table:table-cell table:style-name="ce18" office:value-type="string" calcext:value-type="string">
            <text:p>A107790-ND</text:p>
          </table:table-cell>
          <table:table-cell table:style-name="ce44" office:value-type="float" office:value="1.8" calcext:value-type="float">
            <text:p>$1.80</text:p>
          </table:table-cell>
          <table:table-cell table:style-name="ce44" table:formula="of:=[MAINBOM.B50]*[MAINBOM.K50]" office:value-type="float" office:value="1.8" calcext:value-type="float">
            <text:p>$1.80</text:p>
          </table:table-cell>
          <table:table-cell table:style-name="ce44" office:value-type="float" office:value="1.4" calcext:value-type="float">
            <text:p>$1.40</text:p>
          </table:table-cell>
          <table:table-cell table:style-name="ce44" table:formula="of:=[MAINBOM.B50]*[MAINBOM.M50]" office:value-type="float" office:value="1.4" calcext:value-type="float">
            <text:p>$1.4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28a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J4 <text:s/>(See Note 2 below)</text:p>
          </table:table-cell>
          <table:table-cell table:style-name="ce16"/>
          <table:table-cell table:style-name="ce18" office:value-type="string" calcext:value-type="string">
            <text:p>MINI USB CONN RCPT (horizontal)</text:p>
          </table:table-cell>
          <table:table-cell table:style-name="ce18" office:value-type="string" calcext:value-type="string">
            <text:p>Molex</text:p>
          </table:table-cell>
          <table:table-cell table:style-name="ce18" office:value-type="float" office:value="548190589" calcext:value-type="float">
            <text:p>548190589</text:p>
          </table:table-cell>
          <table:table-cell office:value-type="string" calcext:value-type="string">
            <text:p>MOLEX_548190589</text:p>
          </table:table-cell>
          <table:table-cell table:style-name="ce16" office:value-type="string" calcext:value-type="string">
            <text:p>Digikey</text:p>
          </table:table-cell>
          <table:table-cell office:value-type="string" calcext:value-type="string">
            <text:p>WM3895CT-ND</text:p>
          </table:table-cell>
          <table:table-cell table:style-name="ce44" office:value-type="float" office:value="1.76" calcext:value-type="float">
            <text:p>$1.76</text:p>
          </table:table-cell>
          <table:table-cell table:style-name="ce44" table:formula="of:=[MAINBOM.B51]*[MAINBOM.K51]" office:value-type="float" office:value="1.76" calcext:value-type="float">
            <text:p>$1.76</text:p>
          </table:table-cell>
          <table:table-cell table:style-name="ce44" office:value-type="float" office:value="1.3712" calcext:value-type="float">
            <text:p>$1.37</text:p>
          </table:table-cell>
          <table:table-cell table:style-name="ce44" table:formula="of:=[MAINBOM.B51]*[MAINBOM.M51]" office:value-type="float" office:value="1.3712" calcext:value-type="float">
            <text:p>$1.37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23</text:p>
          </table:table-cell>
          <table:table-cell table:style-name="ce2"/>
          <table:table-cell table:style-name="ce18" office:value-type="string" calcext:value-type="string">
            <text:p>CONN CAGE SFP+ 2PORT 3.05MM</text:p>
          </table:table-cell>
          <table:table-cell table:style-name="ce16" office:value-type="string" calcext:value-type="string">
            <text:p>Molex</text:p>
          </table:table-cell>
          <table:table-cell table:style-name="ce16" office:value-type="float" office:value="747540220" calcext:value-type="float">
            <text:p>747540220</text:p>
          </table:table-cell>
          <table:table-cell table:style-name="ce4" office:value-type="string" calcext:value-type="string">
            <text:p>Footprint added as a mechanical part at layout</text:p>
          </table:table-cell>
          <table:table-cell table:style-name="ce16" office:value-type="string" calcext:value-type="string">
            <text:p>Digikey</text:p>
          </table:table-cell>
          <table:table-cell table:style-name="ce18" office:value-type="string" calcext:value-type="string">
            <text:p>WM8594-ND</text:p>
          </table:table-cell>
          <table:table-cell table:style-name="ce44" office:value-type="float" office:value="8.21" calcext:value-type="float">
            <text:p>$8.21</text:p>
          </table:table-cell>
          <table:table-cell table:style-name="ce44" table:formula="of:=[MAINBOM.B52]*[MAINBOM.K52]" office:value-type="float" office:value="8.21" calcext:value-type="float">
            <text:p>$8.21</text:p>
          </table:table-cell>
          <table:table-cell table:style-name="ce44" office:value-type="float" office:value="6.6" calcext:value-type="float">
            <text:p>$6.60</text:p>
          </table:table-cell>
          <table:table-cell table:style-name="ce44" table:formula="of:=[MAINBOM.B52]*[MAINBOM.M52]" office:value-type="float" office:value="6.6" calcext:value-type="float">
            <text:p>$6.6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2]+1"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P1,P2</text:p>
          </table:table-cell>
          <table:table-cell table:style-name="ce2"/>
          <table:table-cell table:style-name="ce16" office:value-type="string" calcext:value-type="string">
            <text:p>CONN RCPT 20POS SFP+</text:p>
          </table:table-cell>
          <table:table-cell table:style-name="ce16" office:value-type="string" calcext:value-type="string">
            <text:p>Molex</text:p>
          </table:table-cell>
          <table:table-cell table:style-name="ce16" office:value-type="float" office:value="744410010" calcext:value-type="float">
            <text:p>744410010</text:p>
          </table:table-cell>
          <table:table-cell table:style-name="ce2" office:value-type="string" calcext:value-type="string">
            <text:p>MOLEX_744410010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WM1696CT-ND</text:p>
          </table:table-cell>
          <table:table-cell table:style-name="ce44" office:value-type="float" office:value="3.47" calcext:value-type="float">
            <text:p>$3.47</text:p>
          </table:table-cell>
          <table:table-cell table:style-name="ce44" table:formula="of:=[MAINBOM.B53]*[MAINBOM.K53]" office:value-type="float" office:value="6.94" calcext:value-type="float">
            <text:p>$6.94</text:p>
          </table:table-cell>
          <table:table-cell table:style-name="ce44" office:value-type="float" office:value="2.8" calcext:value-type="float">
            <text:p>$2.80</text:p>
          </table:table-cell>
          <table:table-cell table:style-name="ce44" table:formula="of:=[MAINBOM.B53]*[MAINBOM.M53]" office:value-type="float" office:value="5.6" calcext:value-type="float">
            <text:p>$5.6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3]+1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26</text:p>
          </table:table-cell>
          <table:table-cell table:style-name="ce16"/>
          <table:table-cell table:style-name="ce16" office:value-type="string" calcext:value-type="string">
            <text:p>IC 10F2 NON-INV DEMUX</text:p>
          </table:table-cell>
          <table:table-cell table:style-name="ce16" office:value-type="string" calcext:value-type="string">
            <text:p>TI</text:p>
          </table:table-cell>
          <table:table-cell table:style-name="ce16" office:value-type="string" calcext:value-type="string">
            <text:p>SN74LVC1G18DBVR</text:p>
          </table:table-cell>
          <table:table-cell table:style-name="ce2" office:value-type="string" calcext:value-type="string">
            <text:p>SOT95P280X145-6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296-15568-1-ND</text:p>
          </table:table-cell>
          <table:table-cell table:style-name="ce44" office:value-type="float" office:value="0.4" calcext:value-type="float">
            <text:p>$0.40</text:p>
          </table:table-cell>
          <table:table-cell table:style-name="ce44" table:formula="of:=[MAINBOM.B54]*[MAINBOM.K54]" office:value-type="float" office:value="0.4" calcext:value-type="float">
            <text:p>$0.40</text:p>
          </table:table-cell>
          <table:table-cell table:style-name="ce44" office:value-type="float" office:value="0.22" calcext:value-type="float">
            <text:p>$0.22</text:p>
          </table:table-cell>
          <table:table-cell table:style-name="ce44" table:formula="of:=[MAINBOM.B54]*[MAINBOM.M54]" office:value-type="float" office:value="0.22" calcext:value-type="float">
            <text:p>$0.2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4]+1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30</text:p>
          </table:table-cell>
          <table:table-cell table:style-name="ce2" office:value-type="string" calcext:value-type="string">
            <text:p>SOT23-5</text:p>
          </table:table-cell>
          <table:table-cell table:style-name="ce2" office:value-type="string" calcext:value-type="string">
            <text:p>IC HIGH DIFF LINE DRIVER SOT23-5</text:p>
          </table:table-cell>
          <table:table-cell table:style-name="ce4" office:value-type="string" calcext:value-type="string">
            <text:p>TI</text:p>
          </table:table-cell>
          <table:table-cell table:style-name="ce18" office:value-type="string" calcext:value-type="string">
            <text:p>SN65LVDS1DBVR</text:p>
          </table:table-cell>
          <table:table-cell table:style-name="ce4" office:value-type="string" calcext:value-type="string">
            <text:p>SOT95P280X145-5N</text:p>
          </table:table-cell>
          <table:table-cell table:style-name="ce18" office:value-type="string" calcext:value-type="string">
            <text:p>Digikey</text:p>
          </table:table-cell>
          <table:table-cell table:style-name="ce2" office:value-type="string" calcext:value-type="string">
            <text:p>296-6919-1-ND</text:p>
          </table:table-cell>
          <table:table-cell table:style-name="ce44" office:value-type="float" office:value="1.49" calcext:value-type="float">
            <text:p>$1.49</text:p>
          </table:table-cell>
          <table:table-cell table:style-name="ce44" table:formula="of:=[MAINBOM.B55]*[MAINBOM.K55]" office:value-type="float" office:value="1.49" calcext:value-type="float">
            <text:p>$1.49</text:p>
          </table:table-cell>
          <table:table-cell table:style-name="ce44" office:value-type="float" office:value="1.04" calcext:value-type="float">
            <text:p>$1.04</text:p>
          </table:table-cell>
          <table:table-cell table:style-name="ce44" table:formula="of:=[MAINBOM.B55]*[MAINBOM.M55]" office:value-type="float" office:value="1.04" calcext:value-type="float">
            <text:p>$1.0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5]+1" office:value-type="float" office:value="34" calcext:value-type="float">
            <text:p>34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U44,U45</text:p>
          </table:table-cell>
          <table:table-cell table:style-name="ce2"/>
          <table:table-cell table:style-name="ce16" office:value-type="string" calcext:value-type="string">
            <text:p>IC VOLT LEVEL TRANSLATOR USB</text:p>
          </table:table-cell>
          <table:table-cell table:style-name="ce16" office:value-type="string" calcext:value-type="string">
            <text:p>TI</text:p>
          </table:table-cell>
          <table:table-cell table:style-name="ce16" office:value-type="string" calcext:value-type="string">
            <text:p>PCA9306DCUR</text:p>
          </table:table-cell>
          <table:table-cell table:style-name="ce2" office:value-type="string" calcext:value-type="string">
            <text:p>SOP50P310X90-8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296-17988-1-ND</text:p>
          </table:table-cell>
          <table:table-cell table:style-name="ce44" office:value-type="float" office:value="0.94" calcext:value-type="float">
            <text:p>$0.94</text:p>
          </table:table-cell>
          <table:table-cell table:style-name="ce44" table:formula="of:=[MAINBOM.B56]*[MAINBOM.K56]" office:value-type="float" office:value="1.88" calcext:value-type="float">
            <text:p>$1.88</text:p>
          </table:table-cell>
          <table:table-cell table:style-name="ce44" office:value-type="float" office:value="0.35" calcext:value-type="float">
            <text:p>$0.35</text:p>
          </table:table-cell>
          <table:table-cell table:style-name="ce44" table:formula="of:=[MAINBOM.B56]*[MAINBOM.M56]" office:value-type="float" office:value="0.7" calcext:value-type="float">
            <text:p>$0.7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6]+1"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29</text:p>
          </table:table-cell>
          <table:table-cell table:style-name="ce16"/>
          <table:table-cell table:style-name="ce16" office:value-type="string" calcext:value-type="string">
            <text:p>USB UART</text:p>
          </table:table-cell>
          <table:table-cell table:style-name="ce16" office:value-type="string" calcext:value-type="string">
            <text:p>Silicon Lab</text:p>
          </table:table-cell>
          <table:table-cell table:style-name="ce16" office:value-type="string" calcext:value-type="string">
            <text:p>CP2103-GM</text:p>
          </table:table-cell>
          <table:table-cell table:style-name="ce2" office:value-type="string" calcext:value-type="string">
            <text:p>QFN50P500X500X100-28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336-1164-ND</text:p>
          </table:table-cell>
          <table:table-cell table:style-name="ce44" office:value-type="float" office:value="3.7" calcext:value-type="float">
            <text:p>$3.70</text:p>
          </table:table-cell>
          <table:table-cell table:style-name="ce44" table:formula="of:=[MAINBOM.B57]*[MAINBOM.K57]" office:value-type="float" office:value="3.7" calcext:value-type="float">
            <text:p>$3.70</text:p>
          </table:table-cell>
          <table:table-cell table:style-name="ce44" office:value-type="float" office:value="3.42" calcext:value-type="float">
            <text:p>$3.42</text:p>
          </table:table-cell>
          <table:table-cell table:style-name="ce44" table:formula="of:=[MAINBOM.B57]*[MAINBOM.M57]" office:value-type="float" office:value="3.42" calcext:value-type="float">
            <text:p>$3.4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7]+1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43</text:p>
          </table:table-cell>
          <table:table-cell table:style-name="ce18" office:value-type="string" calcext:value-type="string">
            <text:p>8-VDFN</text:p>
          </table:table-cell>
          <table:table-cell table:style-name="ce18" office:value-type="string" calcext:value-type="string">
            <text:p>IC FLASH 256MBIT 108MHZ 8VDFN</text:p>
          </table:table-cell>
          <table:table-cell table:style-name="ce16" office:value-type="string" calcext:value-type="string">
            <text:p>Micron Tech</text:p>
          </table:table-cell>
          <table:table-cell table:style-name="ce18" office:value-type="string" calcext:value-type="string">
            <text:p>N25Q256A13EF840E</text:p>
          </table:table-cell>
          <table:table-cell table:style-name="ce2" office:value-type="string" calcext:value-type="string">
            <text:p>SOIC127P790X197</text:p>
          </table:table-cell>
          <table:table-cell table:style-name="ce16" office:value-type="string" calcext:value-type="string">
            <text:p>Digikey</text:p>
          </table:table-cell>
          <table:table-cell table:style-name="ce18" office:value-type="string" calcext:value-type="string">
            <text:p><text:s/>557-1565-ND</text:p>
          </table:table-cell>
          <table:table-cell table:style-name="ce44" office:value-type="float" office:value="3.96" calcext:value-type="float">
            <text:p>$3.96</text:p>
          </table:table-cell>
          <table:table-cell table:style-name="ce44" table:formula="of:=[MAINBOM.B58]*[MAINBOM.K58]" office:value-type="float" office:value="3.96" calcext:value-type="float">
            <text:p>$3.96</text:p>
          </table:table-cell>
          <table:table-cell table:style-name="ce44" office:value-type="float" office:value="3.14" calcext:value-type="float">
            <text:p>$3.14</text:p>
          </table:table-cell>
          <table:table-cell table:style-name="ce44" table:formula="of:=[MAINBOM.B58]*[MAINBOM.M58]" office:value-type="float" office:value="3.14" calcext:value-type="float">
            <text:p>$3.1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8]+1" office:value-type="float" office:value="37" calcext:value-type="float">
            <text:p>37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U40,U42</text:p>
          </table:table-cell>
          <table:table-cell table:style-name="ce16"/>
          <table:table-cell table:style-name="ce16" office:value-type="string" calcext:value-type="string">
            <text:p>IC DGTL PWM CTRLR SYNC 80TQFP</text:p>
          </table:table-cell>
          <table:table-cell table:style-name="ce16" office:value-type="string" calcext:value-type="string">
            <text:p>TI</text:p>
          </table:table-cell>
          <table:table-cell table:style-name="ce18" office:value-type="string" calcext:value-type="string">
            <text:p>UCD9248PFC</text:p>
          </table:table-cell>
          <table:table-cell table:style-name="ce2" office:value-type="string" calcext:value-type="string">
            <text:p>QFP50P1400X1400X100-80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296-25804-ND</text:p>
          </table:table-cell>
          <table:table-cell table:style-name="ce44" office:value-type="float" office:value="11.58" calcext:value-type="float">
            <text:p>$11.58</text:p>
          </table:table-cell>
          <table:table-cell table:style-name="ce44" table:formula="of:=[MAINBOM.B59]*[MAINBOM.K59]" office:value-type="float" office:value="23.16" calcext:value-type="float">
            <text:p>$23.16</text:p>
          </table:table-cell>
          <table:table-cell table:style-name="ce44" office:value-type="float" office:value="7.1" calcext:value-type="float">
            <text:p>$7.10</text:p>
          </table:table-cell>
          <table:table-cell table:style-name="ce44" table:formula="of:=[MAINBOM.B59]*[MAINBOM.M59]" office:value-type="float" office:value="14.2" calcext:value-type="float">
            <text:p>$14.2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9]+1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U39,U41</text:p>
          </table:table-cell>
          <table:table-cell table:style-name="ce16" office:value-type="string" calcext:value-type="string">
            <text:p>16TSSOP</text:p>
          </table:table-cell>
          <table:table-cell table:style-name="ce16" office:value-type="string" calcext:value-type="string">
            <text:p>IC MUX/DEMUX 8X1 16TSSOP</text:p>
          </table:table-cell>
          <table:table-cell table:style-name="ce16" office:value-type="string" calcext:value-type="string">
            <text:p>TI</text:p>
          </table:table-cell>
          <table:table-cell table:style-name="ce16" office:value-type="string" calcext:value-type="string">
            <text:p>CD74HC4051PWR</text:p>
          </table:table-cell>
          <table:table-cell table:style-name="ce4" office:value-type="string" calcext:value-type="string">
            <text:p>SOP65P640X120-16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296-13031-1-ND</text:p>
          </table:table-cell>
          <table:table-cell table:style-name="ce44" office:value-type="float" office:value="0.59" calcext:value-type="float">
            <text:p>$0.59</text:p>
          </table:table-cell>
          <table:table-cell table:style-name="ce44" table:formula="of:=[MAINBOM.B60]*[MAINBOM.K60]" office:value-type="float" office:value="1.18" calcext:value-type="float">
            <text:p>$1.18</text:p>
          </table:table-cell>
          <table:table-cell table:style-name="ce44" office:value-type="float" office:value="0.37" calcext:value-type="float">
            <text:p>$0.37</text:p>
          </table:table-cell>
          <table:table-cell table:style-name="ce44" table:formula="of:=[MAINBOM.B60]*[MAINBOM.M60]" office:value-type="float" office:value="0.74" calcext:value-type="float">
            <text:p>$0.7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60]+1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24</text:p>
          </table:table-cell>
          <table:table-cell table:style-name="ce16"/>
          <table:table-cell table:style-name="ce16" office:value-type="string" calcext:value-type="string">
            <text:p>FILTER EMI 15A 25V 100KHZ-1GHZ</text:p>
          </table:table-cell>
          <table:table-cell table:style-name="ce16" office:value-type="string" calcext:value-type="string">
            <text:p>Murata</text:p>
          </table:table-cell>
          <table:table-cell table:style-name="ce16" office:value-type="string" calcext:value-type="string">
            <text:p>BNX016-01</text:p>
          </table:table-cell>
          <table:table-cell table:style-name="ce16" office:value-type="string" calcext:value-type="string">
            <text:p>FIL_BNX01x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490-5055-ND</text:p>
          </table:table-cell>
          <table:table-cell table:style-name="ce44" office:value-type="float" office:value="4.23" calcext:value-type="float">
            <text:p>$4.23</text:p>
          </table:table-cell>
          <table:table-cell table:style-name="ce44" table:formula="of:=[MAINBOM.B61]*[MAINBOM.K61]" office:value-type="float" office:value="4.23" calcext:value-type="float">
            <text:p>$4.23</text:p>
          </table:table-cell>
          <table:table-cell table:style-name="ce44" office:value-type="float" office:value="2.45" calcext:value-type="float">
            <text:p>$2.45</text:p>
          </table:table-cell>
          <table:table-cell table:style-name="ce44" table:formula="of:=[MAINBOM.B61]*[MAINBOM.M61]" office:value-type="float" office:value="2.45" calcext:value-type="float">
            <text:p>$2.4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61]+1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19</text:p>
          </table:table-cell>
          <table:table-cell table:style-name="ce18" office:value-type="string" calcext:value-type="string">
            <text:p>5V to 2.8V Linear Reg</text:p>
          </table:table-cell>
          <table:table-cell table:style-name="ce18" office:value-type="string" calcext:value-type="string">
            <text:p>IC REG LDO ADJ 0.3A TSOT23-T</text:p>
          </table:table-cell>
          <table:table-cell table:style-name="ce18" office:value-type="string" calcext:value-type="string">
            <text:p>Analog Devices</text:p>
          </table:table-cell>
          <table:table-cell table:style-name="ce18" office:value-type="string" calcext:value-type="string">
            <office:annotation draw:style-name="gr4" draw:text-style-name="P2" svg:width="75.4pt" svg:height="43.54pt" svg:x="692.19pt" svg:y="664.47pt" draw:caption-point-x="228.76pt" draw:caption-point-y="161.55pt">
              <dc:date>2017-09-25T00:00:00</dc:date>
              <text:p text:style-name="P1"><text:span text:style-name="T1">rtreacy:</text:span></text:p>
              <text:p text:style-name="P1"><text:span text:style-name="T2">was previously</text:span></text:p>
              <text:p text:style-name="P1"><text:span text:style-name="T2">AD</text:span><text:span text:style-name="T3">C</text:span><text:span text:style-name="T2">123AUJZ-R7</text:span></text:p>
              <text:p text:style-name="P1"><text:span text:style-name="T2">the DigiKey number returns "ADP…" on a search</text:span></text:p>
            </office:annotation>
            <text:p>ADP123AUJZ-R7</text:p>
          </table:table-cell>
          <table:table-cell table:style-name="ce18" office:value-type="string" calcext:value-type="string">
            <text:p>SOT95P280X145-5N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ADP123AUJZ-R7CT-ND</text:p>
          </table:table-cell>
          <table:table-cell table:style-name="ce44" office:value-type="float" office:value="1.1" calcext:value-type="float">
            <text:p>$1.10</text:p>
          </table:table-cell>
          <table:table-cell table:style-name="ce44" table:formula="of:=[MAINBOM.B62]*[MAINBOM.K62]" office:value-type="float" office:value="1.1" calcext:value-type="float">
            <text:p>$1.10</text:p>
          </table:table-cell>
          <table:table-cell table:style-name="ce44" office:value-type="float" office:value="0.77" calcext:value-type="float">
            <text:p>$0.77</text:p>
          </table:table-cell>
          <table:table-cell table:style-name="ce44" table:formula="of:=[MAINBOM.B62]*[MAINBOM.M62]" office:value-type="float" office:value="0.77" calcext:value-type="float">
            <text:p>$0.77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62]+1" office:value-type="float" office:value="41" calcext:value-type="float">
            <text:p>4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U28,U46,U47</text:p>
          </table:table-cell>
          <table:table-cell table:style-name="ce2" office:value-type="string" calcext:value-type="string">
            <text:p>SN74AVC4T245</text:p>
          </table:table-cell>
          <table:table-cell table:style-name="ce4" office:value-type="string" calcext:value-type="string">
            <text:p>IC BUS TRANSCVR 4BIT 16-UQFN</text:p>
          </table:table-cell>
          <table:table-cell table:style-name="ce2" office:value-type="string" calcext:value-type="string">
            <text:p>TEXAS INSTRUMENTS</text:p>
          </table:table-cell>
          <table:table-cell table:style-name="ce18" office:value-type="string" calcext:value-type="string">
            <text:p>SN74AVC4T245RSVR</text:p>
          </table:table-cell>
          <table:table-cell table:style-name="ce32" office:value-type="string" calcext:value-type="string">
            <text:p>QFN40P260X180X55-16L</text:p>
          </table:table-cell>
          <table:table-cell table:style-name="ce18" office:value-type="string" calcext:value-type="string">
            <text:p>Digikey</text:p>
          </table:table-cell>
          <table:table-cell table:style-name="ce4" office:value-type="string" calcext:value-type="string">
            <text:p>296-24366-1-ND</text:p>
          </table:table-cell>
          <table:table-cell table:style-name="ce44" office:value-type="float" office:value="1.19" calcext:value-type="float">
            <text:p>$1.19</text:p>
          </table:table-cell>
          <table:table-cell table:style-name="ce44" table:formula="of:=[MAINBOM.B63]*[MAINBOM.K63]" office:value-type="float" office:value="3.57" calcext:value-type="float">
            <text:p>$3.57</text:p>
          </table:table-cell>
          <table:table-cell table:style-name="ce44" office:value-type="float" office:value="0.83" calcext:value-type="float">
            <text:p>$0.83</text:p>
          </table:table-cell>
          <table:table-cell table:style-name="ce44" table:formula="of:=[MAINBOM.B63]*[MAINBOM.M63]" office:value-type="float" office:value="2.49" calcext:value-type="float">
            <text:p>$2.49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63]+1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C170</text:p>
          </table:table-cell>
          <table:table-cell table:style-name="ce2" office:value-type="string" calcext:value-type="string">
            <text:p>3.3pf</text:p>
          </table:table-cell>
          <table:table-cell table:style-name="ce4" office:value-type="string" calcext:value-type="string">
            <text:p>CAP CER 3.3PF 100V NP0 0402, <text:span text:style-name="T4">±</text:span><text:span text:style-name="T5">0.1 pf</text:span></text:p>
          </table:table-cell>
          <table:table-cell table:style-name="ce4" office:value-type="string" calcext:value-type="string">
            <text:p>Kemet</text:p>
          </table:table-cell>
          <table:table-cell table:style-name="ce16" office:value-type="string" calcext:value-type="string">
            <text:p>CBR04C339B1GAC</text:p>
          </table:table-cell>
          <table:table-cell table:style-name="ce11" office:value-type="string" calcext:value-type="string">
            <text:p>CAPC1005X50N</text:p>
          </table:table-cell>
          <table:table-cell table:style-name="ce4" office:value-type="string" calcext:value-type="string">
            <text:p>Digikey</text:p>
          </table:table-cell>
          <table:table-cell table:style-name="ce2" office:value-type="string" calcext:value-type="string">
            <text:p>399-8589-6-ND</text:p>
          </table:table-cell>
          <table:table-cell table:style-name="ce44" office:value-type="float" office:value="0.21" calcext:value-type="float">
            <text:p>$0.21</text:p>
          </table:table-cell>
          <table:table-cell table:style-name="ce44" table:formula="of:=[MAINBOM.B64]*[MAINBOM.K64]" office:value-type="float" office:value="0.21" calcext:value-type="float">
            <text:p>$0.21</text:p>
          </table:table-cell>
          <table:table-cell table:style-name="ce44" office:value-type="float" office:value="0.0739" calcext:value-type="float">
            <text:p>$0.07</text:p>
          </table:table-cell>
          <table:table-cell table:style-name="ce44" table:formula="of:=[MAINBOM.B64]*[MAINBOM.M64]" office:value-type="float" office:value="0.0739" calcext:value-type="float">
            <text:p>$0.07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64]+1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168</text:p>
          </table:table-cell>
          <table:table-cell table:style-name="ce4" office:value-type="string" calcext:value-type="string">
            <text:p>27pf</text:p>
          </table:table-cell>
          <table:table-cell table:style-name="ce2" office:value-type="string" calcext:value-type="string">
            <text:p>CAP CER 27PF 50V 1% NP0 0402</text:p>
          </table:table-cell>
          <table:table-cell table:style-name="ce4" office:value-type="string" calcext:value-type="string">
            <text:p>Murata</text:p>
          </table:table-cell>
          <table:table-cell table:style-name="ce16" office:value-type="string" calcext:value-type="string">
            <text:p>GRM1555C1H270FA01D</text:p>
          </table:table-cell>
          <table:table-cell table:style-name="ce13" office:value-type="string" calcext:value-type="string">
            <text:p>CAPC1005X50L</text:p>
          </table:table-cell>
          <table:table-cell table:style-name="ce4" office:value-type="string" calcext:value-type="string">
            <text:p>Digikey</text:p>
          </table:table-cell>
          <table:table-cell table:style-name="ce2" office:value-type="string" calcext:value-type="string">
            <text:p>490-6223-6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65]*[MAINBOM.K65]" office:value-type="float" office:value="0.1" calcext:value-type="float">
            <text:p>$0.10</text:p>
          </table:table-cell>
          <table:table-cell table:style-name="ce44" office:value-type="float" office:value="0.242" calcext:value-type="float">
            <text:p>$0.24</text:p>
          </table:table-cell>
          <table:table-cell table:style-name="ce44" table:formula="of:=[MAINBOM.B65]*[MAINBOM.M65]" office:value-type="float" office:value="0.242" calcext:value-type="float">
            <text:p>$0.24</text:p>
          </table:table-cell>
          <table:table-cell table:style-name="ce2"/>
          <table:table-cell table:number-columns-repeated="1009"/>
        </table:table-row>
        <table:table-row table:style-name="ro6">
          <table:table-cell table:style-name="ce2" table:formula="of:=[MAINBOM.A65]+1" office:value-type="float" office:value="44" calcext:value-type="float">
            <text:p>44</text:p>
          </table:table-cell>
          <table:table-cell table:style-name="ce8" table:formula="of:=12+11" office:value-type="float" office:value="23" calcext:value-type="float">
            <text:p>23</text:p>
          </table:table-cell>
          <table:table-cell table:style-name="ce11" office:value-type="string" calcext:value-type="string">
            <text:p>C5,C8,C13,C19,C44,C47,C52,C58,C83,C86,C91,C97,C151,C152,C153,C154,C157,C160,C164,C167,C172,C176,C178</text:p>
          </table:table-cell>
          <table:table-cell table:style-name="ce13" office:value-type="string" calcext:value-type="string">
            <text:p>100pf</text:p>
          </table:table-cell>
          <table:table-cell table:style-name="ce21" office:value-type="string" calcext:value-type="string">
            <text:p>CAP CER 100PF 25V 5% NP0 0402</text:p>
          </table:table-cell>
          <table:table-cell table:style-name="ce13" office:value-type="string" calcext:value-type="string">
            <text:p>Kemet</text:p>
          </table:table-cell>
          <table:table-cell table:style-name="ce28" office:value-type="string" calcext:value-type="string">
            <text:p>C0402C101J3GACTU</text:p>
          </table:table-cell>
          <table:table-cell table:style-name="ce13" office:value-type="string" calcext:value-type="string">
            <text:p>CAPC1005X50L</text:p>
          </table:table-cell>
          <table:table-cell table:style-name="ce13" office:value-type="string" calcext:value-type="string">
            <text:p>Digikey</text:p>
          </table:table-cell>
          <table:table-cell table:style-name="ce13" office:value-type="string" calcext:value-type="string">
            <text:p>399-1022-6-ND</text:p>
          </table:table-cell>
          <table:table-cell table:style-name="ce51" office:value-type="float" office:value="0.1" calcext:value-type="float">
            <text:p>$0.10</text:p>
          </table:table-cell>
          <table:table-cell table:style-name="ce44" table:formula="of:=[MAINBOM.B66]*[MAINBOM.K66]" office:value-type="float" office:value="2.3" calcext:value-type="float">
            <text:p>$2.30</text:p>
          </table:table-cell>
          <table:table-cell table:style-name="ce51" office:value-type="float" office:value="0.012" calcext:value-type="float">
            <text:p>$0.01</text:p>
          </table:table-cell>
          <table:table-cell table:style-name="ce44" table:formula="of:=[MAINBOM.B66]*[MAINBOM.M66]" office:value-type="float" office:value="0.276" calcext:value-type="float">
            <text:p>$0.28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66]+1" office:value-type="float" office:value="45" calcext:value-type="float">
            <text:p>45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string" calcext:value-type="string">
            <text:p>C37,C76,C115,C173,C177,C180,C181,C184,C187,C188,C189</text:p>
          </table:table-cell>
          <table:table-cell table:style-name="ce13" office:value-type="string" calcext:value-type="string">
            <text:p>220pf</text:p>
          </table:table-cell>
          <table:table-cell table:style-name="ce21" office:value-type="string" calcext:value-type="string">
            <text:p>CAP CER 220PF 50V 5% NP0 0402</text:p>
          </table:table-cell>
          <table:table-cell table:style-name="ce13" office:value-type="string" calcext:value-type="string">
            <text:p>Kemet</text:p>
          </table:table-cell>
          <table:table-cell table:style-name="ce28" office:value-type="string" calcext:value-type="string">
            <text:p>C0402C221J5GACTU</text:p>
          </table:table-cell>
          <table:table-cell table:style-name="ce13" office:value-type="string" calcext:value-type="string">
            <text:p>CAPC1005X50L</text:p>
          </table:table-cell>
          <table:table-cell table:style-name="ce13" office:value-type="string" calcext:value-type="string">
            <text:p>Digikey</text:p>
          </table:table-cell>
          <table:table-cell table:style-name="ce13" office:value-type="string" calcext:value-type="string">
            <text:p>399-7776-6-ND</text:p>
          </table:table-cell>
          <table:table-cell table:style-name="ce51" office:value-type="float" office:value="0.1" calcext:value-type="float">
            <text:p>$0.10</text:p>
          </table:table-cell>
          <table:table-cell table:style-name="ce44" table:formula="of:=[MAINBOM.B67]*[MAINBOM.K67]" office:value-type="float" office:value="1.1" calcext:value-type="float">
            <text:p>$1.10</text:p>
          </table:table-cell>
          <table:table-cell table:style-name="ce51" office:value-type="float" office:value="0.0165" calcext:value-type="float">
            <text:p>$0.02</text:p>
          </table:table-cell>
          <table:table-cell table:style-name="ce44" table:formula="of:=[MAINBOM.B67]*[MAINBOM.M67]" office:value-type="float" office:value="0.1815" calcext:value-type="float">
            <text:p>$0.18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67]+1" office:value-type="float" office:value="46" calcext:value-type="float">
            <text:p>4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C278,C281,C283,C288,C300,C303,C305,C310</text:p>
          </table:table-cell>
          <table:table-cell table:style-name="ce2" office:value-type="string" calcext:value-type="string">
            <text:p>820PF_0201</text:p>
          </table:table-cell>
          <table:table-cell table:style-name="ce4" office:value-type="string" calcext:value-type="string">
            <text:p>CAP CER 820PF 25V 10% X7R 0201</text:p>
          </table:table-cell>
          <table:table-cell table:style-name="ce2" office:value-type="string" calcext:value-type="string">
            <text:p>MURATA</text:p>
          </table:table-cell>
          <table:table-cell table:style-name="ce28" office:value-type="string" calcext:value-type="string">
            <text:p> </text:p>
            <text:p>GRM033R71E821KA01D</text:p>
          </table:table-cell>
          <table:table-cell table:style-name="ce16" office:value-type="string" calcext:value-type="string">
            <text:p>CAPC0603X30L</text:p>
          </table:table-cell>
          <table:table-cell table:style-name="ce18" office:value-type="string" calcext:value-type="string">
            <text:p>Digikey</text:p>
          </table:table-cell>
          <table:table-cell table:style-name="ce4" office:value-type="string" calcext:value-type="string">
            <text:p>490-3183-1-ND</text:p>
          </table:table-cell>
          <table:table-cell table:style-name="ce52" office:value-type="float" office:value="0.1" calcext:value-type="float">
            <text:p>$0.10</text:p>
          </table:table-cell>
          <table:table-cell table:style-name="ce44" table:formula="of:=[MAINBOM.B68]*[MAINBOM.K68]" office:value-type="float" office:value="0.8" calcext:value-type="float">
            <text:p>$0.80</text:p>
          </table:table-cell>
          <table:table-cell table:style-name="ce44" office:value-type="float" office:value="0.0116" calcext:value-type="float">
            <text:p>$0.01</text:p>
          </table:table-cell>
          <table:table-cell table:style-name="ce44" table:formula="of:=[MAINBOM.B68]*[MAINBOM.M68]" office:value-type="float" office:value="0.0928" calcext:value-type="float">
            <text:p>$0.09</text:p>
          </table:table-cell>
          <table:table-cell table:style-name="ce2"/>
          <table:table-cell table:number-columns-repeated="1009"/>
        </table:table-row>
        <table:table-row table:style-name="ro7">
          <table:table-cell table:style-name="ce2" table:formula="of:=[MAINBOM.A68]+1" office:value-type="float" office:value="47" calcext:value-type="float">
            <text:p>47</text:p>
          </table:table-cell>
          <table:table-cell table:style-name="ce8" office:value-type="float" office:value="37" calcext:value-type="float">
            <text:p>37</text:p>
          </table:table-cell>
          <table:table-cell table:style-name="ce13" office:value-type="string" calcext:value-type="string">
            <text:p>C1,C3,C6,C10,C11,C15,C16,C20,C25,C27,C31,C40,C42,C45,C49,C50,C54,C55,C59,C64,C66,C70,C79,C81,C84,C88,C89,C93,C94,C98,C103,C105,C109,C182,C183,C185,C186</text:p>
          </table:table-cell>
          <table:table-cell table:style-name="ce13" office:value-type="string" calcext:value-type="string">
            <text:p>1nf</text:p>
          </table:table-cell>
          <table:table-cell table:style-name="ce21" office:value-type="string" calcext:value-type="string">
            <text:p>CAP CER 1000PF 50V 5% NP0 0402</text:p>
          </table:table-cell>
          <table:table-cell table:style-name="ce13" office:value-type="string" calcext:value-type="string">
            <text:p>Kemet</text:p>
          </table:table-cell>
          <table:table-cell table:style-name="ce28" office:value-type="string" calcext:value-type="string">
            <text:p>C0402C102J5GACTU</text:p>
          </table:table-cell>
          <table:table-cell table:style-name="ce13" office:value-type="string" calcext:value-type="string">
            <text:p>CAPC1005X50L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99-10034-6-ND</text:p>
          </table:table-cell>
          <table:table-cell table:style-name="ce51" office:value-type="float" office:value="0.1" calcext:value-type="float">
            <text:p>$0.10</text:p>
          </table:table-cell>
          <table:table-cell table:style-name="ce44" table:formula="of:=[MAINBOM.B69]*[MAINBOM.K69]" office:value-type="float" office:value="3.7" calcext:value-type="float">
            <text:p>$3.70</text:p>
          </table:table-cell>
          <table:table-cell table:style-name="ce51" office:value-type="float" office:value="0.0275" calcext:value-type="float">
            <text:p>$0.03</text:p>
          </table:table-cell>
          <table:table-cell table:style-name="ce44" table:formula="of:=[MAINBOM.B69]*[MAINBOM.M69]" office:value-type="float" office:value="1.0175" calcext:value-type="float">
            <text:p>$1.0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69]+1" office:value-type="float" office:value="48" calcext:value-type="float">
            <text:p>48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C169</text:p>
          </table:table-cell>
          <table:table-cell table:style-name="ce2" office:value-type="string" calcext:value-type="string">
            <text:p>2.7nf</text:p>
          </table:table-cell>
          <table:table-cell table:style-name="ce2" office:value-type="string" calcext:value-type="string">
            <text:p>CAP CER 2700PF 50V 2% NP0 0603</text:p>
          </table:table-cell>
          <table:table-cell table:style-name="ce13" office:value-type="string" calcext:value-type="string">
            <text:p>Murata</text:p>
          </table:table-cell>
          <table:table-cell table:style-name="ce16" office:value-type="string" calcext:value-type="string">
            <text:p>GRM1885C1H272GA01D</text:p>
          </table:table-cell>
          <table:table-cell table:style-name="ce11" office:value-type="string" calcext:value-type="string">
            <text:p>CAPC1608X90N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490-6383-1-ND</text:p>
          </table:table-cell>
          <table:table-cell table:style-name="ce51" office:value-type="float" office:value="0.24" calcext:value-type="float">
            <text:p>$0.24</text:p>
          </table:table-cell>
          <table:table-cell table:style-name="ce44" table:formula="of:=[MAINBOM.B70]*[MAINBOM.K70]" office:value-type="float" office:value="0.24" calcext:value-type="float">
            <text:p>$0.24</text:p>
          </table:table-cell>
          <table:table-cell table:style-name="ce51" office:value-type="float" office:value="0.083" calcext:value-type="float">
            <text:p>$0.08</text:p>
          </table:table-cell>
          <table:table-cell table:style-name="ce44" table:formula="of:=[MAINBOM.B70]*[MAINBOM.M70]" office:value-type="float" office:value="0.083" calcext:value-type="float">
            <text:p>$0.08</text:p>
          </table:table-cell>
          <table:table-cell table:style-name="ce2"/>
          <table:table-cell table:number-columns-repeated="1009"/>
        </table:table-row>
        <table:table-row table:style-name="ro7">
          <table:table-cell table:style-name="ce2" table:formula="of:=[MAINBOM.A70]+1" office:value-type="float" office:value="49" calcext:value-type="float">
            <text:p>49</text:p>
          </table:table-cell>
          <table:table-cell table:style-name="ce8" office:value-type="float" office:value="38" calcext:value-type="float">
            <text:p>38</text:p>
          </table:table-cell>
          <table:table-cell table:style-name="ce13" office:value-type="string" calcext:value-type="string">
            <text:p>C4,C7,C12,C18,C22,C24,C26,C30,C33,C35,C36,C39,C43,C46,C51,C57,C61,C63,C65,C69,C72,C74,C75,C78,C82,C85,C90,C96,C100,C102,C104,C108,C111,C113, C114,C117,C287,C309</text:p>
          </table:table-cell>
          <table:table-cell table:style-name="ce2" office:value-type="string" calcext:value-type="string">
            <text:p>0_01UF_0402</text:p>
          </table:table-cell>
          <table:table-cell table:style-name="ce21" office:value-type="string" calcext:value-type="string">
            <text:p>CAP CER 10000PF 50V 10% X7R 0402</text:p>
          </table:table-cell>
          <table:table-cell table:style-name="ce13" office:value-type="string" calcext:value-type="string">
            <text:p>Kemet</text:p>
          </table:table-cell>
          <table:table-cell table:style-name="ce28" office:value-type="string" calcext:value-type="string">
            <text:p>C0402C103K5RACTU</text:p>
          </table:table-cell>
          <table:table-cell table:style-name="ce13" office:value-type="string" calcext:value-type="string">
            <text:p>CAPC1005X50L</text:p>
          </table:table-cell>
          <table:table-cell table:style-name="ce13" office:value-type="string" calcext:value-type="string">
            <text:p>Digikey</text:p>
          </table:table-cell>
          <table:table-cell table:style-name="ce11" office:value-type="string" calcext:value-type="string">
            <text:p>399-3066-6-ND</text:p>
          </table:table-cell>
          <table:table-cell table:style-name="ce51" office:value-type="float" office:value="0.1" calcext:value-type="float">
            <text:p>$0.10</text:p>
          </table:table-cell>
          <table:table-cell table:style-name="ce44" table:formula="of:=[MAINBOM.B71]*[MAINBOM.K71]" office:value-type="float" office:value="3.8" calcext:value-type="float">
            <text:p>$3.80</text:p>
          </table:table-cell>
          <table:table-cell table:style-name="ce51" office:value-type="float" office:value="0.012" calcext:value-type="float">
            <text:p>$0.01</text:p>
          </table:table-cell>
          <table:table-cell table:style-name="ce44" table:formula="of:=[MAINBOM.B71]*[MAINBOM.M71]" office:value-type="float" office:value="0.456" calcext:value-type="float">
            <text:p>$0.46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71]+1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string" calcext:value-type="string">
            <text:p>C279,C301,C280,C282,C284,C289,C302,C304,C306,C311</text:p>
          </table:table-cell>
          <table:table-cell table:style-name="ce2" office:value-type="string" calcext:value-type="string">
            <text:p>0_068UF_0402</text:p>
          </table:table-cell>
          <table:table-cell table:style-name="ce4" office:value-type="string" calcext:value-type="string">
            <text:p>CAP CER 0.068UF 10V 10% X5R 0402</text:p>
          </table:table-cell>
          <table:table-cell table:style-name="ce2" office:value-type="string" calcext:value-type="string">
            <text:p>TDK</text:p>
          </table:table-cell>
          <table:table-cell table:style-name="ce18" office:value-type="string" calcext:value-type="string">
            <text:p>C1005X5R1A683K050BA</text:p>
          </table:table-cell>
          <table:table-cell table:style-name="ce13" office:value-type="string" calcext:value-type="string">
            <text:p>CAPC1005X50L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<text:s text:c="2"/>445-4982-1-ND</text:p>
          </table:table-cell>
          <table:table-cell table:style-name="ce52" office:value-type="float" office:value="0.1" calcext:value-type="float">
            <text:p>$0.10</text:p>
          </table:table-cell>
          <table:table-cell table:style-name="ce44" table:formula="of:=[MAINBOM.B72]*[MAINBOM.K72]" office:value-type="float" office:value="1" calcext:value-type="float">
            <text:p>$1.0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72]*[MAINBOM.M72]" office:value-type="float" office:value="0.18" calcext:value-type="float">
            <text:p>$0.18</text:p>
          </table:table-cell>
          <table:table-cell table:style-name="ce2"/>
          <table:table-cell table:number-columns-repeated="1009"/>
        </table:table-row>
        <table:table-row table:style-name="ro8">
          <table:table-cell table:style-name="ce2" table:formula="of:=[MAINBOM.A72]+1" office:value-type="float" office:value="51" calcext:value-type="float">
            <text:p>51</text:p>
          </table:table-cell>
          <table:table-cell table:style-name="ce8" office:value-type="float" office:value="65" calcext:value-type="float">
            <text:p>65</text:p>
          </table:table-cell>
          <table:table-cell table:style-name="ce13" office:value-type="string" calcext:value-type="string">
            <text:p>C28,C67,C106,C119,C121,C123,C127,C129,C131,C135,C136,C139,C163,C165,C166,C171,C174,C175,C148,C192,C194,C195,C216,C217,C219,C220,C222,C223,C224,C225,C226,C269,C270,C271,C273,C275,C276,C277,C285,C286,C291,C292,C293,C295,C297,C298,C299,C307,C308,C312,C313,C315,C317,C318,C319,C321,C323,C324,C325,C326,C327,C328,C591, C592, C593, C601,C602, C604</text:p>
          </table:table-cell>
          <table:table-cell table:style-name="ce2" office:value-type="string" calcext:value-type="string">
            <text:p>0_1UF_0402</text:p>
          </table:table-cell>
          <table:table-cell table:style-name="ce4" office:value-type="string" calcext:value-type="string">
            <text:p>0.1 uF Capacitor 25V X5R</text:p>
          </table:table-cell>
          <table:table-cell table:style-name="ce2" office:value-type="string" calcext:value-type="string">
            <text:p>Panasonic-ECG</text:p>
          </table:table-cell>
          <table:table-cell table:style-name="ce16" office:value-type="string" calcext:value-type="string">
            <text:p>ECJ-0EB1A104K</text:p>
          </table:table-cell>
          <table:table-cell table:style-name="ce13" office:value-type="string" calcext:value-type="string">
            <text:p>CAPC1005X50L</text:p>
          </table:table-cell>
          <table:table-cell table:style-name="ce2" office:value-type="string" calcext:value-type="string">
            <text:p>Digikey</text:p>
          </table:table-cell>
          <table:table-cell table:style-name="ce4" office:value-type="string" calcext:value-type="string">
            <office:annotation draw:style-name="gr5" draw:text-style-name="P2" svg:width="395.77pt" svg:height="0.68pt" svg:x="835.63pt" svg:y="950.29pt" draw:caption-point-x="541.22pt" draw:caption-point-y="156.25pt">
              <dc:date>2017-09-25T00:00:00</dc:date>
              <text:p text:style-name="P1"><text:span text:style-name="T1">rtreacy:</text:span></text:p>
              <text:p text:style-name="P1"><text:span text:style-name="T2">this is not the panasonic part (appears to be equiv different vendor)</text:span></text:p>
            </office:annotation>
            <text:p>587-1456-1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73]*[MAINBOM.K73]" office:value-type="float" office:value="6.5" calcext:value-type="float">
            <text:p>$6.50</text:p>
          </table:table-cell>
          <table:table-cell table:style-name="ce44" office:value-type="float" office:value="0.017" calcext:value-type="float">
            <text:p>$0.02</text:p>
          </table:table-cell>
          <table:table-cell table:style-name="ce44" table:formula="of:=[MAINBOM.B73]*[MAINBOM.M73]" office:value-type="float" office:value="1.105" calcext:value-type="float">
            <text:p>$1.11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4" office:value-type="string" calcext:value-type="string">
            <text:p>51a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C603</text:p>
          </table:table-cell>
          <table:table-cell table:style-name="ce19" office:value-type="string" calcext:value-type="string">
            <text:p>0_47UF_0402</text:p>
          </table:table-cell>
          <table:table-cell table:style-name="ce4" office:value-type="string" calcext:value-type="string">
            <text:p>0.470 uF Capacitor, 25V, X5R, 10%</text:p>
          </table:table-cell>
          <table:table-cell table:style-name="ce13" office:value-type="string" calcext:value-type="string">
            <text:p>Murata</text:p>
          </table:table-cell>
          <table:table-cell table:style-name="ce18" office:value-type="string" calcext:value-type="string">
            <text:p>GRT155R61E474KE01D</text:p>
          </table:table-cell>
          <table:table-cell table:style-name="ce13" office:value-type="string" calcext:value-type="string">
            <text:p>CAPC1005X50L</text:p>
          </table:table-cell>
          <table:table-cell table:style-name="ce2"/>
          <table:table-cell table:style-name="ce4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7">
          <table:table-cell table:style-name="ce2" table:formula="of:=[MAINBOM.A73]+1" office:value-type="float" office:value="52" calcext:value-type="float">
            <text:p>52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string" calcext:value-type="string">
            <text:p>C21,C23,C29,C32,C34,C38,C60,C62,C68,C71,C73,C77,C99,C101,C107,C110,C112,C116,C120,C124,C128,C132,C150,C179,C190,C218,C221,C229,C236,C243,C252,C261</text:p>
          </table:table-cell>
          <table:table-cell table:style-name="ce2" office:value-type="string" calcext:value-type="string">
            <text:p>1UF_0603</text:p>
          </table:table-cell>
          <table:table-cell table:style-name="ce4" office:value-type="string" calcext:value-type="string">
            <text:p>1 uF Ceramic Capacitor 25V X5R</text:p>
          </table:table-cell>
          <table:table-cell table:style-name="ce4" office:value-type="string" calcext:value-type="string">
            <text:p>Murata</text:p>
          </table:table-cell>
          <table:table-cell table:style-name="ce16" office:value-type="string" calcext:value-type="string">
            <text:p>GRM188R61E105KA12D</text:p>
          </table:table-cell>
          <table:table-cell table:style-name="ce2" office:value-type="string" calcext:value-type="string">
            <text:p>CAPC1608X90N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490-3897-1-ND</text:p>
          </table:table-cell>
          <table:table-cell table:style-name="ce44" office:value-type="float" office:value="0.12" calcext:value-type="float">
            <text:p>$0.12</text:p>
          </table:table-cell>
          <table:table-cell table:style-name="ce44" table:formula="of:=[MAINBOM.B75]*[MAINBOM.K75]" office:value-type="float" office:value="3.84" calcext:value-type="float">
            <text:p>$3.84</text:p>
          </table:table-cell>
          <table:table-cell table:style-name="ce44" office:value-type="float" office:value="0.039" calcext:value-type="float">
            <text:p>$0.04</text:p>
          </table:table-cell>
          <table:table-cell table:style-name="ce44" table:formula="of:=[MAINBOM.B75]*[MAINBOM.M75]" office:value-type="float" office:value="1.248" calcext:value-type="float">
            <text:p>$1.2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75]+1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161</text:p>
          </table:table-cell>
          <table:table-cell table:style-name="ce2" office:value-type="string" calcext:value-type="string">
            <text:p>2.2uF</text:p>
          </table:table-cell>
          <table:table-cell table:style-name="ce2" office:value-type="string" calcext:value-type="string">
            <text:p>CAP CER 2.2UF 10V 10% X5R 0603</text:p>
          </table:table-cell>
          <table:table-cell table:style-name="ce13" office:value-type="string" calcext:value-type="string">
            <text:p>Kemet</text:p>
          </table:table-cell>
          <table:table-cell table:style-name="ce16" office:value-type="string" calcext:value-type="string">
            <text:p>C0603C225K8PACTU</text:p>
          </table:table-cell>
          <table:table-cell table:style-name="ce11" office:value-type="string" calcext:value-type="string">
            <text:p>CAPC1608X90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99-4911-6-ND</text:p>
          </table:table-cell>
          <table:table-cell table:style-name="ce53" office:value-type="float" office:value="0.17" calcext:value-type="float">
            <text:p>$0.17</text:p>
          </table:table-cell>
          <table:table-cell table:style-name="ce44" table:formula="of:=[MAINBOM.B76]*[MAINBOM.K76]" office:value-type="float" office:value="0.17" calcext:value-type="float">
            <text:p>$0.17</text:p>
          </table:table-cell>
          <table:table-cell table:style-name="ce51" office:value-type="float" office:value="0.057" calcext:value-type="float">
            <text:p>$0.06</text:p>
          </table:table-cell>
          <table:table-cell table:style-name="ce44" table:formula="of:=[MAINBOM.B76]*[MAINBOM.M76]" office:value-type="float" office:value="0.057" calcext:value-type="float">
            <text:p>$0.0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76]+1" office:value-type="float" office:value="54" calcext:value-type="float">
            <text:p>54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C162</text:p>
          </table:table-cell>
          <table:table-cell table:style-name="ce2" office:value-type="string" calcext:value-type="string">
            <text:p>3.3uF</text:p>
          </table:table-cell>
          <table:table-cell table:style-name="ce2" office:value-type="string" calcext:value-type="string">
            <text:p>CAP CER 3.3UF 10V 10% X5R 0805</text:p>
          </table:table-cell>
          <table:table-cell table:style-name="ce13" office:value-type="string" calcext:value-type="string">
            <text:p>Kemet</text:p>
          </table:table-cell>
          <table:table-cell table:style-name="ce16" office:value-type="string" calcext:value-type="string">
            <text:p>C0805C335K8PACTU</text:p>
          </table:table-cell>
          <table:table-cell table:style-name="ce13" office:value-type="string" calcext:value-type="string">
            <text:p>CAPC2012X105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99-3129-6-ND</text:p>
          </table:table-cell>
          <table:table-cell table:style-name="ce53" office:value-type="float" office:value="0.25" calcext:value-type="float">
            <text:p>$0.25</text:p>
          </table:table-cell>
          <table:table-cell table:style-name="ce44" table:formula="of:=[MAINBOM.B77]*[MAINBOM.K77]" office:value-type="float" office:value="0.25" calcext:value-type="float">
            <text:p>$0.25</text:p>
          </table:table-cell>
          <table:table-cell table:style-name="ce51" office:value-type="float" office:value="0.104" calcext:value-type="float">
            <text:p>$0.10</text:p>
          </table:table-cell>
          <table:table-cell table:style-name="ce44" table:formula="of:=[MAINBOM.B77]*[MAINBOM.M77]" office:value-type="float" office:value="0.104" calcext:value-type="float">
            <text:p>$0.10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77]+1" office:value-type="float" office:value="55" calcext:value-type="float">
            <text:p>55</text:p>
          </table:table-cell>
          <table:table-cell table:style-name="ce3" office:value-type="float" office:value="13" calcext:value-type="float">
            <text:p>13</text:p>
          </table:table-cell>
          <table:table-cell table:style-name="ce13" office:value-type="string" calcext:value-type="string">
            <text:p>C134,C138,C149,C155,C158,C141,C228,C235,C242,C251,C260,C268,C290</text:p>
          </table:table-cell>
          <table:table-cell table:style-name="ce2" office:value-type="string" calcext:value-type="string">
            <text:p>10UF_1206</text:p>
          </table:table-cell>
          <table:table-cell table:style-name="ce2" office:value-type="string" calcext:value-type="string">
            <text:p>CAP CER 10UF 25V 10% X5R 1206</text:p>
          </table:table-cell>
          <table:table-cell table:style-name="ce2" office:value-type="string" calcext:value-type="string">
            <text:p>Samsung</text:p>
          </table:table-cell>
          <table:table-cell table:style-name="ce16" office:value-type="string" calcext:value-type="string">
            <text:p>CL31A106KAHNNNE</text:p>
          </table:table-cell>
          <table:table-cell table:style-name="ce4" office:value-type="string" calcext:value-type="string">
            <text:p>CAPC3216X180N</text:p>
          </table:table-cell>
          <table:table-cell table:style-name="ce4" office:value-type="string" calcext:value-type="string">
            <text:p>Digikey</text:p>
          </table:table-cell>
          <table:table-cell table:style-name="ce2" office:value-type="string" calcext:value-type="string">
            <text:p>1276-1075-1-ND</text:p>
          </table:table-cell>
          <table:table-cell table:style-name="ce52" office:value-type="float" office:value="0.23" calcext:value-type="float">
            <text:p>$0.23</text:p>
          </table:table-cell>
          <table:table-cell table:style-name="ce44" table:formula="of:=[MAINBOM.B78]*[MAINBOM.K78]" office:value-type="float" office:value="2.99" calcext:value-type="float">
            <text:p>$2.99</text:p>
          </table:table-cell>
          <table:table-cell table:style-name="ce44" office:value-type="float" office:value="0.079" calcext:value-type="float">
            <text:p>$0.08</text:p>
          </table:table-cell>
          <table:table-cell table:style-name="ce44" table:formula="of:=[MAINBOM.B78]*[MAINBOM.M78]" office:value-type="float" office:value="1.027" calcext:value-type="float">
            <text:p>$1.0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78]+1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C140</text:p>
          </table:table-cell>
          <table:table-cell table:style-name="ce16" office:value-type="string" calcext:value-type="string">
            <text:p>15uF</text:p>
          </table:table-cell>
          <table:table-cell table:style-name="ce2" office:value-type="string" calcext:value-type="string">
            <text:p>CAP CER 15UF 10V 20% X5R 0603</text:p>
          </table:table-cell>
          <table:table-cell table:style-name="ce13" office:value-type="string" calcext:value-type="string">
            <text:p>TDK</text:p>
          </table:table-cell>
          <table:table-cell table:style-name="ce16" office:value-type="string" calcext:value-type="string">
            <text:p>C1608X5R1A156M080AC</text:p>
          </table:table-cell>
          <table:table-cell table:style-name="ce13" office:value-type="string" calcext:value-type="string">
            <text:p>CAPC1608X90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445-9117-6-ND</text:p>
          </table:table-cell>
          <table:table-cell table:style-name="ce53" office:value-type="float" office:value="0.52" calcext:value-type="float">
            <text:p>$0.52</text:p>
          </table:table-cell>
          <table:table-cell table:style-name="ce44" table:formula="of:=[MAINBOM.B79]*[MAINBOM.K79]" office:value-type="float" office:value="0.52" calcext:value-type="float">
            <text:p>$0.52</text:p>
          </table:table-cell>
          <table:table-cell table:style-name="ce51" office:value-type="float" office:value="0.2275" calcext:value-type="float">
            <text:p>$0.23</text:p>
          </table:table-cell>
          <table:table-cell table:style-name="ce44" table:formula="of:=[MAINBOM.B79]*[MAINBOM.M79]" office:value-type="float" office:value="0.2275" calcext:value-type="float">
            <text:p>$0.23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79]+1" office:value-type="float" office:value="57" calcext:value-type="float">
            <text:p>57</text:p>
          </table:table-cell>
          <table:table-cell table:style-name="ce7" office:value-type="float" office:value="14" calcext:value-type="float">
            <text:p>14</text:p>
          </table:table-cell>
          <table:table-cell table:style-name="ce13" office:value-type="string" calcext:value-type="string">
            <text:p>C143,C144,C145,C231,C238,C245,C254,C263,C314,C316,C320,C322,C156,C159</text:p>
          </table:table-cell>
          <table:table-cell table:style-name="ce2" office:value-type="string" calcext:value-type="string">
            <text:p>22UF_1206</text:p>
          </table:table-cell>
          <table:table-cell table:style-name="ce4" office:value-type="string" calcext:value-type="string">
            <text:p>22 uF Ceramic Capacitor 25V X5R</text:p>
          </table:table-cell>
          <table:table-cell table:style-name="ce4" office:value-type="string" calcext:value-type="string">
            <text:p>Murata</text:p>
          </table:table-cell>
          <table:table-cell table:style-name="ce16" office:value-type="string" calcext:value-type="string">
            <text:p>GRM31CR61E226KE15L</text:p>
          </table:table-cell>
          <table:table-cell table:style-name="ce2" office:value-type="string" calcext:value-type="string">
            <text:p>CAPC3216X180N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490-55-27-1-ND</text:p>
          </table:table-cell>
          <table:table-cell table:style-name="ce52" office:value-type="float" office:value="1.09" calcext:value-type="float">
            <text:p>$1.09</text:p>
          </table:table-cell>
          <table:table-cell table:style-name="ce44" table:formula="of:=[MAINBOM.B80]*[MAINBOM.K80]" office:value-type="float" office:value="15.26" calcext:value-type="float">
            <text:p>$15.26</text:p>
          </table:table-cell>
          <table:table-cell table:style-name="ce44" office:value-type="float" office:value="0.54" calcext:value-type="float">
            <text:p>$0.54</text:p>
          </table:table-cell>
          <table:table-cell table:style-name="ce44" table:formula="of:=[MAINBOM.B80]*[MAINBOM.M80]" office:value-type="float" office:value="7.56" calcext:value-type="float">
            <text:p>$7.5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0]+1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C137</text:p>
          </table:table-cell>
          <table:table-cell table:style-name="ce4" office:value-type="string" calcext:value-type="string">
            <text:p>33uF</text:p>
          </table:table-cell>
          <table:table-cell table:style-name="ce4" office:value-type="string" calcext:value-type="string">
            <text:p><text:s/>CAP TANT 33UF 25V 10% 2917</text:p>
          </table:table-cell>
          <table:table-cell table:style-name="ce13" office:value-type="string" calcext:value-type="string">
            <text:p>Kemet</text:p>
          </table:table-cell>
          <table:table-cell table:style-name="ce16" office:value-type="string" calcext:value-type="string">
            <text:p>T495D336K025ZTE230</text:p>
          </table:table-cell>
          <table:table-cell table:style-name="ce11" office:value-type="string" calcext:value-type="string">
            <text:p>CAPMP7343X310N-ALT1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495-1569-6-ND</text:p>
          </table:table-cell>
          <table:table-cell table:style-name="ce53" office:value-type="float" office:value="1.69" calcext:value-type="float">
            <text:p>$1.69</text:p>
          </table:table-cell>
          <table:table-cell table:style-name="ce44" table:formula="of:=[MAINBOM.B81]*[MAINBOM.K81]" office:value-type="float" office:value="1.69" calcext:value-type="float">
            <text:p>$1.69</text:p>
          </table:table-cell>
          <table:table-cell table:style-name="ce51" office:value-type="float" office:value="0.9825" calcext:value-type="float">
            <text:p>$0.98</text:p>
          </table:table-cell>
          <table:table-cell table:style-name="ce44" table:formula="of:=[MAINBOM.B81]*[MAINBOM.M81]" office:value-type="float" office:value="0.9825" calcext:value-type="float">
            <text:p>$0.98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81]+1" office:value-type="float" office:value="59" calcext:value-type="float">
            <text:p>59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string" calcext:value-type="string">
            <text:p>C146,C197,C232,C239,C246,C248,C255,C257,C264,C266,C212,C213,C214</text:p>
          </table:table-cell>
          <table:table-cell table:style-name="ce2" office:value-type="string" calcext:value-type="string">
            <text:p>47UF_1206</text:p>
          </table:table-cell>
          <table:table-cell table:style-name="ce4" office:value-type="string" calcext:value-type="string">
            <text:p>CAP CER 47UF 10V 20% X5R 1206</text:p>
          </table:table-cell>
          <table:table-cell table:style-name="ce2" office:value-type="string" calcext:value-type="string">
            <text:p>MURATA</text:p>
          </table:table-cell>
          <table:table-cell table:style-name="ce18" office:value-type="string" calcext:value-type="string">
            <text:p>GRM31CR61A476ME15L</text:p>
          </table:table-cell>
          <table:table-cell table:style-name="ce16" office:value-type="string" calcext:value-type="string">
            <text:p>CAPC3216X180N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490-5528-1-ND</text:p>
          </table:table-cell>
          <table:table-cell table:style-name="ce44" office:value-type="float" office:value="0.88" calcext:value-type="float">
            <text:p>$0.88</text:p>
          </table:table-cell>
          <table:table-cell table:style-name="ce44" table:formula="of:=[MAINBOM.B82]*[MAINBOM.K82]" office:value-type="float" office:value="11.44" calcext:value-type="float">
            <text:p>$11.44</text:p>
          </table:table-cell>
          <table:table-cell table:style-name="ce44" office:value-type="float" office:value="0.406" calcext:value-type="float">
            <text:p>$0.41</text:p>
          </table:table-cell>
          <table:table-cell table:style-name="ce44" table:formula="of:=[MAINBOM.B82]*[MAINBOM.M82]" office:value-type="float" office:value="5.278" calcext:value-type="float">
            <text:p>$5.2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2]+1" office:value-type="float" office:value="60" calcext:value-type="float">
            <text:p>60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C227,C234,C241,C250,C259</text:p>
          </table:table-cell>
          <table:table-cell table:style-name="ce2" office:value-type="string" calcext:value-type="string">
            <text:p>Radial</text:p>
          </table:table-cell>
          <table:table-cell table:style-name="ce2" office:value-type="string" calcext:value-type="string">
            <text:p>CAP ALUM 180UF 25V 20% RADIAL</text:p>
          </table:table-cell>
          <table:table-cell table:style-name="ce4" office:value-type="string" calcext:value-type="string">
            <text:p>Panasonic</text:p>
          </table:table-cell>
          <table:table-cell table:style-name="ce16" office:value-type="string" calcext:value-type="string">
            <text:p>EEU-FC1E181</text:p>
          </table:table-cell>
          <table:table-cell table:style-name="ce4" office:value-type="string" calcext:value-type="string">
            <text:p>CAPPRD350W60D820H1170P</text:p>
          </table:table-cell>
          <table:table-cell table:style-name="ce18" office:value-type="string" calcext:value-type="string">
            <text:p>Digikey</text:p>
          </table:table-cell>
          <table:table-cell table:style-name="ce2" office:value-type="string" calcext:value-type="string">
            <text:p>P11217-ND</text:p>
          </table:table-cell>
          <table:table-cell table:style-name="ce44" office:value-type="float" office:value="0.48" calcext:value-type="float">
            <text:p>$0.48</text:p>
          </table:table-cell>
          <table:table-cell table:style-name="ce44" table:formula="of:=[MAINBOM.B83]*[MAINBOM.K83]" office:value-type="float" office:value="2.4" calcext:value-type="float">
            <text:p>$2.40</text:p>
          </table:table-cell>
          <table:table-cell table:style-name="ce44" office:value-type="float" office:value="0.2" calcext:value-type="float">
            <text:p>$0.20</text:p>
          </table:table-cell>
          <table:table-cell table:style-name="ce44" table:formula="of:=[MAINBOM.B83]*[MAINBOM.M83]" office:value-type="float" office:value="1" calcext:value-type="float">
            <text:p>$1.0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3]+1" office:value-type="float" office:value="61" calcext:value-type="float">
            <text:p>6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C233,C240,C247,C249,C256,C258,C265,C267</text:p>
          </table:table-cell>
          <table:table-cell table:style-name="ce2" office:value-type="string" calcext:value-type="string">
            <text:p>330UF_LOW_ESR</text:p>
          </table:table-cell>
          <table:table-cell table:style-name="ce4" office:value-type="string" calcext:value-type="string">
            <text:p>CAP TANT 330UF 10V 10% 2917</text:p>
          </table:table-cell>
          <table:table-cell table:style-name="ce2" office:value-type="string" calcext:value-type="string">
            <text:p>KEMET</text:p>
          </table:table-cell>
          <table:table-cell table:style-name="ce18" office:value-type="string" calcext:value-type="string">
            <text:p>B45197A2337K409</text:p>
          </table:table-cell>
          <table:table-cell table:style-name="ce16" office:value-type="string" calcext:value-type="string">
            <text:p>CAPMP7343X310N-ALT1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<text:s/>495-1535-1-ND</text:p>
          </table:table-cell>
          <table:table-cell table:style-name="ce44" office:value-type="float" office:value="2.43" calcext:value-type="float">
            <text:p>$2.43</text:p>
          </table:table-cell>
          <table:table-cell table:style-name="ce44" table:formula="of:=[MAINBOM.B84]*[MAINBOM.K84]" office:value-type="float" office:value="19.44" calcext:value-type="float">
            <text:p>$19.44</text:p>
          </table:table-cell>
          <table:table-cell table:style-name="ce44" office:value-type="float" office:value="1.41" calcext:value-type="float">
            <text:p>$1.41</text:p>
          </table:table-cell>
          <table:table-cell table:style-name="ce44" table:formula="of:=[MAINBOM.B84]*[MAINBOM.M84]" office:value-type="float" office:value="11.28" calcext:value-type="float">
            <text:p>$11.2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4]+1" office:value-type="float" office:value="62" calcext:value-type="float">
            <text:p>6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string" calcext:value-type="string">
            <text:p>C191,C230,C237,C244,C253,C262</text:p>
          </table:table-cell>
          <table:table-cell table:style-name="ce2" office:value-type="string" calcext:value-type="string">
            <text:p>330UF_8_3MMX8_3MM</text:p>
          </table:table-cell>
          <table:table-cell table:style-name="ce4" office:value-type="string" calcext:value-type="string">
            <text:p>CAP ALUM 330UF 25V 20% SMD</text:p>
          </table:table-cell>
          <table:table-cell table:style-name="ce2" office:value-type="string" calcext:value-type="string">
            <text:p>PANASONIC-ECG</text:p>
          </table:table-cell>
          <table:table-cell table:style-name="ce18" office:value-type="string" calcext:value-type="string">
            <text:p>EEE-FK1E331P</text:p>
          </table:table-cell>
          <table:table-cell table:style-name="ce16" office:value-type="string" calcext:value-type="string">
            <text:p>CAPAE830X1050D995DD305L335N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PCE3803CT-ND</text:p>
          </table:table-cell>
          <table:table-cell table:style-name="ce44" office:value-type="float" office:value="0.93" calcext:value-type="float">
            <text:p>$0.93</text:p>
          </table:table-cell>
          <table:table-cell table:style-name="ce44" table:formula="of:=[MAINBOM.B85]*[MAINBOM.K85]" office:value-type="float" office:value="5.58" calcext:value-type="float">
            <text:p>$5.58</text:p>
          </table:table-cell>
          <table:table-cell table:style-name="ce44" office:value-type="float" office:value="0.53" calcext:value-type="float">
            <text:p>$0.53</text:p>
          </table:table-cell>
          <table:table-cell table:style-name="ce44" table:formula="of:=[MAINBOM.B85]*[MAINBOM.M85]" office:value-type="float" office:value="3.18" calcext:value-type="float">
            <text:p>$3.1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5]+1" office:value-type="float" office:value="63" calcext:value-type="float">
            <text:p>6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D9,D10</text:p>
          </table:table-cell>
          <table:table-cell table:style-name="ce2" office:value-type="string" calcext:value-type="string">
            <text:p>BZX84C4V7_SOT23</text:p>
          </table:table-cell>
          <table:table-cell table:style-name="ce2" office:value-type="string" calcext:value-type="string">
            <text:p>DIODE ZENER 5.1V 500MW SOD123</text:p>
          </table:table-cell>
          <table:table-cell table:style-name="ce2" office:value-type="string" calcext:value-type="string">
            <text:p>MICRO COMMERCIAL</text:p>
          </table:table-cell>
          <table:table-cell table:style-name="ce16" office:value-type="string" calcext:value-type="string">
            <text:p>BZT52C5V1-TP</text:p>
          </table:table-cell>
          <table:table-cell table:style-name="ce2" office:value-type="string" calcext:value-type="string">
            <text:p>SOD3717X135</text:p>
          </table:table-cell>
          <table:table-cell table:style-name="ce18" office:value-type="string" calcext:value-type="string">
            <text:p>Digikey</text:p>
          </table:table-cell>
          <table:table-cell table:style-name="ce2" office:value-type="string" calcext:value-type="string">
            <text:p>BZT52C5V1-TPMSCT-ND</text:p>
          </table:table-cell>
          <table:table-cell table:style-name="ce44" office:value-type="float" office:value="0.21" calcext:value-type="float">
            <text:p>$0.21</text:p>
          </table:table-cell>
          <table:table-cell table:style-name="ce44" table:formula="of:=[MAINBOM.B86]*[MAINBOM.K86]" office:value-type="float" office:value="0.42" calcext:value-type="float">
            <text:p>$0.42</text:p>
          </table:table-cell>
          <table:table-cell table:style-name="ce44" office:value-type="float" office:value="0.108" calcext:value-type="float">
            <text:p>$0.11</text:p>
          </table:table-cell>
          <table:table-cell table:style-name="ce44" table:formula="of:=[MAINBOM.B86]*[MAINBOM.M86]" office:value-type="float" office:value="0.216" calcext:value-type="float">
            <text:p>$0.2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6]+1" office:value-type="float" office:value="64" calcext:value-type="float">
            <text:p>64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R72,R442,R443</text:p>
          </table:table-cell>
          <table:table-cell table:style-name="ce2" office:value-type="string" calcext:value-type="string">
            <text:p>0_0402</text:p>
          </table:table-cell>
          <table:table-cell table:style-name="ce2" office:value-type="string" calcext:value-type="string">
            <text:p>RES 0.0 OHM 1/10W JUMP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GE0R00X</text:p>
          </table:table-cell>
          <table:table-cell table:style-name="ce33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0.0J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87]*[MAINBOM.K87]" office:value-type="float" office:value="0.3" calcext:value-type="float">
            <text:p>$0.30</text:p>
          </table:table-cell>
          <table:table-cell table:style-name="ce44" office:value-type="float" office:value="0.013" calcext:value-type="float">
            <text:p>$0.01</text:p>
          </table:table-cell>
          <table:table-cell table:style-name="ce44" table:formula="of:=[MAINBOM.B87]*[MAINBOM.M87]" office:value-type="float" office:value="0.039" calcext:value-type="float">
            <text:p>$0.04</text:p>
          </table:table-cell>
          <table:table-cell table:style-name="ce2"/>
          <table:table-cell table:number-columns-repeated="1009"/>
        </table:table-row>
        <table:table-row table:style-name="ro6">
          <table:table-cell table:style-name="ce2" table:formula="of:=[MAINBOM.A87]+1" office:value-type="float" office:value="65" calcext:value-type="float">
            <text:p>65</text:p>
          </table:table-cell>
          <table:table-cell table:style-name="ce7" office:value-type="float" office:value="32" calcext:value-type="float">
            <text:p>32</text:p>
          </table:table-cell>
          <table:table-cell table:style-name="ce13" office:value-type="string" calcext:value-type="string">
            <text:p>R1,R5,R6,R8,R9,R12,R13,R16,R21,R25,R26,R28,R29,R32,R33,R36,R41,R45,R46,R48,R49,R52,R53,R56,R96,R97,R100,R102,R103,R104,R105,R106</text:p>
          </table:table-cell>
          <table:table-cell table:style-name="ce2" office:value-type="string" calcext:value-type="string">
            <text:p>10 ohms</text:p>
          </table:table-cell>
          <table:table-cell table:style-name="ce2" office:value-type="string" calcext:value-type="string">
            <text:p>RES 10.0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16" office:value-type="string" calcext:value-type="string">
            <text:p>RC0402FR-0710R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11-10.0LRDKR-ND</text:p>
          </table:table-cell>
          <table:table-cell table:style-name="ce50" office:value-type="float" office:value="0.1" calcext:value-type="float">
            <text:p>$0.10</text:p>
          </table:table-cell>
          <table:table-cell table:style-name="ce44" table:formula="of:=[MAINBOM.B88]*[MAINBOM.K88]" office:value-type="float" office:value="3.2" calcext:value-type="float">
            <text:p>$3.2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88]*[MAINBOM.M88]" office:value-type="float" office:value="0.2016" calcext:value-type="float">
            <text:p>$0.20</text:p>
          </table:table-cell>
          <table:table-cell table:style-name="ce2"/>
          <table:table-cell table:number-columns-repeated="1009"/>
        </table:table-row>
        <table:table-row table:style-name="ro6">
          <table:table-cell table:style-name="ce2" table:formula="of:=[MAINBOM.A88]+1" office:value-type="float" office:value="66" calcext:value-type="float">
            <text:p>66</text:p>
          </table:table-cell>
          <table:table-cell table:style-name="ce3" office:value-type="float" office:value="29" calcext:value-type="float">
            <text:p>29</text:p>
          </table:table-cell>
          <table:table-cell table:style-name="ce13" office:value-type="string" calcext:value-type="string">
            <text:p>R2,R22,R42,R3,R4,R7,R10,R11,R14,R15,R23,R24,R27,R30,R31,R34,R35,R43,R44,R47,R50,R51,R54,R55,R144,R197,R198,R199,R200</text:p>
          </table:table-cell>
          <table:table-cell table:style-name="ce2" office:value-type="string" calcext:value-type="string">
            <text:p>15_0402</text:p>
          </table:table-cell>
          <table:table-cell table:style-name="ce2" office:value-type="string" calcext:value-type="string">
            <text:p>RES 15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15R0X</text:p>
          </table:table-cell>
          <table:table-cell table:style-name="ce2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<text:s/>P15.0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89]*[MAINBOM.K89]" office:value-type="float" office:value="2.9" calcext:value-type="float">
            <text:p>$2.90</text:p>
          </table:table-cell>
          <table:table-cell table:style-name="ce44" office:value-type="float" office:value="0.013" calcext:value-type="float">
            <text:p>$0.01</text:p>
          </table:table-cell>
          <table:table-cell table:style-name="ce44" table:formula="of:=[MAINBOM.B89]*[MAINBOM.M89]" office:value-type="float" office:value="0.377" calcext:value-type="float">
            <text:p>$0.3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9]+1" office:value-type="float" office:value="67" calcext:value-type="float">
            <text:p>6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155</text:p>
          </table:table-cell>
          <table:table-cell table:style-name="ce2" office:value-type="string" calcext:value-type="string">
            <text:p>27_4_0402</text:p>
          </table:table-cell>
          <table:table-cell table:style-name="ce2" office:value-type="string" calcext:value-type="string">
            <text:p>RES 27.4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27R4X</text:p>
          </table:table-cell>
          <table:table-cell table:style-name="ce33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27.4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0]*[MAINBOM.K90]" office:value-type="float" office:value="0.1" calcext:value-type="float">
            <text:p>$0.1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90]*[MAINBOM.M90]" office:value-type="float" office:value="0.018" calcext:value-type="float">
            <text:p>$0.0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0]+1" office:value-type="float" office:value="68" calcext:value-type="float">
            <text:p>6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R73</text:p>
          </table:table-cell>
          <table:table-cell table:style-name="ce2" office:value-type="string" calcext:value-type="string">
            <text:p>44.2 ohms</text:p>
          </table:table-cell>
          <table:table-cell table:style-name="ce2" office:value-type="string" calcext:value-type="string">
            <text:p>RES 44.2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16" office:value-type="string" calcext:value-type="string">
            <text:p>RC0402FR-0744R2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11-44.2LRCT-ND</text:p>
          </table:table-cell>
          <table:table-cell table:style-name="ce50" office:value-type="float" office:value="0.1" calcext:value-type="float">
            <text:p>$0.10</text:p>
          </table:table-cell>
          <table:table-cell table:style-name="ce44" table:formula="of:=[MAINBOM.B91]*[MAINBOM.K91]" office:value-type="float" office:value="0.1" calcext:value-type="float">
            <text:p>$0.1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91]*[MAINBOM.M91]" office:value-type="float" office:value="0.0063" calcext:value-type="float">
            <text:p>$0.01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1]+1" office:value-type="float" office:value="69" calcext:value-type="float">
            <text:p>69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R165,R474</text:p>
          </table:table-cell>
          <table:table-cell table:style-name="ce4" office:value-type="string" calcext:value-type="string">
            <text:p>49_9_1206</text:p>
          </table:table-cell>
          <table:table-cell table:style-name="ce2" office:value-type="string" calcext:value-type="string">
            <text:p>RES 49.9 OHM 1/4W 1% 1206 SMD</text:p>
          </table:table-cell>
          <table:table-cell table:style-name="ce4" office:value-type="string" calcext:value-type="string">
            <text:p>Panasonic</text:p>
          </table:table-cell>
          <table:table-cell table:style-name="ce18" office:value-type="string" calcext:value-type="string">
            <text:p>ERJ-8ENF49R9V</text:p>
          </table:table-cell>
          <table:table-cell table:style-name="ce4" office:value-type="string" calcext:value-type="string">
            <text:p>RESC3216X70N</text:p>
          </table:table-cell>
          <table:table-cell table:style-name="ce18" office:value-type="string" calcext:value-type="string">
            <text:p>Digikey</text:p>
          </table:table-cell>
          <table:table-cell table:style-name="ce2" office:value-type="string" calcext:value-type="string">
            <text:p>P49.9F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2]*[MAINBOM.K92]" office:value-type="float" office:value="0.2" calcext:value-type="float">
            <text:p>$0.20</text:p>
          </table:table-cell>
          <table:table-cell table:style-name="ce44" office:value-type="float" office:value="0.028" calcext:value-type="float">
            <text:p>$0.03</text:p>
          </table:table-cell>
          <table:table-cell table:style-name="ce44" table:formula="of:=[MAINBOM.B92]*[MAINBOM.M92]" office:value-type="float" office:value="0.056" calcext:value-type="float">
            <text:p>$0.0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2]+1" office:value-type="float" office:value="70" calcext:value-type="float">
            <text:p>70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string" calcext:value-type="string">
            <text:p>R19,R20,R39,R40,R59,R60,R80,R81,R82,R83</text:p>
          </table:table-cell>
          <table:table-cell table:style-name="ce2" office:value-type="string" calcext:value-type="string">
            <text:p>49_9_0402</text:p>
          </table:table-cell>
          <table:table-cell table:style-name="ce2" office:value-type="string" calcext:value-type="string">
            <text:p>RES 49.9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49R9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49.9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3]*[MAINBOM.K93]" office:value-type="float" office:value="1" calcext:value-type="float">
            <text:p>$1.0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93]*[MAINBOM.M93]" office:value-type="float" office:value="0.18" calcext:value-type="float">
            <text:p>$0.18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93]+1" office:value-type="float" office:value="71" calcext:value-type="float">
            <text:p>71</text:p>
          </table:table-cell>
          <table:table-cell table:style-name="ce7" office:value-type="float" office:value="12" calcext:value-type="float">
            <text:p>12</text:p>
          </table:table-cell>
          <table:table-cell table:style-name="ce13" office:value-type="string" calcext:value-type="string">
            <text:p>R156,R225,R228,R229,R231,R232,R233,R234,R434,R436,R437,R438</text:p>
          </table:table-cell>
          <table:table-cell table:style-name="ce2" office:value-type="string" calcext:value-type="string">
            <text:p>100_0402</text:p>
          </table:table-cell>
          <table:table-cell table:style-name="ce2" office:value-type="string" calcext:value-type="string">
            <text:p>RES 100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1000X</text:p>
          </table:table-cell>
          <table:table-cell table:style-name="ce33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100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4]*[MAINBOM.K94]" office:value-type="float" office:value="1.2" calcext:value-type="float">
            <text:p>$1.2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94]*[MAINBOM.M94]" office:value-type="float" office:value="0.216" calcext:value-type="float">
            <text:p>$0.2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4]+1" office:value-type="float" office:value="72" calcext:value-type="float">
            <text:p>7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R78,R79,R88,R89,R98,R101,R107,R108,R439,R440,R441</text:p>
          </table:table-cell>
          <table:table-cell table:style-name="ce2" office:value-type="string" calcext:value-type="string">
            <text:p>120 ohms</text:p>
          </table:table-cell>
          <table:table-cell table:style-name="ce2" office:value-type="string" calcext:value-type="string">
            <text:p>RES 120 OHM 1/10W 1% 0603 SMD</text:p>
          </table:table-cell>
          <table:table-cell table:style-name="ce13" office:value-type="string" calcext:value-type="string">
            <text:p>Yageo</text:p>
          </table:table-cell>
          <table:table-cell table:style-name="ce18" office:value-type="string" calcext:value-type="string">
            <text:p>RC0603FR-07120RL</text:p>
          </table:table-cell>
          <table:table-cell table:style-name="ce13" office:value-type="string" calcext:value-type="string">
            <text:p>RESC1608X50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11-120HRDKR-ND</text:p>
          </table:table-cell>
          <table:table-cell table:style-name="ce50" office:value-type="float" office:value="0.1" calcext:value-type="float">
            <text:p>$0.10</text:p>
          </table:table-cell>
          <table:table-cell table:style-name="ce44" table:formula="of:=[MAINBOM.B95]*[MAINBOM.K95]" office:value-type="float" office:value="1.1" calcext:value-type="float">
            <text:p>$1.1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95]*[MAINBOM.M95]" office:value-type="float" office:value="0.0693" calcext:value-type="float">
            <text:p>$0.07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5]+1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74</text:p>
          </table:table-cell>
          <table:table-cell table:style-name="ce2" office:value-type="string" calcext:value-type="string">
            <text:p>130 ohms</text:p>
          </table:table-cell>
          <table:table-cell table:style-name="ce2" office:value-type="string" calcext:value-type="string">
            <text:p>RES 130 OHM 1/4W 1% 1206</text:p>
          </table:table-cell>
          <table:table-cell table:style-name="ce13" office:value-type="string" calcext:value-type="string">
            <text:p>Stackpole</text:p>
          </table:table-cell>
          <table:table-cell table:style-name="ce18" office:value-type="string" calcext:value-type="string">
            <text:p>RMCF1206FT130R</text:p>
          </table:table-cell>
          <table:table-cell table:style-name="ce4" office:value-type="string" calcext:value-type="string">
            <text:p>RESC3216X70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RMCF1206FT130RDKR-ND</text:p>
          </table:table-cell>
          <table:table-cell table:style-name="ce50" office:value-type="float" office:value="0.06" calcext:value-type="float">
            <text:p>$0.06</text:p>
          </table:table-cell>
          <table:table-cell table:style-name="ce44" table:formula="of:=[MAINBOM.B96]*[MAINBOM.K96]" office:value-type="float" office:value="0.06" calcext:value-type="float">
            <text:p>$0.06</text:p>
          </table:table-cell>
          <table:table-cell table:style-name="ce51" office:value-type="float" office:value="0.018" calcext:value-type="float">
            <text:p>$0.02</text:p>
          </table:table-cell>
          <table:table-cell table:style-name="ce44" table:formula="of:=[MAINBOM.B96]*[MAINBOM.M96]" office:value-type="float" office:value="0.018" calcext:value-type="float">
            <text:p>$0.0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6]+1" office:value-type="float" office:value="74" calcext:value-type="float">
            <text:p>7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71</text:p>
          </table:table-cell>
          <table:table-cell table:style-name="ce2" office:value-type="string" calcext:value-type="string">
            <text:p>196_0402</text:p>
          </table:table-cell>
          <table:table-cell table:style-name="ce2" office:value-type="string" calcext:value-type="string">
            <text:p>RES 196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1960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196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7]*[MAINBOM.K97]" office:value-type="float" office:value="0.1" calcext:value-type="float">
            <text:p>$0.10</text:p>
          </table:table-cell>
          <table:table-cell table:style-name="ce44" office:value-type="float" office:value="0.02" calcext:value-type="float">
            <text:p>$0.02</text:p>
          </table:table-cell>
          <table:table-cell table:style-name="ce44" table:formula="of:=[MAINBOM.B97]*[MAINBOM.M97]" office:value-type="float" office:value="0.02" calcext:value-type="float">
            <text:p>$0.0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7]+1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R127,R230</text:p>
          </table:table-cell>
          <table:table-cell table:style-name="ce2" office:value-type="string" calcext:value-type="string">
            <text:p>249_0402</text:p>
          </table:table-cell>
          <table:table-cell table:style-name="ce2" office:value-type="string" calcext:value-type="string">
            <text:p>RES 249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2490X</text:p>
          </table:table-cell>
          <table:table-cell table:style-name="ce2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249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8]*[MAINBOM.K98]" office:value-type="float" office:value="0.2" calcext:value-type="float">
            <text:p>$0.20</text:p>
          </table:table-cell>
          <table:table-cell table:style-name="ce44" office:value-type="float" office:value="0.013" calcext:value-type="float">
            <text:p>$0.01</text:p>
          </table:table-cell>
          <table:table-cell table:style-name="ce44" table:formula="of:=[MAINBOM.B98]*[MAINBOM.M98]" office:value-type="float" office:value="0.026" calcext:value-type="float">
            <text:p>$0.0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8]+1" office:value-type="float" office:value="76" calcext:value-type="float">
            <text:p>7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R153,R435</text:p>
          </table:table-cell>
          <table:table-cell table:style-name="ce2" office:value-type="string" calcext:value-type="string">
            <text:p>330_0603</text:p>
          </table:table-cell>
          <table:table-cell table:style-name="ce2" office:value-type="string" calcext:value-type="string">
            <text:p>RES 330 OHM 1/10W 5% 0603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3GEYJ331V</text:p>
          </table:table-cell>
          <table:table-cell table:style-name="ce16" office:value-type="string" calcext:value-type="string">
            <text:p>RESC1608X50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330G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9]*[MAINBOM.K99]" office:value-type="float" office:value="0.2" calcext:value-type="float">
            <text:p>$0.20</text:p>
          </table:table-cell>
          <table:table-cell table:style-name="ce44" office:value-type="float" office:value="0.013" calcext:value-type="float">
            <text:p>$0.01</text:p>
          </table:table-cell>
          <table:table-cell table:style-name="ce44" table:formula="of:=[MAINBOM.B99]*[MAINBOM.M99]" office:value-type="float" office:value="0.026" calcext:value-type="float">
            <text:p>$0.0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9]+1" office:value-type="float" office:value="77" calcext:value-type="float">
            <text:p>7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R118,R121,R126,R131</text:p>
          </table:table-cell>
          <table:table-cell table:style-name="ce2" office:value-type="string" calcext:value-type="string">
            <text:p>787_0402</text:p>
          </table:table-cell>
          <table:table-cell table:style-name="ce2" office:value-type="string" calcext:value-type="string">
            <text:p>RES 787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7870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787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00]*[MAINBOM.K100]" office:value-type="float" office:value="0.4" calcext:value-type="float">
            <text:p>$0.4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00]*[MAINBOM.M100]" office:value-type="float" office:value="0.072" calcext:value-type="float">
            <text:p>$0.07</text:p>
          </table:table-cell>
          <table:table-cell table:style-name="ce2"/>
          <table:table-cell table:number-columns-repeated="1009"/>
        </table:table-row>
        <table:table-row table:style-name="ro6">
          <table:table-cell table:style-name="ce2" table:formula="of:=[MAINBOM.A100]+1" office:value-type="float" office:value="78" calcext:value-type="float">
            <text:p>78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string" calcext:value-type="string">
            <text:p>R17,R18,R37,R38,R57,R58,R111,R117,R119,R123,R130,R132,R134,R137,R170,R171,R175,R178,R183,R184,R188,R191,R431,R432</text:p>
          </table:table-cell>
          <table:table-cell table:style-name="ce13" office:value-type="string" calcext:value-type="string">
            <text:p>1K ohms</text:p>
          </table:table-cell>
          <table:table-cell table:style-name="ce4" office:value-type="string" calcext:value-type="string">
            <text:p>RES 1.00K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28" office:value-type="string" calcext:value-type="string">
            <text:p>RC0402FR-071K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311-1.00KLRCT-ND</text:p>
          </table:table-cell>
          <table:table-cell table:style-name="ce51" office:value-type="float" office:value="0.1" calcext:value-type="float">
            <text:p>$0.10</text:p>
          </table:table-cell>
          <table:table-cell table:style-name="ce44" table:formula="of:=[MAINBOM.B101]*[MAINBOM.K101]" office:value-type="float" office:value="2.4" calcext:value-type="float">
            <text:p>$2.4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101]*[MAINBOM.M101]" office:value-type="float" office:value="0.1512" calcext:value-type="float">
            <text:p>$0.1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01]+1" office:value-type="float" office:value="79" calcext:value-type="float">
            <text:p>7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R141,R142,R143</text:p>
          </table:table-cell>
          <table:table-cell table:style-name="ce2" office:value-type="string" calcext:value-type="string">
            <text:p>1_21K_0402</text:p>
          </table:table-cell>
          <table:table-cell table:style-name="ce2" office:value-type="string" calcext:value-type="string">
            <text:p>RES 1.21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1211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1.21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02]*[MAINBOM.K102]" office:value-type="float" office:value="0.3" calcext:value-type="float">
            <text:p>$0.3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02]*[MAINBOM.M102]" office:value-type="float" office:value="0.054" calcext:value-type="float">
            <text:p>$0.0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02]+1" office:value-type="float" office:value="80" calcext:value-type="float">
            <text:p>8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69</text:p>
          </table:table-cell>
          <table:table-cell table:style-name="ce4" office:value-type="string" calcext:value-type="string">
            <text:p>1_370K_0603</text:p>
          </table:table-cell>
          <table:table-cell table:style-name="ce4" office:value-type="string" calcext:value-type="string">
            <text:p>RES 1.37K OHM 1/10W .1% 0603 SMD</text:p>
          </table:table-cell>
          <table:table-cell table:style-name="ce4" office:value-type="string" calcext:value-type="string">
            <text:p>Panasonic</text:p>
          </table:table-cell>
          <table:table-cell table:style-name="ce18" office:value-type="string" calcext:value-type="string">
            <text:p>ERA-3AEB1371V</text:p>
          </table:table-cell>
          <table:table-cell table:style-name="ce16" office:value-type="string" calcext:value-type="string">
            <text:p>RESC1608X50N</text:p>
          </table:table-cell>
          <table:table-cell table:style-name="ce16" office:value-type="string" calcext:value-type="string">
            <text:p>Digikey</text:p>
          </table:table-cell>
          <table:table-cell table:style-name="ce4" office:value-type="string" calcext:value-type="string">
            <text:p>P1.37KDBCT-ND</text:p>
          </table:table-cell>
          <table:table-cell table:style-name="ce44" office:value-type="float" office:value="0.43" calcext:value-type="float">
            <text:p>$0.43</text:p>
          </table:table-cell>
          <table:table-cell table:style-name="ce44" table:formula="of:=[MAINBOM.B103]*[MAINBOM.K103]" office:value-type="float" office:value="0.43" calcext:value-type="float">
            <text:p>$0.43</text:p>
          </table:table-cell>
          <table:table-cell table:style-name="ce44" office:value-type="float" office:value="0.14" calcext:value-type="float">
            <text:p>$0.14</text:p>
          </table:table-cell>
          <table:table-cell table:style-name="ce44" table:formula="of:=[MAINBOM.B103]*[MAINBOM.M103]" office:value-type="float" office:value="0.14" calcext:value-type="float">
            <text:p>$0.14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103]+1" office:value-type="float" office:value="81" calcext:value-type="float">
            <text:p>8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string" calcext:value-type="string">
            <text:p>R110,R112,R113,R115,R116,R120,R124,R168,R181,R407,R408</text:p>
          </table:table-cell>
          <table:table-cell table:style-name="ce2" office:value-type="string" calcext:value-type="string">
            <text:p>2_00K_0402</text:p>
          </table:table-cell>
          <table:table-cell table:style-name="ce2" office:value-type="string" calcext:value-type="string">
            <text:p>RES 2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2001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2.00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04]*[MAINBOM.K104]" office:value-type="float" office:value="1.1" calcext:value-type="float">
            <text:p>$1.1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04]*[MAINBOM.M104]" office:value-type="float" office:value="0.198" calcext:value-type="float">
            <text:p>$0.2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04]+1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R76</text:p>
          </table:table-cell>
          <table:table-cell table:style-name="ce2" office:value-type="string" calcext:value-type="string">
            <text:p>2.7K</text:p>
          </table:table-cell>
          <table:table-cell table:style-name="ce2" office:value-type="string" calcext:value-type="string">
            <text:p>RES 2.70K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16" office:value-type="string" calcext:value-type="string">
            <text:p>RC0402FR-072K7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43" office:value-type="string" calcext:value-type="string">
            <text:p>311-2.70KLRDKR-ND</text:p>
          </table:table-cell>
          <table:table-cell table:style-name="ce50" office:value-type="float" office:value="0.1" calcext:value-type="float">
            <text:p>$0.10</text:p>
          </table:table-cell>
          <table:table-cell table:style-name="ce44" table:formula="of:=[MAINBOM.B105]*[MAINBOM.K105]" office:value-type="float" office:value="0.1" calcext:value-type="float">
            <text:p>$0.1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105]*[MAINBOM.M105]" office:value-type="float" office:value="0.0063" calcext:value-type="float">
            <text:p>$0.01</text:p>
          </table:table-cell>
          <table:table-cell table:style-name="ce2"/>
          <table:table-cell table:number-columns-repeated="1009"/>
        </table:table-row>
        <table:table-row table:style-name="ro9">
          <table:table-cell table:style-name="ce2" table:formula="of:=[MAINBOM.A105]+1" office:value-type="float" office:value="83" calcext:value-type="float">
            <text:p>83</text:p>
          </table:table-cell>
          <table:table-cell table:style-name="ce7" office:value-type="float" office:value="48" calcext:value-type="float">
            <text:p>48</text:p>
          </table:table-cell>
          <table:table-cell table:style-name="ce13" office:value-type="string" calcext:value-type="string">
            <text:p>R109,R140,R145,R146,R147,R148,R154,R157,R158,R159,R160,R161,R162,R163,R164,R194,R195,R196,R201,R202,R203,R204,R205,R206,R207,R208,R210,R211,R212,R213,R214,R215,R216,R217,R218,R219,R221,R222,R223,R224,R226,R227,R420,R421,R423,R424,R426,R427</text:p>
          </table:table-cell>
          <table:table-cell table:style-name="ce2" office:value-type="string" calcext:value-type="string">
            <text:p>4_70K_0402</text:p>
          </table:table-cell>
          <table:table-cell table:style-name="ce2" office:value-type="string" calcext:value-type="string">
            <text:p>RES 4.7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4701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4.70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06]*[MAINBOM.K106]" office:value-type="float" office:value="4.8" calcext:value-type="float">
            <text:p>$4.8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06]*[MAINBOM.M106]" office:value-type="float" office:value="0.864" calcext:value-type="float">
            <text:p>$0.8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06]+1" office:value-type="float" office:value="84" calcext:value-type="float">
            <text:p>8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68</text:p>
          </table:table-cell>
          <table:table-cell table:style-name="ce4" office:value-type="string" calcext:value-type="string">
            <text:p>6_340K_0603</text:p>
          </table:table-cell>
          <table:table-cell table:style-name="ce4" office:value-type="string" calcext:value-type="string">
            <text:p>RES 6.34K OHM 1/10W .1% 0603 SMD</text:p>
          </table:table-cell>
          <table:table-cell table:style-name="ce2" office:value-type="string" calcext:value-type="string">
            <text:p>STACKPOLE</text:p>
          </table:table-cell>
          <table:table-cell table:style-name="ce18" office:value-type="string" calcext:value-type="string">
            <text:p>ERA-3AEB6341V</text:p>
          </table:table-cell>
          <table:table-cell table:style-name="ce2" office:value-type="string" calcext:value-type="string">
            <text:p>RESC1608X50N</text:p>
          </table:table-cell>
          <table:table-cell table:style-name="ce16" office:value-type="string" calcext:value-type="string">
            <text:p>Digikey</text:p>
          </table:table-cell>
          <table:table-cell table:style-name="ce4" office:value-type="string" calcext:value-type="string">
            <text:p>P6.34KDBCT-ND</text:p>
          </table:table-cell>
          <table:table-cell table:style-name="ce44" office:value-type="float" office:value="0.43" calcext:value-type="float">
            <text:p>$0.43</text:p>
          </table:table-cell>
          <table:table-cell table:style-name="ce44" table:formula="of:=[MAINBOM.B107]*[MAINBOM.K107]" office:value-type="float" office:value="0.43" calcext:value-type="float">
            <text:p>$0.43</text:p>
          </table:table-cell>
          <table:table-cell table:style-name="ce44" office:value-type="float" office:value="0.143" calcext:value-type="float">
            <text:p>$0.14</text:p>
          </table:table-cell>
          <table:table-cell table:style-name="ce44" table:formula="of:=[MAINBOM.B107]*[MAINBOM.M107]" office:value-type="float" office:value="0.143" calcext:value-type="float">
            <text:p>$0.14</text:p>
          </table:table-cell>
          <table:table-cell table:style-name="ce2"/>
          <table:table-cell table:number-columns-repeated="1009"/>
        </table:table-row>
        <table:table-row table:style-name="ro6">
          <table:table-cell table:style-name="ce2" table:formula="of:=[MAINBOM.A107]+1" office:value-type="float" office:value="85" calcext:value-type="float">
            <text:p>85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string" calcext:value-type="string">
            <text:p>R61,R65,R67,R84,R86,R90,R93,R99,R128,R166,R167,R169,R172,R173,R174,R176,R177,R179,R180,R182,R185,R186,R187,R189,R190</text:p>
          </table:table-cell>
          <table:table-cell table:style-name="ce2" office:value-type="string" calcext:value-type="string">
            <text:p>10_0K_0402</text:p>
          </table:table-cell>
          <table:table-cell table:style-name="ce2" office:value-type="string" calcext:value-type="string">
            <text:p>RES 10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1002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10.0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08]*[MAINBOM.K108]" office:value-type="float" office:value="2.5" calcext:value-type="float">
            <text:p>$2.5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08]*[MAINBOM.M108]" office:value-type="float" office:value="0.45" calcext:value-type="float">
            <text:p>$0.4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08]+1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R75</text:p>
          </table:table-cell>
          <table:table-cell table:style-name="ce2" office:value-type="string" calcext:value-type="string">
            <text:p>18K</text:p>
          </table:table-cell>
          <table:table-cell table:style-name="ce2" office:value-type="string" calcext:value-type="string">
            <text:p>RES 18.0K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16" office:value-type="string" calcext:value-type="string">
            <text:p>RC0402FR-0718K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11-18.0KLRDKR-ND</text:p>
          </table:table-cell>
          <table:table-cell table:style-name="ce50" office:value-type="float" office:value="0.1" calcext:value-type="float">
            <text:p>$0.10</text:p>
          </table:table-cell>
          <table:table-cell table:style-name="ce44" table:formula="of:=[MAINBOM.B109]*[MAINBOM.K109]" office:value-type="float" office:value="0.1" calcext:value-type="float">
            <text:p>$0.1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109]*[MAINBOM.M109]" office:value-type="float" office:value="0.0063" calcext:value-type="float">
            <text:p>$0.01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09]+1" office:value-type="float" office:value="87" calcext:value-type="float">
            <text:p>87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R85,R87</text:p>
          </table:table-cell>
          <table:table-cell table:style-name="ce2" office:value-type="string" calcext:value-type="string">
            <text:p>24K</text:p>
          </table:table-cell>
          <table:table-cell table:style-name="ce2" office:value-type="string" calcext:value-type="string">
            <text:p>RES 24K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16" office:value-type="string" calcext:value-type="string">
            <text:p>RC0402FR-0724K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43" office:value-type="string" calcext:value-type="string">
            <text:p>311-24KLRDKR-ND</text:p>
          </table:table-cell>
          <table:table-cell table:style-name="ce50" office:value-type="float" office:value="0.1" calcext:value-type="float">
            <text:p>$0.10</text:p>
          </table:table-cell>
          <table:table-cell table:style-name="ce44" table:formula="of:=[MAINBOM.B110]*[MAINBOM.K110]" office:value-type="float" office:value="0.2" calcext:value-type="float">
            <text:p>$0.2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110]*[MAINBOM.M110]" office:value-type="float" office:value="0.0126" calcext:value-type="float">
            <text:p>$0.01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0]+1" office:value-type="float" office:value="88" calcext:value-type="float">
            <text:p>8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70</text:p>
          </table:table-cell>
          <table:table-cell table:style-name="ce4" office:value-type="string" calcext:value-type="string">
            <text:p>63_4K_0402</text:p>
          </table:table-cell>
          <table:table-cell table:style-name="ce2" office:value-type="string" calcext:value-type="string">
            <text:p>RES 63.4K OHM 1/10W 1% 0402 SMD</text:p>
          </table:table-cell>
          <table:table-cell table:style-name="ce4" office:value-type="string" calcext:value-type="string">
            <text:p>PANASONIC</text:p>
          </table:table-cell>
          <table:table-cell table:style-name="ce18" office:value-type="string" calcext:value-type="string">
            <text:p>ERJ-2RKF6342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4" office:value-type="string" calcext:value-type="string">
            <text:p>P63.4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11]*[MAINBOM.K111]" office:value-type="float" office:value="0.1" calcext:value-type="float">
            <text:p>$0.10</text:p>
          </table:table-cell>
          <table:table-cell table:style-name="ce44" office:value-type="float" office:value="0.02" calcext:value-type="float">
            <text:p>$0.02</text:p>
          </table:table-cell>
          <table:table-cell table:style-name="ce44" table:formula="of:=[MAINBOM.B111]*[MAINBOM.M111]" office:value-type="float" office:value="0.02" calcext:value-type="float">
            <text:p>$0.0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1]+1" office:value-type="float" office:value="89" calcext:value-type="float">
            <text:p>8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R122,R125,R138</text:p>
          </table:table-cell>
          <table:table-cell table:style-name="ce2" office:value-type="string" calcext:value-type="string">
            <text:p>75K_0402</text:p>
          </table:table-cell>
          <table:table-cell table:style-name="ce2" office:value-type="string" calcext:value-type="string">
            <text:p>RES 75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7502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<text:s/>P75.0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12]*[MAINBOM.K112]" office:value-type="float" office:value="0.3" calcext:value-type="float">
            <text:p>$0.3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12]*[MAINBOM.M112]" office:value-type="float" office:value="0.054" calcext:value-type="float">
            <text:p>$0.0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2]+1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R63,R66</text:p>
          </table:table-cell>
          <table:table-cell table:style-name="ce16" office:value-type="string" calcext:value-type="string">
            <text:p>82K</text:p>
          </table:table-cell>
          <table:table-cell table:style-name="ce2" office:value-type="string" calcext:value-type="string">
            <text:p>RES 82.0K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16" office:value-type="string" calcext:value-type="string">
            <text:p>RC0402FR-0782K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311-82.0KLRDKR-ND</text:p>
          </table:table-cell>
          <table:table-cell table:style-name="ce51" office:value-type="float" office:value="0.1" calcext:value-type="float">
            <text:p>$0.10</text:p>
          </table:table-cell>
          <table:table-cell table:style-name="ce44" table:formula="of:=[MAINBOM.B113]*[MAINBOM.K113]" office:value-type="float" office:value="0.2" calcext:value-type="float">
            <text:p>$0.20</text:p>
          </table:table-cell>
          <table:table-cell table:style-name="ce51" office:value-type="float" office:value="0.063" calcext:value-type="float">
            <text:p>$0.06</text:p>
          </table:table-cell>
          <table:table-cell table:style-name="ce44" table:formula="of:=[MAINBOM.B113]*[MAINBOM.M113]" office:value-type="float" office:value="0.126" calcext:value-type="float">
            <text:p>$0.1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3]+1" office:value-type="float" office:value="91" calcext:value-type="float">
            <text:p>9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136</text:p>
          </table:table-cell>
          <table:table-cell table:style-name="ce2" office:value-type="string" calcext:value-type="string">
            <text:p>86_6K_0402</text:p>
          </table:table-cell>
          <table:table-cell table:style-name="ce2" office:value-type="string" calcext:value-type="string">
            <text:p>RES 86.6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8662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86.6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14]*[MAINBOM.K114]" office:value-type="float" office:value="0.1" calcext:value-type="float">
            <text:p>$0.1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14]*[MAINBOM.M114]" office:value-type="float" office:value="0.018" calcext:value-type="float">
            <text:p>$0.0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4]+1" office:value-type="float" office:value="92" calcext:value-type="float">
            <text:p>9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R209,R220</text:p>
          </table:table-cell>
          <table:table-cell table:style-name="ce2" office:value-type="string" calcext:value-type="string">
            <text:p>100K_0402</text:p>
          </table:table-cell>
          <table:table-cell table:style-name="ce2" office:value-type="string" calcext:value-type="string">
            <text:p>RES 100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1003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100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15]*[MAINBOM.K115]" office:value-type="float" office:value="0.2" calcext:value-type="float">
            <text:p>$0.2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15]*[MAINBOM.M115]" office:value-type="float" office:value="0.036" calcext:value-type="float">
            <text:p>$0.0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5]+1" office:value-type="float" office:value="93" calcext:value-type="float">
            <text:p>93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S1,S2</text:p>
          </table:table-cell>
          <table:table-cell table:style-name="ce2"/>
          <table:table-cell table:style-name="ce16" office:value-type="string" calcext:value-type="string">
            <text:p>SWITCH DIP 5POS</text:p>
          </table:table-cell>
          <table:table-cell table:style-name="ce16" office:value-type="string" calcext:value-type="string">
            <text:p>C&amp;K Components</text:p>
          </table:table-cell>
          <table:table-cell table:style-name="ce16" office:value-type="string" calcext:value-type="string">
            <text:p>SDA05H1SBD</text:p>
          </table:table-cell>
          <table:table-cell table:style-name="ce2" office:value-type="string" calcext:value-type="string">
            <text:p>SW_SDA05H1SBD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CKN6074-ND</text:p>
          </table:table-cell>
          <table:table-cell table:style-name="ce44" office:value-type="float" office:value="1.9" calcext:value-type="float">
            <text:p>$1.90</text:p>
          </table:table-cell>
          <table:table-cell table:style-name="ce44" table:formula="of:=[MAINBOM.B116]*[MAINBOM.K116]" office:value-type="float" office:value="3.8" calcext:value-type="float">
            <text:p>$3.80</text:p>
          </table:table-cell>
          <table:table-cell table:style-name="ce44" office:value-type="float" office:value="1.57" calcext:value-type="float">
            <text:p>$1.57</text:p>
          </table:table-cell>
          <table:table-cell table:style-name="ce44" table:formula="of:=[MAINBOM.B116]*[MAINBOM.M116]" office:value-type="float" office:value="3.14" calcext:value-type="float">
            <text:p>$3.1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6]+1" office:value-type="float" office:value="94" calcext:value-type="float">
            <text:p>94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SW1,SW2,SW3,SW4,SW5</text:p>
          </table:table-cell>
          <table:table-cell table:style-name="ce2" office:value-type="string" calcext:value-type="string">
            <text:p>TL3301EF100QG-ND</text:p>
          </table:table-cell>
          <table:table-cell table:style-name="ce2" office:value-type="string" calcext:value-type="string">
            <text:p>Tactile Switches 6mm SMT Gull Wing </text:p>
          </table:table-cell>
          <table:table-cell table:style-name="ce2" office:value-type="string" calcext:value-type="string">
            <text:p>ESWITCH</text:p>
          </table:table-cell>
          <table:table-cell table:style-name="ce16" office:value-type="string" calcext:value-type="string">
            <text:p>TL3301EF100QG</text:p>
          </table:table-cell>
          <table:table-cell table:style-name="ce2" office:value-type="string" calcext:value-type="string">
            <text:p>SW_TL3301EF100QG</text:p>
          </table:table-cell>
          <table:table-cell table:style-name="ce16" office:value-type="string" calcext:value-type="string">
            <text:p>Mouser</text:p>
          </table:table-cell>
          <table:table-cell table:style-name="ce2" office:value-type="string" calcext:value-type="string">
            <text:p>612-TL3301EF</text:p>
          </table:table-cell>
          <table:table-cell table:style-name="ce44" office:value-type="float" office:value="0.42" calcext:value-type="float">
            <text:p>$0.42</text:p>
          </table:table-cell>
          <table:table-cell table:style-name="ce44" table:formula="of:=[MAINBOM.B117]*[MAINBOM.K117]" office:value-type="float" office:value="2.1" calcext:value-type="float">
            <text:p>$2.10</text:p>
          </table:table-cell>
          <table:table-cell table:style-name="ce44" office:value-type="float" office:value="0.25" calcext:value-type="float">
            <text:p>$0.25</text:p>
          </table:table-cell>
          <table:table-cell table:style-name="ce44" table:formula="of:=[MAINBOM.B117]*[MAINBOM.M117]" office:value-type="float" office:value="1.25" calcext:value-type="float">
            <text:p>$1.2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7]+1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TP2</text:p>
          </table:table-cell>
          <table:table-cell table:style-name="ce2" office:value-type="string" calcext:value-type="string">
            <text:p>SMA</text:p>
          </table:table-cell>
          <table:table-cell table:style-name="ce2" office:value-type="string" calcext:value-type="string">
            <text:p>CONN SMA JACK STR 50 OHM PCB</text:p>
          </table:table-cell>
          <table:table-cell table:style-name="ce2" office:value-type="string" calcext:value-type="string">
            <text:p>Emerson</text:p>
          </table:table-cell>
          <table:table-cell table:style-name="ce18" office:value-type="string" calcext:value-type="string">
            <text:p>142-0701-201</text:p>
          </table:table-cell>
          <table:table-cell table:style-name="ce4" office:value-type="string" calcext:value-type="string">
            <text:p>EMERSON_RFCONN_SMA-V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J500-ND</text:p>
          </table:table-cell>
          <table:table-cell table:style-name="ce50" office:value-type="float" office:value="4.68" calcext:value-type="float">
            <text:p>$4.68</text:p>
          </table:table-cell>
          <table:table-cell table:style-name="ce44" table:formula="of:=[MAINBOM.B118]*[MAINBOM.K118]" office:value-type="float" office:value="4.68" calcext:value-type="float">
            <text:p>$4.68</text:p>
          </table:table-cell>
          <table:table-cell table:style-name="ce51" office:value-type="float" office:value="3.06" calcext:value-type="float">
            <text:p>$3.06</text:p>
          </table:table-cell>
          <table:table-cell table:style-name="ce44" table:formula="of:=[MAINBOM.B118]*[MAINBOM.M118]" office:value-type="float" office:value="3.06" calcext:value-type="float">
            <text:p>$3.0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8]+1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TP1</text:p>
          </table:table-cell>
          <table:table-cell table:style-name="ce2" office:value-type="string" calcext:value-type="string">
            <text:p>LOCK DETECT</text:p>
          </table:table-cell>
          <table:table-cell table:style-name="ce2" office:value-type="string" calcext:value-type="string">
            <text:p>0603 PROBE PAD</text:p>
          </table:table-cell>
          <table:table-cell table:style-name="ce13" office:value-type="string" calcext:value-type="string">
            <text:p>TE Connectivity</text:p>
          </table:table-cell>
          <table:table-cell table:style-name="ce18" office:value-type="string" calcext:value-type="string">
            <text:p>A106145DKR-ND</text:p>
          </table:table-cell>
          <table:table-cell table:style-name="ce13" office:value-type="string" calcext:value-type="string">
            <text:p>RCU1608X115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A106145DKR-ND</text:p>
          </table:table-cell>
          <table:table-cell table:style-name="ce50" office:value-type="float" office:value="0.26" calcext:value-type="float">
            <text:p>$0.26</text:p>
          </table:table-cell>
          <table:table-cell table:style-name="ce44" table:formula="of:=[MAINBOM.B119]*[MAINBOM.K119]" office:value-type="float" office:value="0.26" calcext:value-type="float">
            <text:p>$0.26</text:p>
          </table:table-cell>
          <table:table-cell table:style-name="ce51" office:value-type="float" office:value="0.1658" calcext:value-type="float">
            <text:p>$0.17</text:p>
          </table:table-cell>
          <table:table-cell table:style-name="ce44" table:formula="of:=[MAINBOM.B119]*[MAINBOM.M119]" office:value-type="float" office:value="0.1658" calcext:value-type="float">
            <text:p>$0.17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119]+1" office:value-type="float" office:value="97" calcext:value-type="float">
            <text:p>97</text:p>
          </table:table-cell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T1,T2,T3,T4,T5,T6,T7,T8,T9,T10,T11,T12,T13</text:p>
          </table:table-cell>
          <table:table-cell table:style-name="ce13" office:value-type="string" calcext:value-type="string">
            <text:p>TC1-1-13MG2+</text:p>
          </table:table-cell>
          <table:table-cell table:style-name="ce13" office:value-type="string" calcext:value-type="string">
            <text:p>RF Transformer 4.5 to 3000 MHz</text:p>
          </table:table-cell>
          <table:table-cell table:style-name="ce13" office:value-type="string" calcext:value-type="string">
            <text:p>Mini-Circuits</text:p>
          </table:table-cell>
          <table:table-cell table:style-name="ce28" office:value-type="string" calcext:value-type="string">
            <text:p>TC1-1-13MG2+</text:p>
          </table:table-cell>
          <table:table-cell table:style-name="ce11" office:value-type="string" calcext:value-type="string">
            <text:p>XFMR_TC1-1-13MG2</text:p>
          </table:table-cell>
          <table:table-cell table:style-name="ce11" office:value-type="string" calcext:value-type="string">
            <text:p>Mini-Circuits</text:p>
          </table:table-cell>
          <table:table-cell table:style-name="ce11" office:value-type="string" calcext:value-type="string">
            <text:p>TC1-1-13MG2+</text:p>
          </table:table-cell>
          <table:table-cell table:style-name="ce51" office:value-type="float" office:value="2.19" calcext:value-type="float">
            <text:p>$2.19</text:p>
          </table:table-cell>
          <table:table-cell table:style-name="ce44" table:formula="of:=[MAINBOM.B120]*[MAINBOM.K120]" office:value-type="float" office:value="28.47" calcext:value-type="float">
            <text:p>$28.47</text:p>
          </table:table-cell>
          <table:table-cell table:style-name="ce51" office:value-type="float" office:value="1.19" calcext:value-type="float">
            <text:p>$1.19</text:p>
          </table:table-cell>
          <table:table-cell table:style-name="ce44" table:formula="of:=[MAINBOM.B120]*[MAINBOM.M120]" office:value-type="float" office:value="15.47" calcext:value-type="float">
            <text:p>$15.47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120]+1" office:value-type="float" office:value="98" calcext:value-type="float">
            <text:p>98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U1,U3,U4,U5,U6,U8,U9,U10,U11,U13,U14,U15</text:p>
          </table:table-cell>
          <table:table-cell table:style-name="ce2" office:value-type="string" calcext:value-type="string">
            <text:p>3db ATTEN</text:p>
          </table:table-cell>
          <table:table-cell table:style-name="ce2" office:value-type="string" calcext:value-type="string">
            <text:p>IC 3-db fixed attenuator</text:p>
          </table:table-cell>
          <table:table-cell table:style-name="ce2" office:value-type="string" calcext:value-type="string">
            <text:p>Panasonic</text:p>
          </table:table-cell>
          <table:table-cell table:style-name="ce18" office:value-type="string" calcext:value-type="string">
            <text:p>EXB-24AT3AR3X</text:p>
          </table:table-cell>
          <table:table-cell table:style-name="ce4" office:value-type="string" calcext:value-type="string">
            <office:annotation draw:style-name="gr6" draw:text-style-name="P2" svg:width="44.56pt" svg:height="26.25pt" svg:x="723.03pt" svg:y="1552.51pt" draw:caption-point-x="448.47pt" draw:caption-point-y="535.78pt">
              <dc:date>2017-09-25T00:00:00</dc:date>
              <text:p text:style-name="P1"><text:span text:style-name="T1">rtreacy:</text:span></text:p>
              <text:p text:style-name="P1"><text:span text:style-name="T2">may need to modify to include the exposed pad</text:span></text:p>
            </office:annotation>
            <text:p>RESCAF65P100X100X45-4N</text:p>
          </table:table-cell>
          <table:table-cell table:style-name="ce13" office:value-type="string" calcext:value-type="string">
            <text:p>Mini Circuits</text:p>
          </table:table-cell>
          <table:table-cell table:style-name="ce2" office:value-type="string" calcext:value-type="string">
            <text:p><text:s/>P11105DKR-ND</text:p>
          </table:table-cell>
          <table:table-cell table:style-name="ce44" office:value-type="float" office:value="0.59" calcext:value-type="float">
            <text:p>$0.59</text:p>
          </table:table-cell>
          <table:table-cell table:style-name="ce44" table:formula="of:=[MAINBOM.B121]*[MAINBOM.K121]" office:value-type="float" office:value="7.08" calcext:value-type="float">
            <text:p>$7.08</text:p>
          </table:table-cell>
          <table:table-cell table:style-name="ce44" office:value-type="float" office:value="0.2544" calcext:value-type="float">
            <text:p>$0.25</text:p>
          </table:table-cell>
          <table:table-cell table:style-name="ce44" table:formula="of:=[MAINBOM.B121]*[MAINBOM.M121]" office:value-type="float" office:value="3.0528" calcext:value-type="float">
            <text:p>$3.0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21]+1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21</text:p>
          </table:table-cell>
          <table:table-cell table:style-name="ce2" office:value-type="string" calcext:value-type="string">
            <text:p>LMX2581</text:p>
          </table:table-cell>
          <table:table-cell table:style-name="ce2" office:value-type="string" calcext:value-type="string">
            <text:p>IC RF FREQ SYNTHESIZER 32WQFN</text:p>
          </table:table-cell>
          <table:table-cell table:style-name="ce2" office:value-type="string" calcext:value-type="string">
            <text:p>Texas Instruments</text:p>
          </table:table-cell>
          <table:table-cell table:style-name="ce18" office:value-type="string" calcext:value-type="string">
            <text:p>LMX2581SQE/NOPB</text:p>
          </table:table-cell>
          <table:table-cell table:style-name="ce34" office:value-type="string" calcext:value-type="string">
            <text:p>QFN50P500X500X100-33T320X320L</text:p>
          </table:table-cell>
          <table:table-cell table:style-name="ce13" office:value-type="string" calcext:value-type="string">
            <text:p>Digikey</text:p>
          </table:table-cell>
          <table:table-cell table:style-name="ce16" office:value-type="string" calcext:value-type="string">
            <text:p>296-35110-6-ND</text:p>
          </table:table-cell>
          <table:table-cell table:style-name="ce44" office:value-type="float" office:value="14.3" calcext:value-type="float">
            <text:p>$14.30</text:p>
          </table:table-cell>
          <table:table-cell table:style-name="ce44" table:formula="of:=[MAINBOM.B122]*[MAINBOM.K122]" office:value-type="float" office:value="14.3" calcext:value-type="float">
            <text:p>$14.30</text:p>
          </table:table-cell>
          <table:table-cell table:style-name="ce44" office:value-type="float" office:value="8.505" calcext:value-type="float">
            <text:p>$8.51</text:p>
          </table:table-cell>
          <table:table-cell table:style-name="ce44" table:formula="of:=[MAINBOM.B122]*[MAINBOM.M122]" office:value-type="float" office:value="8.505" calcext:value-type="float">
            <text:p>$8.51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22]+1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18</text:p>
          </table:table-cell>
          <table:table-cell table:style-name="ce16" office:value-type="string" calcext:value-type="string">
            <text:p>LP3856</text:p>
          </table:table-cell>
          <table:table-cell table:style-name="ce2" office:value-type="string" calcext:value-type="string">
            <text:p>IC REG LDO 1.8V 3A DDPAK</text:p>
          </table:table-cell>
          <table:table-cell table:style-name="ce13" office:value-type="string" calcext:value-type="string">
            <text:p>Texas Instruments</text:p>
          </table:table-cell>
          <table:table-cell table:style-name="ce16" office:value-type="string" calcext:value-type="string">
            <text:p>LP3856ES-1.8/NOPB</text:p>
          </table:table-cell>
          <table:table-cell table:style-name="ce2" office:value-type="string" calcext:value-type="string">
            <text:p>TO170P1430X470-6N-ALT1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LP3856ES-1.8/NOPB-ND</text:p>
          </table:table-cell>
          <table:table-cell table:style-name="ce51" office:value-type="float" office:value="4.79" calcext:value-type="float">
            <text:p>$4.79</text:p>
          </table:table-cell>
          <table:table-cell table:style-name="ce44" table:formula="of:=[MAINBOM.B123]*[MAINBOM.K123]" office:value-type="float" office:value="4.79" calcext:value-type="float">
            <text:p>$4.79</text:p>
          </table:table-cell>
          <table:table-cell table:style-name="ce51" office:value-type="float" office:value="2.3085" calcext:value-type="float">
            <text:p>$2.31</text:p>
          </table:table-cell>
          <table:table-cell table:style-name="ce44" table:formula="of:=[MAINBOM.B123]*[MAINBOM.M123]" office:value-type="float" office:value="2.3085" calcext:value-type="float">
            <text:p>$2.31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23]+1" office:value-type="float" office:value="101" calcext:value-type="float">
            <text:p>10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U16,U17</text:p>
          </table:table-cell>
          <table:table-cell table:style-name="ce16" office:value-type="string" calcext:value-type="string">
            <text:p>HMC976</text:p>
          </table:table-cell>
          <table:table-cell table:style-name="ce2" office:value-type="string" calcext:value-type="string">
            <text:p>IC REG LDO 4.8V/ADJ 0.4A 16QFN</text:p>
          </table:table-cell>
          <table:table-cell table:style-name="ce13" office:value-type="string" calcext:value-type="string">
            <text:p>Hittite</text:p>
          </table:table-cell>
          <table:table-cell table:style-name="ce16" office:value-type="string" calcext:value-type="string">
            <text:p>HMC976LP3E</text:p>
          </table:table-cell>
          <table:table-cell table:style-name="ce2" office:value-type="string" calcext:value-type="string">
            <text:p>QFN50P300X300X100-17T178X178L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1127-1080-6-ND</text:p>
          </table:table-cell>
          <table:table-cell table:style-name="ce51" office:value-type="float" office:value="9.83" calcext:value-type="float">
            <text:p>$9.83</text:p>
          </table:table-cell>
          <table:table-cell table:style-name="ce44" table:formula="of:=[MAINBOM.B124]*[MAINBOM.K124]" office:value-type="float" office:value="19.66" calcext:value-type="float">
            <text:p>$19.66</text:p>
          </table:table-cell>
          <table:table-cell table:style-name="ce51" office:value-type="float" office:value="7.2771" calcext:value-type="float">
            <text:p>$7.28</text:p>
          </table:table-cell>
          <table:table-cell table:style-name="ce44" table:formula="of:=[MAINBOM.B124]*[MAINBOM.M124]" office:value-type="float" office:value="14.5542" calcext:value-type="float">
            <text:p>$14.5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24]+1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HMC922LP4E</text:p>
          </table:table-cell>
          <table:table-cell table:style-name="ce2" office:value-type="string" calcext:value-type="string">
            <text:p>IC MMIC SWITCH SPDT DIFF 24-QFN</text:p>
          </table:table-cell>
          <table:table-cell table:style-name="ce2" office:value-type="string" calcext:value-type="string">
            <text:p>Hittite</text:p>
          </table:table-cell>
          <table:table-cell table:style-name="ce18" office:value-type="string" calcext:value-type="string">
            <text:p>HMC922LP4E</text:p>
          </table:table-cell>
          <table:table-cell table:style-name="ce4" office:value-type="string" calcext:value-type="string">
            <text:p>QFN50P400X400X100-25T280X280L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1127-1613-ND</text:p>
          </table:table-cell>
          <table:table-cell table:style-name="ce44" office:value-type="float" office:value="16.1" calcext:value-type="float">
            <text:p>$16.10</text:p>
          </table:table-cell>
          <table:table-cell table:style-name="ce44" table:formula="of:=[MAINBOM.B125]*[MAINBOM.K125]" office:value-type="float" office:value="16.1" calcext:value-type="float">
            <text:p>$16.10</text:p>
          </table:table-cell>
          <table:table-cell table:style-name="ce44" office:value-type="float" office:value="12.44" calcext:value-type="float">
            <text:p>$12.44</text:p>
          </table:table-cell>
          <table:table-cell table:style-name="ce44" table:formula="of:=[MAINBOM.B125]*[MAINBOM.M125]" office:value-type="float" office:value="12.44" calcext:value-type="float">
            <text:p>$12.4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25]+1" office:value-type="float" office:value="103" calcext:value-type="float">
            <text:p>103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23</text:p>
          </table:table-cell>
          <table:table-cell table:style-name="ce2" office:value-type="string" calcext:value-type="string">
            <text:p>HMC987LP5E</text:p>
          </table:table-cell>
          <table:table-cell table:style-name="ce2" office:value-type="string" calcext:value-type="string">
            <text:p>IC CLK BUFFER 1:9 8GHZ 32SMT</text:p>
          </table:table-cell>
          <table:table-cell table:style-name="ce2" office:value-type="string" calcext:value-type="string">
            <text:p>Hittite</text:p>
          </table:table-cell>
          <table:table-cell table:style-name="ce18" office:value-type="string" calcext:value-type="string">
            <text:p>HMC987LP5E</text:p>
          </table:table-cell>
          <table:table-cell table:style-name="ce4" office:value-type="string" calcext:value-type="string">
            <text:p>QFN50P500X500X100-33T380X380L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1127-1176-6-ND</text:p>
          </table:table-cell>
          <table:table-cell table:style-name="ce44" office:value-type="float" office:value="17.8" calcext:value-type="float">
            <text:p>$17.80</text:p>
          </table:table-cell>
          <table:table-cell table:style-name="ce44" table:formula="of:=[MAINBOM.B126]*[MAINBOM.K126]" office:value-type="float" office:value="17.8" calcext:value-type="float">
            <text:p>$17.80</text:p>
          </table:table-cell>
          <table:table-cell table:style-name="ce44" office:value-type="float" office:value="13.72" calcext:value-type="float">
            <text:p>$13.72</text:p>
          </table:table-cell>
          <table:table-cell table:style-name="ce44" table:formula="of:=[MAINBOM.B126]*[MAINBOM.M126]" office:value-type="float" office:value="13.72" calcext:value-type="float">
            <text:p>$13.7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26]+1" office:value-type="float" office:value="104" calcext:value-type="float">
            <text:p>104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U2,U7,U12</text:p>
          </table:table-cell>
          <table:table-cell table:style-name="ce11" office:value-type="string" calcext:value-type="string">
            <text:p>HMCAD1511</text:p>
          </table:table-cell>
          <table:table-cell table:style-name="ce11" office:value-type="string" calcext:value-type="string">
            <text:p>1 to 4 chan, 30 MSPS to 1 GSPS ADC</text:p>
          </table:table-cell>
          <table:table-cell table:style-name="ce11" office:value-type="string" calcext:value-type="string">
            <text:p>Hittite</text:p>
          </table:table-cell>
          <table:table-cell table:style-name="ce26" office:value-type="string" calcext:value-type="string">
            <text:p>HMCAD1511</text:p>
          </table:table-cell>
          <table:table-cell table:style-name="ce2" office:value-type="string" calcext:value-type="string">
            <text:p>QFN50P700X700X100-49T540X540L</text:p>
          </table:table-cell>
          <table:table-cell table:style-name="ce13" office:value-type="string" calcext:value-type="string">
            <text:p>Digikey</text:p>
          </table:table-cell>
          <table:table-cell table:style-name="ce13" office:value-type="string" calcext:value-type="string">
            <text:p>1127-1648-ND</text:p>
          </table:table-cell>
          <table:table-cell table:style-name="ce51" office:value-type="float" office:value="78.97" calcext:value-type="float">
            <text:p>$78.97</text:p>
          </table:table-cell>
          <table:table-cell table:style-name="ce44" table:formula="of:=[MAINBOM.B127]*[MAINBOM.K127]" office:value-type="float" office:value="236.91" calcext:value-type="float">
            <text:p>$236.91</text:p>
          </table:table-cell>
          <table:table-cell table:style-name="ce51" office:value-type="float" office:value="67.004" calcext:value-type="float">
            <text:p>$67.00</text:p>
          </table:table-cell>
          <table:table-cell table:style-name="ce44" table:formula="of:=[MAINBOM.B127]*[MAINBOM.M127]" office:value-type="float" office:value="201.012" calcext:value-type="float">
            <text:p>$201.01</text:p>
          </table:table-cell>
          <table:table-cell table:style-name="ce2"/>
          <table:table-cell table:number-columns-repeated="1009"/>
        </table:table-row>
        <table:table-row table:style-name="ro10">
          <table:table-cell table:style-name="ce2" office:value-type="string" calcext:value-type="string">
            <text:p>105a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string" calcext:value-type="string">
            <text:p>SMATP1 - SMATP16 <text:s/>(PCB mount; See Note 1 below)</text:p>
          </table:table-cell>
          <table:table-cell table:style-name="ce2"/>
          <table:table-cell table:style-name="ce22" office:value-type="string" calcext:value-type="string">
            <text:p>CONN SMA JACK 50 OHM EDGE MNT when NOT in HERA chassis</text:p>
          </table:table-cell>
          <table:table-cell table:style-name="ce11" office:value-type="string" calcext:value-type="string">
            <text:p>Emerson</text:p>
          </table:table-cell>
          <table:table-cell table:style-name="ce16" office:value-type="string" calcext:value-type="string">
            <text:p>142-0701-801</text:p>
          </table:table-cell>
          <table:table-cell table:style-name="ce4" office:value-type="string" calcext:value-type="string">
            <text:p>SMA_END_LAUNCH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<text:s/>J502-ND</text:p>
          </table:table-cell>
          <table:table-cell table:style-name="ce44" office:value-type="float" office:value="5.09" calcext:value-type="float">
            <text:p>$5.09</text:p>
          </table:table-cell>
          <table:table-cell table:style-name="ce44" table:formula="of:=[MAINBOM.B128]*[MAINBOM.K128]" office:value-type="float" office:value="81.44" calcext:value-type="float">
            <text:p>$81.44</text:p>
          </table:table-cell>
          <table:table-cell table:style-name="ce44" office:value-type="float" office:value="3.33" calcext:value-type="float">
            <text:p>$3.33</text:p>
          </table:table-cell>
          <table:table-cell table:style-name="ce44" table:formula="of:=[MAINBOM.B128]*[MAINBOM.M128]" office:value-type="float" office:value="53.28" calcext:value-type="float">
            <text:p>$53.28</text:p>
          </table:table-cell>
          <table:table-cell table:style-name="ce2"/>
          <table:table-cell table:number-columns-repeated="1009"/>
        </table:table-row>
        <table:table-row table:style-name="ro11">
          <table:table-cell table:style-name="ce2" office:value-type="string" calcext:value-type="string">
            <text:p>105b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SMATP1 - SMATP16 <text:s/>(Chassis mount; See Note 1 below)</text:p>
          </table:table-cell>
          <table:table-cell table:style-name="ce2"/>
          <table:table-cell table:style-name="ce23" office:value-type="string" calcext:value-type="string">
            <text:p>CONN SMA for SNAPv2 when in HERA chassis; panel mount, straight, 50 ohm, SMA jack/female/socket</text:p>
          </table:table-cell>
          <table:table-cell table:style-name="ce23" office:value-type="string" calcext:value-type="string">
            <text:p>Johnson/Cinch </text:p>
          </table:table-cell>
          <table:table-cell table:style-name="ce23" office:value-type="string" calcext:value-type="string">
            <text:p>142-1701-031 </text:p>
          </table:table-cell>
          <table:table-cell table:style-name="ce4" office:value-type="string" calcext:value-type="string">
            <text:p>N/A</text:p>
          </table:table-cell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142-1701-031-ND </text:p>
          </table:table-cell>
          <table:table-cell table:style-name="ce44" office:value-type="float" office:value="4.544" calcext:value-type="float">
            <text:p>$4.54</text:p>
          </table:table-cell>
          <table:table-cell table:style-name="ce44" table:number-columns-repeated="3"/>
          <table:table-cell table:style-name="ce2"/>
          <table:table-cell table:number-columns-repeated="1009"/>
        </table:table-row>
        <table:table-row table:style-name="ro12">
          <table:table-cell table:style-name="ce2" table:formula="of:=[MAINBOM.A127]+2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71</text:p>
          </table:table-cell>
          <table:table-cell table:style-name="ce2"/>
          <table:table-cell table:style-name="ce23" office:value-type="string" calcext:value-type="string">
            <text:p>panel mount, straight, 50 ohm, SMA jack/female/socket </text:p>
          </table:table-cell>
          <table:table-cell table:style-name="ce2"/>
          <table:table-cell table:style-name="ce16" office:value-type="string" calcext:value-type="string">
            <text:p>SN74LVCC4245APWR</text:p>
          </table:table-cell>
          <table:table-cell table:style-name="ce2" office:value-type="string" calcext:value-type="string">
            <text:p>SOP65P640X120-24L25N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<text:s/>296-8567-1-ND</text:p>
          </table:table-cell>
          <table:table-cell table:style-name="ce44" office:value-type="float" office:value="1.26" calcext:value-type="float">
            <text:p>$1.26</text:p>
          </table:table-cell>
          <table:table-cell table:style-name="ce44" table:formula="of:=[MAINBOM.B130]*[MAINBOM.K130]" office:value-type="float" office:value="1.26" calcext:value-type="float">
            <text:p>$1.26</text:p>
          </table:table-cell>
          <table:table-cell table:style-name="ce44" office:value-type="float" office:value="0.88" calcext:value-type="float">
            <text:p>$0.88</text:p>
          </table:table-cell>
          <table:table-cell table:style-name="ce44" table:formula="of:=[MAINBOM.B130]*[MAINBOM.M130]" office:value-type="float" office:value="0.88" calcext:value-type="float">
            <text:p>$0.8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30]+1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J61</text:p>
          </table:table-cell>
          <table:table-cell table:style-name="ce2"/>
          <table:table-cell table:style-name="ce4" office:value-type="string" calcext:value-type="string">
            <text:p>CONN HEADER 2POS .100 VERT GOLD</text:p>
          </table:table-cell>
          <table:table-cell table:style-name="ce2" office:value-type="string" calcext:value-type="string">
            <text:p>Molex</text:p>
          </table:table-cell>
          <table:table-cell table:style-name="ce28" office:value-type="float" office:value="22292021" calcext:value-type="float">
            <text:p>22292021</text:p>
          </table:table-cell>
          <table:table-cell table:style-name="ce2" office:value-type="string" calcext:value-type="string">
            <text:p>HDR_1x2_LOCK_MOLEX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WM2744-ND</text:p>
          </table:table-cell>
          <table:table-cell table:style-name="ce44" office:value-type="float" office:value="0.45" calcext:value-type="float">
            <text:p>$0.45</text:p>
          </table:table-cell>
          <table:table-cell table:style-name="ce44" table:formula="of:=[MAINBOM.B131]*[MAINBOM.K131]" office:value-type="float" office:value="0.45" calcext:value-type="float">
            <text:p>$0.45</text:p>
          </table:table-cell>
          <table:table-cell table:style-name="ce44" office:value-type="float" office:value="0.33" calcext:value-type="float">
            <text:p>$0.33</text:p>
          </table:table-cell>
          <table:table-cell table:style-name="ce44" table:formula="of:=[MAINBOM.B131]*[MAINBOM.M131]" office:value-type="float" office:value="0.33" calcext:value-type="float">
            <text:p>$0.3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31]+1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ctive heatsink (See Note 3 below)</text:p>
          </table:table-cell>
          <table:table-cell table:style-name="ce2"/>
          <table:table-cell table:style-name="ce4" office:value-type="string" calcext:value-type="string">
            <text:p>Active BGA Heatsink 12V Fan</text:p>
          </table:table-cell>
          <table:table-cell table:style-name="ce4" office:value-type="string" calcext:value-type="string">
            <text:p>Radian</text:p>
          </table:table-cell>
          <table:table-cell table:style-name="ce28" office:value-type="string" calcext:value-type="string">
            <text:p>FI27+Y+T725</text:p>
          </table:table-cell>
          <table:table-cell table:style-name="ce2"/>
          <table:table-cell table:style-name="ce13"/>
          <table:table-cell table:style-name="ce4" office:value-type="string" calcext:value-type="string">
            <text:p>MM3Z2V7BCT-ND</text:p>
          </table:table-cell>
          <table:table-cell table:style-name="ce44" office:value-type="float" office:value="18.84" calcext:value-type="float">
            <text:p>$18.84</text:p>
          </table:table-cell>
          <table:table-cell table:style-name="ce44" table:formula="of:=[MAINBOM.B132]*[MAINBOM.K132]" office:value-type="float" office:value="18.84" calcext:value-type="float">
            <text:p>$18.84</text:p>
          </table:table-cell>
          <table:table-cell table:style-name="ce44" office:value-type="float" office:value="18.84" calcext:value-type="float">
            <text:p>$18.84</text:p>
          </table:table-cell>
          <table:table-cell table:style-name="ce44" table:formula="of:=[MAINBOM.B132]*[MAINBOM.M132]" office:value-type="float" office:value="18.84" calcext:value-type="float">
            <text:p>$18.8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32]+1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Q17</text:p>
          </table:table-cell>
          <table:table-cell table:style-name="ce2"/>
          <table:table-cell table:style-name="ce4" office:value-type="string" calcext:value-type="string">
            <text:p>MOSFET N-CH 60V 4A SOT-223-4</text:p>
          </table:table-cell>
          <table:table-cell table:style-name="ce4" office:value-type="string" calcext:value-type="string">
            <text:p>Fairchild Semi</text:p>
          </table:table-cell>
          <table:table-cell table:style-name="ce28" office:value-type="string" calcext:value-type="string">
            <text:p><text:s text:c="2"/>NDT3055L</text:p>
          </table:table-cell>
          <table:table-cell table:style-name="ce2" office:value-type="string" calcext:value-type="string">
            <text:p>SOT230P700x180-4L050N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NDT3055LCT-ND</text:p>
          </table:table-cell>
          <table:table-cell table:style-name="ce44" office:value-type="float" office:value="0.67" calcext:value-type="float">
            <text:p>$0.67</text:p>
          </table:table-cell>
          <table:table-cell table:style-name="ce44" table:formula="of:=[MAINBOM.B133]*[MAINBOM.K133]" office:value-type="float" office:value="0.67" calcext:value-type="float">
            <text:p>$0.67</text:p>
          </table:table-cell>
          <table:table-cell table:style-name="ce44" office:value-type="float" office:value="0.45" calcext:value-type="float">
            <text:p>$0.45</text:p>
          </table:table-cell>
          <table:table-cell table:style-name="ce44" table:formula="of:=[MAINBOM.B133]*[MAINBOM.M133]" office:value-type="float" office:value="0.45" calcext:value-type="float">
            <text:p>$0.4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33]+1" office:value-type="float" office:value="110" calcext:value-type="float">
            <text:p>11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D14</text:p>
          </table:table-cell>
          <table:table-cell table:style-name="ce2"/>
          <table:table-cell table:style-name="ce4" office:value-type="string" calcext:value-type="string">
            <text:p>DIODE SMALL SIG 75V 0.15A SOD80C</text:p>
          </table:table-cell>
          <table:table-cell table:style-name="ce4" office:value-type="string" calcext:value-type="string">
            <text:p>Micro Commercial Co</text:p>
          </table:table-cell>
          <table:table-cell table:style-name="ce28" office:value-type="string" calcext:value-type="string">
            <text:p><text:s text:c="2"/>DL4148-TP</text:p>
          </table:table-cell>
          <table:table-cell table:style-name="ce2" office:value-type="string" calcext:value-type="string">
            <text:p>DIOMELF3514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DL4148-TPMSCT-ND</text:p>
          </table:table-cell>
          <table:table-cell table:style-name="ce44" office:value-type="float" office:value="0.15" calcext:value-type="float">
            <text:p>$0.15</text:p>
          </table:table-cell>
          <table:table-cell table:style-name="ce44" table:formula="of:=[MAINBOM.B134]*[MAINBOM.K134]" office:value-type="float" office:value="0.15" calcext:value-type="float">
            <text:p>$0.15</text:p>
          </table:table-cell>
          <table:table-cell table:style-name="ce44" office:value-type="float" office:value="0.09" calcext:value-type="float">
            <text:p>$0.09</text:p>
          </table:table-cell>
          <table:table-cell table:style-name="ce44" table:formula="of:=[MAINBOM.B134]*[MAINBOM.M134]" office:value-type="float" office:value="0.09" calcext:value-type="float">
            <text:p>$0.09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3"/>
          <table:table-cell table:style-name="ce4"/>
          <table:table-cell table:style-name="ce2"/>
          <table:table-cell table:style-name="ce4" table:number-columns-repeated="2"/>
          <table:table-cell table:style-name="ce28"/>
          <table:table-cell table:style-name="ce2"/>
          <table:table-cell table:style-name="ce13"/>
          <table:table-cell table:style-name="ce4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13">
          <table:table-cell table:style-name="ce2" office:value-type="string" calcext:value-type="string">
            <text:p>Note1: Item 105a; These edge-mounted SMA connectors will be soldered on for a stand alone board. <text:s/>See line below when board is mounted in a box and the SMA connector is mounted to the chassis and the center conductor soldered to the pads.</text:p>
          </table:table-cell>
          <table:table-cell table:style-name="ce3"/>
          <table:table-cell table:style-name="ce2" table:number-columns-repeated="2"/>
          <table:table-cell table:style-name="ce11"/>
          <table:table-cell table:style-name="ce2"/>
          <table:table-cell table:style-name="ce16"/>
          <table:table-cell table:style-name="ce2" table:number-columns-repeated="3"/>
          <table:table-cell table:style-name="ce44"/>
          <table:table-cell table:style-name="ce44" table:formula="of:=SUM([MAINBOM.L20:.L134])" office:value-type="float" office:value="843.005" calcext:value-type="float">
            <text:p>$843.01</text:p>
          </table:table-cell>
          <table:table-cell table:style-name="ce44"/>
          <table:table-cell table:style-name="ce44" table:formula="of:=SUM([MAINBOM.N20:.N134])" office:value-type="float" office:value="595.5017" calcext:value-type="float">
            <text:p>$595.5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Note 1: Item 105b; For RFI-case-mounted SMA connectors, use the part number as shown with 2 screws shown in the CHASSIS sheet. <text:s/>Connector with dielectric length of <text:s/>~ 0.180"</text:p>
          </table:table-cell>
          <table:table-cell table:style-name="ce3"/>
          <table:table-cell table:style-name="ce2" table:number-columns-repeated="2"/>
          <table:table-cell table:style-name="ce11"/>
          <table:table-cell table:style-name="ce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Note 2: J4 is a horizontal option for USB in parallel with J10. <text:s/>If used, it is necessary to also install R460. <text:s/>J4 is DNP if the card is in the RFI box since the shield pins would short out to the ground rail.</text:p>
          </table:table-cell>
          <table:table-cell table:style-name="ce3"/>
          <table:table-cell table:style-name="ce2" table:number-columns-repeated="2"/>
          <table:table-cell table:style-name="ce11"/>
          <table:table-cell table:style-name="ce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Note 3: Active heatsink is only used on a standalone board. See CHASSIS sheet for passive heat sinks when board is in RFI tight enclosure.</text:p>
          </table:table-cell>
          <table:table-cell table:style-name="ce3"/>
          <table:table-cell table:style-name="ce2" table:number-columns-repeated="2"/>
          <table:table-cell table:style-name="ce11"/>
          <table:table-cell table:style-name="ce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3"/>
          <table:table-cell table:style-name="ce2" table:number-columns-repeated="2"/>
          <table:table-cell table:style-name="ce11"/>
          <table:table-cell table:style-name="ce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Changes: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Change listing of R14 as 1.21K to R143 as 1.21K 10/6/14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J3 and J11: New part # for industry standard config in Rev. C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J4 and J10: List options and caveats as a note above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Items 105, 108: SMA connectors and passive heatsinks for RFI tight enclosure.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 table:number-rows-repeated="4">
          <table:table-cell table:style-name="ce2"/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/>
          <table:table-cell office:value-type="string" calcext:value-type="string">
            <text:p>THE BELOW COMPONENTS ARE DNP (DO NOT PLACE)</text:p>
          </table:table-cell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/>
          <table:table-cell office:value-type="string" calcext:value-type="string">
            <text:p>Note: <text:s/>There are additional DNP items on the specific Xilinx BOM Worksheet</text:p>
          </table:table-cell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R91,R94,R92,R95,R114,R133,R135,R139,R192,R193 are DNP on the bottom side.</text:p>
          </table:table-cell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R62,R64,R77,R92,R95,R149,R422,R425,R428,R433,R460 are DNP on the top side</text:p>
          </table:table-cell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C9,C17,C48,C56,C87,C95 are DNP on the bottom side</text:p>
          </table:table-cell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C2,C14,C41,C53,C80,C92,C193,C215 are DNP on the top side.</text:p>
          </table:table-cell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 table:number-rows-repeated="3">
          <table:table-cell table:style-name="ce2"/>
          <table:table-cell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4">
          <table:table-cell table:style-name="ce6" table:number-columns-repeated="14"/>
          <table:table-cell table:number-columns-repeated="1010"/>
        </table:table-row>
        <table:table-row table:style-name="ro15" table:number-rows-repeated="2">
          <table:table-cell table:style-name="ce6" table:number-columns-repeated="14"/>
          <table:table-cell table:number-columns-repeated="1010"/>
        </table:table-row>
        <table:table-row table:style-name="ro16" table:number-rows-repeated="5">
          <table:table-cell table:style-name="ce6" table:number-columns-repeated="14"/>
          <table:table-cell table:number-columns-repeated="1010"/>
        </table:table-row>
        <table:table-row table:style-name="ro14" table:number-rows-repeated="3">
          <table:table-cell table:style-name="ce6" table:number-columns-repeated="14"/>
          <table:table-cell table:number-columns-repeated="1010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MAINBOM.$A$1" table:cell-range-address="$MAINBOM.$A$1:.$L$108" table:range-usable-as="print-range"/>
        </table:named-expressions>
      </table:table>
      <table:table table:name="XILINX_XC7K160T" table:style-name="ta2" table:print-ranges="XILINX_XC7K160T.A1:XILINX_XC7K160T.L19">
        <office:forms form:automatic-focus="false" form:apply-design-mode="false"/>
        <table:table-column table:style-name="co1" table:default-cell-style-name="ce60"/>
        <table:table-column table:style-name="co2" table:default-cell-style-name="ce62"/>
        <table:table-column table:style-name="co16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6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84"/>
        <table:table-column table:style-name="co12" table:default-cell-style-name="ce84"/>
        <table:table-column table:style-name="co13" table:default-cell-style-name="ce84"/>
        <table:table-column table:style-name="co14" table:default-cell-style-name="ce84"/>
        <table:table-column table:style-name="co15" table:number-columns-repeated="1010" table:default-cell-style-name="Default"/>
        <table:table-row table:style-name="ro1">
          <table:table-cell table:style-name="ce59"/>
          <table:table-cell table:number-columns-repeated="2"/>
          <table:table-cell table:style-name="ce64" office:value-type="string" calcext:value-type="string">
            <text:p>SMART NETWORK ADC PROCESSOR (SNAP) BOM</text:p>
          </table:table-cell>
          <table:table-cell table:number-columns-repeated="2"/>
          <table:table-cell table:style-name="ce69" office:value-type="string" calcext:value-type="string">
            <text:p>PRELIMINARY</text:p>
          </table:table-cell>
          <table:table-cell table:style-name="ce64"/>
          <table:table-cell table:number-columns-repeated="1016"/>
        </table:table-row>
        <table:table-row table:style-name="ro2">
          <table:table-cell office:value-type="string" calcext:value-type="string">
            <text:p><text:s text:c="4"/></text:p>
          </table:table-cell>
          <table:table-cell table:number-columns-repeated="2"/>
          <table:table-cell table:style-name="ce65" office:value-type="string" calcext:value-type="string">
            <text:p>Added parts for Xilinx XC7K160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OTES: <text:s/>There will be a separate BOM for the box this board will be mounted in.</text:p>
          </table:table-cell>
          <table:table-cell table:style-name="ce65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 text:c="7"/>There are 3 Worksheets for the 3 Xilinx options. <text:s/>These have the additional compontents needed for that Xilinx. <text:s/>The different Xilinx options use different bypass ca</text:p>
          </table:table-cell>
          <table:table-cell table:style-name="ce65"/>
          <table:table-cell table:number-columns-repeated="1020"/>
        </table:table-row>
        <table:table-row table:style-name="ro3">
          <table:table-cell table:number-columns-repeated="8"/>
          <table:table-cell table:style-name="ce75" office:value-type="string" calcext:value-type="string">
            <text:p>Prepared by:</text:p>
          </table:table-cell>
          <table:table-cell table:style-name="ce80" office:value-type="string" calcext:value-type="string">
            <text:p>J. Greenberg</text:p>
          </table:table-cell>
          <table:table-cell table:style-name="ce85"/>
          <table:table-cell table:style-name="ce89"/>
          <table:table-cell table:number-columns-repeated="1012"/>
        </table:table-row>
        <table:table-row table:style-name="ro2">
          <table:table-cell office:value-type="string" calcext:value-type="string">
            <text:p>ALMA CORRELATOR PROJECT</text:p>
          </table:table-cell>
          <table:table-cell table:number-columns-repeated="3"/>
          <table:table-cell office:value-type="string" calcext:value-type="string">
            <text:p>To Print: <text:s/>Use 55% for 8 1/2 <text:s/>x 11 landscape</text:p>
          </table:table-cell>
          <table:table-cell table:number-columns-repeated="3"/>
          <table:table-cell table:style-name="ce76"/>
          <table:table-cell table:style-name="ce81"/>
          <table:table-cell table:style-name="ce86"/>
          <table:table-cell table:style-name="ce90"/>
          <table:table-cell table:number-columns-repeated="1012"/>
        </table:table-row>
        <table:table-row table:style-name="ro2">
          <table:table-cell office:value-type="string" calcext:value-type="string">
            <text:p>NATIONAL RADIO ASTRONOMY OBSERVATORY</text:p>
          </table:table-cell>
          <table:table-cell table:number-columns-repeated="3"/>
          <table:table-cell office:value-type="string" calcext:value-type="string">
            <text:p><text:s text:c="14"/>Use 80% for 11 x 17 landscape</text:p>
          </table:table-cell>
          <table:table-cell table:number-columns-repeated="3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>
          <table:table-cell office:value-type="string" calcext:value-type="string">
            <text:p>CHARLOTTESVILLE, VA</text:p>
          </table:table-cell>
          <table:table-cell table:number-columns-repeated="7"/>
          <table:table-cell table:style-name="ce77" office:value-type="string" calcext:value-type="string">
            <text:p>Approved by:</text:p>
          </table:table-cell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>
          <table:table-cell office:value-type="string" calcext:value-type="string">
            <text:p>Bill Of Materials <text:s text:c="2"/></text:p>
          </table:table-cell>
          <table:table-cell table:number-columns-repeated="7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3">
          <table:table-cell table:number-columns-repeated="8"/>
          <table:table-cell table:style-name="ce78"/>
          <table:table-cell table:style-name="ce83"/>
          <table:table-cell table:style-name="ce88"/>
          <table:table-cell table:style-name="ce92"/>
          <table:table-cell table:number-columns-repeated="1012"/>
        </table:table-row>
        <table:table-row table:style-name="ro4">
          <table:table-cell table:style-name="ce61"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</text:p>
          </table:table-cell>
          <table:table-cell table:style-name="ce61"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g Part Number</text:p>
          </table:table-cell>
          <table:table-cell table:style-name="ce71" office:value-type="string" calcext:value-type="string">
            <text:p>PCB Designer 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Part #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Extended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Extended</text:p>
          </table:table-cell>
          <table:table-cell table:number-columns-repeated="1010"/>
        </table:table-row>
        <table:table-row table:style-name="ro2">
          <table:table-cell table:style-name="ce61"/>
          <table:table-cell table:number-columns-repeated="2"/>
          <table:table-cell table:style-name="ce61"/>
          <table:table-cell table:number-columns-repeated="3"/>
          <table:table-cell table:style-name="ce71" office:value-type="string" calcext:value-type="string">
            <text:p><text:s/>Land Pattern (Footprint)</text:p>
          </table:table-cell>
          <table:table-cell table:number-columns-repeated="2"/>
          <table:table-cell office:value-type="string" calcext:value-type="string">
            <text:p>Quanity 1</text:p>
          </table:table-cell>
          <table:table-cell/>
          <table:table-cell office:value-type="string" calcext:value-type="string">
            <text:p>Quantity 100</text:p>
          </table:table-cell>
          <table:table-cell table:number-columns-repeated="1011"/>
        </table:table-row>
        <table:table-row table:style-name="ro2">
          <table:table-cell table:style-name="ce61"/>
          <table:table-cell table:number-columns-repeated="2"/>
          <table:table-cell table:style-name="ce61"/>
          <table:table-cell table:number-columns-repeated="1020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XC7K160T-2FFG676C</text:p>
          </table:table-cell>
          <table:table-cell office:value-type="string" calcext:value-type="string">
            <text:p>Xilinx FPGA</text:p>
          </table:table-cell>
          <table:table-cell office:value-type="string" calcext:value-type="string">
            <text:p>Xilinx</text:p>
          </table:table-cell>
          <table:table-cell office:value-type="string" calcext:value-type="string">
            <text:p>XC7K160T-2FFG676C</text:p>
          </table:table-cell>
          <table:table-cell office:value-type="string" calcext:value-type="string">
            <text:p>bga676c100p26x26_2700x2700x26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2-1836-ND</text:p>
          </table:table-cell>
          <table:table-cell office:value-type="float" office:value="358.75" calcext:value-type="float">
            <text:p>$358.75</text:p>
          </table:table-cell>
          <table:table-cell table:formula="of:=[XILINX_XC7K160T.B16]*[XILINX_XC7K160T.K16]" office:value-type="float" office:value="358.75" calcext:value-type="float">
            <text:p>$358.75</text:p>
          </table:table-cell>
          <table:table-cell office:value-type="float" office:value="340" calcext:value-type="float">
            <text:p>$340.00</text:p>
          </table:table-cell>
          <table:table-cell table:formula="of:=[XILINX_XC7K160T.B16]*[XILINX_XC7K160T.M16]" office:value-type="float" office:value="340" calcext:value-type="float">
            <text:p>$340.00</text:p>
          </table:table-cell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61" office:value-type="float" office:value="13" calcext:value-type="float">
            <text:p>13</text:p>
          </table:table-cell>
          <table:table-cell table:style-name="ce63" office:value-type="string" calcext:value-type="string">
            <text:p>C118,C122,C125,C126,C130,C133,C209,C210,C211,C272,C274,C294,C296</text:p>
          </table:table-cell>
          <table:table-cell table:style-name="ce66" office:value-type="string" calcext:value-type="string">
            <text:p>4.7uF</text:p>
          </table:table-cell>
          <table:table-cell office:value-type="string" calcext:value-type="string">
            <text:p>CAP CER 4.7UF 10V 10% X5R 0805</text:p>
          </table:table-cell>
          <table:table-cell table:style-name="ce63" office:value-type="string" calcext:value-type="string">
            <text:p>Kemet</text:p>
          </table:table-cell>
          <table:table-cell office:value-type="string" calcext:value-type="string">
            <text:p>C0805C475K8PACTU</text:p>
          </table:table-cell>
          <table:table-cell table:style-name="ce72" office:value-type="string" calcext:value-type="string">
            <text:p>CAPC2012X140N</text:p>
          </table:table-cell>
          <table:table-cell table:style-name="ce63" office:value-type="string" calcext:value-type="string">
            <text:p>Digikey</text:p>
          </table:table-cell>
          <table:table-cell office:value-type="string" calcext:value-type="string">
            <text:p>399-3133-1-ND</text:p>
          </table:table-cell>
          <table:table-cell office:value-type="float" office:value="0.18" calcext:value-type="float">
            <text:p>$0.18</text:p>
          </table:table-cell>
          <table:table-cell table:formula="of:=[XILINX_XC7K160T.B17]*[XILINX_XC7K160T.K17]" office:value-type="float" office:value="2.34" calcext:value-type="float">
            <text:p>$2.34</text:p>
          </table:table-cell>
          <table:table-cell table:style-name="ce93" office:value-type="float" office:value="0.063" calcext:value-type="float">
            <text:p>$0.06</text:p>
          </table:table-cell>
          <table:table-cell table:formula="of:=[XILINX_XC7K160T.B17]*[XILINX_XC7K160T.M17]" office:value-type="float" office:value="0.819" calcext:value-type="float">
            <text:p>$0.82</text:p>
          </table:table-cell>
          <table:table-cell table:number-columns-repeated="101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63" office:value-type="string" calcext:value-type="string">
            <text:p>C142,C147,C198,C199,C200,C201,C202,C203,C204,C205,C208</text:p>
          </table:table-cell>
          <table:table-cell table:style-name="ce67" office:value-type="string" calcext:value-type="string">
            <text:p>100UF_1210</text:p>
          </table:table-cell>
          <table:table-cell office:value-type="string" calcext:value-type="string">
            <text:p>CAP CER 100UF 10V 20% X5R 1210</text:p>
          </table:table-cell>
          <table:table-cell table:style-name="ce67" office:value-type="string" calcext:value-type="string">
            <text:p>Samsung</text:p>
          </table:table-cell>
          <table:table-cell office:value-type="string" calcext:value-type="string">
            <text:p>CL32A107MPVNNNE</text:p>
          </table:table-cell>
          <table:table-cell table:style-name="ce73" office:value-type="string" calcext:value-type="string">
            <text:p>CAPC3225X270N</text:p>
          </table:table-cell>
          <table:table-cell table:style-name="ce79" office:value-type="string" calcext:value-type="string">
            <text:p>Digikey</text:p>
          </table:table-cell>
          <table:table-cell office:value-type="string" calcext:value-type="string">
            <text:p>1276-3364-1-ND</text:p>
          </table:table-cell>
          <table:table-cell office:value-type="float" office:value="1.38" calcext:value-type="float">
            <text:p>$1.38</text:p>
          </table:table-cell>
          <table:table-cell table:formula="of:=[XILINX_XC7K160T.B18]*[XILINX_XC7K160T.K18]" office:value-type="float" office:value="15.18" calcext:value-type="float">
            <text:p>$15.18</text:p>
          </table:table-cell>
          <table:table-cell office:value-type="float" office:value="0.735" calcext:value-type="float">
            <text:p>$0.74</text:p>
          </table:table-cell>
          <table:table-cell table:formula="of:=[XILINX_XC7K160T.B18]*[XILINX_XC7K160T.M18]" office:value-type="float" office:value="8.085" calcext:value-type="float">
            <text:p>$8.09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6,C207</text:p>
          </table:table-cell>
          <table:table-cell/>
          <table:table-cell table:style-name="ce67" office:value-type="string" calcext:value-type="string">
            <text:p>330uF <text:s/>Tant 2.5V Capacitor</text:p>
          </table:table-cell>
          <table:table-cell office:value-type="string" calcext:value-type="string">
            <text:p>Kemet</text:p>
          </table:table-cell>
          <table:table-cell table:style-name="ce70" office:value-type="string" calcext:value-type="string">
            <text:p>T520V337M2R5ATE025</text:p>
          </table:table-cell>
          <table:table-cell table:style-name="ce74" office:value-type="string" calcext:value-type="string">
            <text:p>CAPMP7343X180N-ALT1</text:p>
          </table:table-cell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399-4105-1-ND</text:p>
          </table:table-cell>
          <table:table-cell office:value-type="float" office:value="3.69" calcext:value-type="float">
            <text:p>$3.69</text:p>
          </table:table-cell>
          <table:table-cell table:formula="of:=[XILINX_XC7K160T.B19]*[XILINX_XC7K160T.K19]" office:value-type="float" office:value="7.38" calcext:value-type="float">
            <text:p>$7.38</text:p>
          </table:table-cell>
          <table:table-cell office:value-type="float" office:value="2.56" calcext:value-type="float">
            <text:p>$2.56</text:p>
          </table:table-cell>
          <table:table-cell table:formula="of:=[XILINX_XC7K160T.B19]*[XILINX_XC7K160T.M19]" office:value-type="float" office:value="5.12" calcext:value-type="float">
            <text:p>$5.12</text:p>
          </table:table-cell>
          <table:table-cell table:number-columns-repeated="1010"/>
        </table:table-row>
        <table:table-row table:style-name="ro2">
          <table:table-cell/>
          <table:table-cell table:style-name="ce61"/>
          <table:table-cell table:number-columns-repeated="2"/>
          <table:table-cell table:style-name="ce68"/>
          <table:table-cell table:number-columns-repeated="2"/>
          <table:table-cell table:style-name="ce74"/>
          <table:table-cell table:number-columns-repeated="3"/>
          <table:table-cell table:formula="of:=SUM([XILINX_XC7K160T.L16:.L19])" office:value-type="float" office:value="383.65" calcext:value-type="float">
            <text:p>$383.65</text:p>
          </table:table-cell>
          <table:table-cell/>
          <table:table-cell table:formula="of:=SUM([XILINX_XC7K160T.N16:.N19])" office:value-type="float" office:value="354.024" calcext:value-type="float">
            <text:p>$354.02</text:p>
          </table:table-cell>
          <table:table-cell table:number-columns-repeated="1010"/>
        </table:table-row>
        <table:table-row table:style-name="ro2">
          <table:table-cell/>
          <table:table-cell table:style-name="ce61"/>
          <table:table-cell/>
          <table:table-cell office:value-type="string" calcext:value-type="string">
            <text:p>THE BELOW COMPONENTS ARE DNP (DO NOT PLACE)</text:p>
          </table:table-cell>
          <table:table-cell table:style-name="ce68"/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/>
          <table:table-cell table:style-name="ce61" office:value-type="float" office:value="16" calcext:value-type="float">
            <text:p>16</text:p>
          </table:table-cell>
          <table:table-cell office:value-type="string" calcext:value-type="string">
            <text:p>C403 to C412,C415 to C420</text:p>
          </table:table-cell>
          <table:table-cell table:style-name="ce66" office:value-type="string" calcext:value-type="string">
            <text:p>DNP</text:p>
          </table:table-cell>
          <table:table-cell office:value-type="string" calcext:value-type="string">
            <text:p>CAP CER 4.7UF 10V 10% X5R 0805</text:p>
          </table:table-cell>
          <table:table-cell table:style-name="ce63" office:value-type="string" calcext:value-type="string">
            <text:p>Kemet</text:p>
          </table:table-cell>
          <table:table-cell office:value-type="string" calcext:value-type="string">
            <text:p>C0805C475K8PACTU</text:p>
          </table:table-cell>
          <table:table-cell table:style-name="ce72" office:value-type="string" calcext:value-type="string">
            <text:p>CAPC2012X140N</text:p>
          </table:table-cell>
          <table:table-cell table:style-name="ce63" office:value-type="string" calcext:value-type="string">
            <text:p>Digikey</text:p>
          </table:table-cell>
          <table:table-cell office:value-type="string" calcext:value-type="string">
            <text:p>399-3133-1-N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14</text:p>
          </table:table-cell>
          <table:table-cell table:style-name="ce66" office:value-type="string" calcext:value-type="string">
            <text:p>DNP</text:p>
          </table:table-cell>
          <table:table-cell office:value-type="string" calcext:value-type="string">
            <text:p>CAP CER 100UF 10V 20% X5R 1210</text:p>
          </table:table-cell>
          <table:table-cell table:style-name="ce67" office:value-type="string" calcext:value-type="string">
            <text:p>Samsung</text:p>
          </table:table-cell>
          <table:table-cell office:value-type="string" calcext:value-type="string">
            <text:p>CL32A107MPVNNNE</text:p>
          </table:table-cell>
          <table:table-cell table:style-name="ce73" office:value-type="string" calcext:value-type="string">
            <text:p>CAPC3225X270N</text:p>
          </table:table-cell>
          <table:table-cell table:style-name="ce79" office:value-type="string" calcext:value-type="string">
            <text:p>Digikey</text:p>
          </table:table-cell>
          <table:table-cell office:value-type="string" calcext:value-type="string">
            <text:p>1276-3364-1-N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13,C400,C401,C402</text:p>
          </table:table-cell>
          <table:table-cell table:style-name="ce66" office:value-type="string" calcext:value-type="string">
            <text:p>DNP</text:p>
          </table:table-cell>
          <table:table-cell table:style-name="ce67" office:value-type="string" calcext:value-type="string">
            <text:p>330uF <text:s/>Tant 2.5V Capacitor</text:p>
          </table:table-cell>
          <table:table-cell office:value-type="string" calcext:value-type="string">
            <text:p>Kemet</text:p>
          </table:table-cell>
          <table:table-cell table:style-name="ce70" office:value-type="string" calcext:value-type="string">
            <text:p>T520V337M2R5ATE025</text:p>
          </table:table-cell>
          <table:table-cell table:style-name="ce74" office:value-type="string" calcext:value-type="string">
            <text:p>CAPMP7343X180N-ALT1</text:p>
          </table:table-cell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399-4105-1-ND</text:p>
          </table:table-cell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MAINBOM.$A$1" table:cell-range-address="$XILINX_XC7K160T.$A$1:.$L$19" table:range-usable-as="print-range"/>
        </table:named-expressions>
      </table:table>
      <table:table table:name="XILINX_XC7KC325T" table:style-name="ta3" table:print-ranges="XILINX_XC7KC325T.A1:XILINX_XC7KC325T.L19">
        <table:table-column table:style-name="co1" table:default-cell-style-name="ce60"/>
        <table:table-column table:style-name="co2" table:default-cell-style-name="ce62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6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84"/>
        <table:table-column table:style-name="co12" table:default-cell-style-name="ce84"/>
        <table:table-column table:style-name="co13" table:default-cell-style-name="ce84"/>
        <table:table-column table:style-name="co14" table:default-cell-style-name="ce84"/>
        <table:table-column table:style-name="co15" table:number-columns-repeated="1010" table:default-cell-style-name="Default"/>
        <table:table-row table:style-name="ro1">
          <table:table-cell table:style-name="ce59"/>
          <table:table-cell table:number-columns-repeated="2"/>
          <table:table-cell table:style-name="ce64" office:value-type="string" calcext:value-type="string">
            <text:p>SMART NETWORK ADC PROCESSOR (SNAP) BOM</text:p>
          </table:table-cell>
          <table:table-cell table:number-columns-repeated="2"/>
          <table:table-cell table:style-name="ce69" office:value-type="string" calcext:value-type="string">
            <text:p>PRELIMINARY</text:p>
          </table:table-cell>
          <table:table-cell table:style-name="ce64"/>
          <table:table-cell table:number-columns-repeated="1016"/>
        </table:table-row>
        <table:table-row table:style-name="ro2">
          <table:table-cell office:value-type="string" calcext:value-type="string">
            <text:p><text:s text:c="4"/></text:p>
          </table:table-cell>
          <table:table-cell table:number-columns-repeated="2"/>
          <table:table-cell table:style-name="ce65" office:value-type="string" calcext:value-type="string">
            <text:p>Added parts for Xilinx XC7K325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OTES: <text:s/>There will be a separate BOM for the box this board will be mounted in.</text:p>
          </table:table-cell>
          <table:table-cell table:style-name="ce65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 text:c="7"/>There are 3 Worksheets for the 3 Xilinx options. <text:s/>These have the additional compontents needed for that Xilinx. <text:s/>The different Xilinx options use different bypass ca</text:p>
          </table:table-cell>
          <table:table-cell table:style-name="ce65"/>
          <table:table-cell table:number-columns-repeated="1020"/>
        </table:table-row>
        <table:table-row table:style-name="ro3">
          <table:table-cell table:number-columns-repeated="8"/>
          <table:table-cell table:style-name="ce75" office:value-type="string" calcext:value-type="string">
            <text:p>Prepared by:</text:p>
          </table:table-cell>
          <table:table-cell table:style-name="ce80" office:value-type="string" calcext:value-type="string">
            <text:p>J. Greenberg</text:p>
          </table:table-cell>
          <table:table-cell table:style-name="ce85"/>
          <table:table-cell table:style-name="ce89"/>
          <table:table-cell table:number-columns-repeated="1012"/>
        </table:table-row>
        <table:table-row table:style-name="ro2">
          <table:table-cell office:value-type="string" calcext:value-type="string">
            <text:p>ALMA CORRELATOR PROJECT</text:p>
          </table:table-cell>
          <table:table-cell table:number-columns-repeated="3"/>
          <table:table-cell office:value-type="string" calcext:value-type="string">
            <text:p>To Print: <text:s/>Use 55% for 8 1/2 <text:s/>x 11 landscape</text:p>
          </table:table-cell>
          <table:table-cell table:number-columns-repeated="3"/>
          <table:table-cell table:style-name="ce76"/>
          <table:table-cell table:style-name="ce81"/>
          <table:table-cell table:style-name="ce86"/>
          <table:table-cell table:style-name="ce90"/>
          <table:table-cell table:number-columns-repeated="1012"/>
        </table:table-row>
        <table:table-row table:style-name="ro2">
          <table:table-cell office:value-type="string" calcext:value-type="string">
            <text:p>NATIONAL RADIO ASTRONOMY OBSERVATORY</text:p>
          </table:table-cell>
          <table:table-cell table:number-columns-repeated="3"/>
          <table:table-cell office:value-type="string" calcext:value-type="string">
            <text:p><text:s text:c="14"/>Use 80% for 11 x 17 landscape</text:p>
          </table:table-cell>
          <table:table-cell table:number-columns-repeated="3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>
          <table:table-cell office:value-type="string" calcext:value-type="string">
            <text:p>CHARLOTTESVILLE, VA</text:p>
          </table:table-cell>
          <table:table-cell table:number-columns-repeated="7"/>
          <table:table-cell table:style-name="ce77" office:value-type="string" calcext:value-type="string">
            <text:p>Approved by:</text:p>
          </table:table-cell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>
          <table:table-cell office:value-type="string" calcext:value-type="string">
            <text:p>Bill Of Materials <text:s text:c="2"/></text:p>
          </table:table-cell>
          <table:table-cell table:number-columns-repeated="7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3">
          <table:table-cell table:number-columns-repeated="8"/>
          <table:table-cell table:style-name="ce78"/>
          <table:table-cell table:style-name="ce83"/>
          <table:table-cell table:style-name="ce88"/>
          <table:table-cell table:style-name="ce92"/>
          <table:table-cell table:number-columns-repeated="1012"/>
        </table:table-row>
        <table:table-row table:style-name="ro4">
          <table:table-cell table:style-name="ce61"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</text:p>
          </table:table-cell>
          <table:table-cell table:style-name="ce61"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fg Part Number</text:p>
          </table:table-cell>
          <table:table-cell table:style-name="ce71" office:value-type="string" calcext:value-type="string">
            <text:p>PCB Designer 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Part #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Extended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Extended</text:p>
          </table:table-cell>
          <table:table-cell table:number-columns-repeated="1010"/>
        </table:table-row>
        <table:table-row table:style-name="ro2">
          <table:table-cell table:style-name="ce61"/>
          <table:table-cell table:number-columns-repeated="2"/>
          <table:table-cell table:style-name="ce61"/>
          <table:table-cell table:number-columns-repeated="3"/>
          <table:table-cell table:style-name="ce71" office:value-type="string" calcext:value-type="string">
            <text:p><text:s/>Land Pattern (Footprint)</text:p>
          </table:table-cell>
          <table:table-cell table:number-columns-repeated="2"/>
          <table:table-cell office:value-type="string" calcext:value-type="string">
            <text:p>Quanity 1</text:p>
          </table:table-cell>
          <table:table-cell/>
          <table:table-cell office:value-type="string" calcext:value-type="string">
            <text:p>Quantity 100</text:p>
          </table:table-cell>
          <table:table-cell table:number-columns-repeated="1011"/>
        </table:table-row>
        <table:table-row table:style-name="ro2">
          <table:table-cell table:style-name="ce61"/>
          <table:table-cell table:number-columns-repeated="2"/>
          <table:table-cell table:style-name="ce61"/>
          <table:table-cell table:number-columns-repeated="1020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XC7K325T-2FFG676C</text:p>
          </table:table-cell>
          <table:table-cell office:value-type="string" calcext:value-type="string">
            <text:p>Xilinx FPGA</text:p>
          </table:table-cell>
          <table:table-cell office:value-type="string" calcext:value-type="string">
            <text:p>Xilinx</text:p>
          </table:table-cell>
          <table:table-cell table:style-name="ce60" office:value-type="string" calcext:value-type="string">
            <text:p>XC7K325T-2FFG676C</text:p>
          </table:table-cell>
          <table:table-cell office:value-type="string" calcext:value-type="string">
            <text:p>bga676c100p26x26_2700x2700x26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2-1810-ND</text:p>
          </table:table-cell>
          <table:table-cell office:value-type="float" office:value="1347.5" calcext:value-type="float">
            <text:p>$1,347.50</text:p>
          </table:table-cell>
          <table:table-cell table:formula="of:=[XILINX_XC7KC325T.B16]*[XILINX_XC7KC325T.K16]" office:value-type="float" office:value="1347.5" calcext:value-type="float">
            <text:p>$1,347.50</text:p>
          </table:table-cell>
          <table:table-cell/>
          <table:table-cell table:formula="of:=[XILINX_XC7KC325T.B16]*[XILINX_XC7KC325T.M16]" office:value-type="float" office:value="0" calcext:value-type="float">
            <text:p>$0.00</text:p>
          </table:table-cell>
          <table:table-cell table:number-columns-repeated="1010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61" office:value-type="float" office:value="20" calcext:value-type="float">
            <text:p>20</text:p>
          </table:table-cell>
          <table:table-cell table:style-name="ce63" office:value-type="string" calcext:value-type="string">
            <text:p>C118,C122,C125,C126,C130,C133,C209,C210,C211,C272,C274,C294,C296,C415,C416,C403,C404,C405,C406,C407</text:p>
          </table:table-cell>
          <table:table-cell table:style-name="ce66" office:value-type="string" calcext:value-type="string">
            <text:p>4.7uF</text:p>
          </table:table-cell>
          <table:table-cell office:value-type="string" calcext:value-type="string">
            <text:p>CAP CER 4.7UF 10V 10% X5R 0805</text:p>
          </table:table-cell>
          <table:table-cell table:style-name="ce63" office:value-type="string" calcext:value-type="string">
            <text:p>Kemet</text:p>
          </table:table-cell>
          <table:table-cell office:value-type="string" calcext:value-type="string">
            <text:p>C0805C475K8PACTU</text:p>
          </table:table-cell>
          <table:table-cell table:style-name="ce72" office:value-type="string" calcext:value-type="string">
            <text:p>CAPC2012X140N</text:p>
          </table:table-cell>
          <table:table-cell table:style-name="ce63" office:value-type="string" calcext:value-type="string">
            <text:p>Digikey</text:p>
          </table:table-cell>
          <table:table-cell office:value-type="string" calcext:value-type="string">
            <text:p>399-3133-1-ND</text:p>
          </table:table-cell>
          <table:table-cell office:value-type="float" office:value="0.18" calcext:value-type="float">
            <text:p>$0.18</text:p>
          </table:table-cell>
          <table:table-cell table:formula="of:=[XILINX_XC7KC325T.B17]*[XILINX_XC7KC325T.K17]" office:value-type="float" office:value="3.6" calcext:value-type="float">
            <text:p>$3.60</text:p>
          </table:table-cell>
          <table:table-cell table:style-name="ce93" office:value-type="float" office:value="0.063" calcext:value-type="float">
            <text:p>$0.06</text:p>
          </table:table-cell>
          <table:table-cell table:formula="of:=[XILINX_XC7KC325T.B17]*[XILINX_XC7KC325T.M17]" office:value-type="float" office:value="1.26" calcext:value-type="float">
            <text:p>$1.26</text:p>
          </table:table-cell>
          <table:table-cell table:number-columns-repeated="1010"/>
        </table:table-row>
        <table:table-row table:style-name="ro17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3" office:value-type="string" calcext:value-type="string">
            <text:p>C142,C147,C198,C199,C200,C201,C202,C203,C204,C205,C208,C414</text:p>
          </table:table-cell>
          <table:table-cell table:style-name="ce67" office:value-type="string" calcext:value-type="string">
            <text:p>100UF_1210</text:p>
          </table:table-cell>
          <table:table-cell office:value-type="string" calcext:value-type="string">
            <text:p>CAP CER 100UF 10V 20% X5R 1210</text:p>
          </table:table-cell>
          <table:table-cell table:style-name="ce67" office:value-type="string" calcext:value-type="string">
            <text:p>Samsung</text:p>
          </table:table-cell>
          <table:table-cell office:value-type="string" calcext:value-type="string">
            <text:p>CL32A107MPVNNNE</text:p>
          </table:table-cell>
          <table:table-cell table:style-name="ce73" office:value-type="string" calcext:value-type="string">
            <text:p>CAPC3225X270N</text:p>
          </table:table-cell>
          <table:table-cell table:style-name="ce79" office:value-type="string" calcext:value-type="string">
            <text:p>Digikey</text:p>
          </table:table-cell>
          <table:table-cell office:value-type="string" calcext:value-type="string">
            <text:p>1276-3364-1-ND</text:p>
          </table:table-cell>
          <table:table-cell office:value-type="float" office:value="1.38" calcext:value-type="float">
            <text:p>$1.38</text:p>
          </table:table-cell>
          <table:table-cell table:formula="of:=[XILINX_XC7KC325T.B18]*[XILINX_XC7KC325T.K18]" office:value-type="float" office:value="16.56" calcext:value-type="float">
            <text:p>$16.56</text:p>
          </table:table-cell>
          <table:table-cell office:value-type="float" office:value="0.735" calcext:value-type="float">
            <text:p>$0.74</text:p>
          </table:table-cell>
          <table:table-cell table:formula="of:=[XILINX_XC7KC325T.B18]*[XILINX_XC7KC325T.M18]" office:value-type="float" office:value="8.82" calcext:value-type="float">
            <text:p>$8.82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C206,C207,C402</text:p>
          </table:table-cell>
          <table:table-cell/>
          <table:table-cell table:style-name="ce67" office:value-type="string" calcext:value-type="string">
            <text:p>330uF <text:s/>Tant 2.5V Capacitor</text:p>
          </table:table-cell>
          <table:table-cell office:value-type="string" calcext:value-type="string">
            <text:p>Kemet</text:p>
          </table:table-cell>
          <table:table-cell table:style-name="ce70" office:value-type="string" calcext:value-type="string">
            <text:p>T520V337M2R5ATE025</text:p>
          </table:table-cell>
          <table:table-cell table:style-name="ce74" office:value-type="string" calcext:value-type="string">
            <text:p>CAPMP7343X180N-ALT1</text:p>
          </table:table-cell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399-4105-1-ND</text:p>
          </table:table-cell>
          <table:table-cell office:value-type="float" office:value="3.69" calcext:value-type="float">
            <text:p>$3.69</text:p>
          </table:table-cell>
          <table:table-cell table:formula="of:=[XILINX_XC7KC325T.B19]*[XILINX_XC7KC325T.K19]" office:value-type="float" office:value="11.07" calcext:value-type="float">
            <text:p>$11.07</text:p>
          </table:table-cell>
          <table:table-cell office:value-type="float" office:value="2.56" calcext:value-type="float">
            <text:p>$2.56</text:p>
          </table:table-cell>
          <table:table-cell table:formula="of:=[XILINX_XC7KC325T.B19]*[XILINX_XC7KC325T.M19]" office:value-type="float" office:value="7.68" calcext:value-type="float">
            <text:p>$7.68</text:p>
          </table:table-cell>
          <table:table-cell table:number-columns-repeated="1010"/>
        </table:table-row>
        <table:table-row table:style-name="ro2">
          <table:table-cell/>
          <table:table-cell table:style-name="ce61"/>
          <table:table-cell table:number-columns-repeated="2"/>
          <table:table-cell table:style-name="ce68"/>
          <table:table-cell table:number-columns-repeated="2"/>
          <table:table-cell table:style-name="ce74"/>
          <table:table-cell table:number-columns-repeated="3"/>
          <table:table-cell table:formula="of:=SUM([XILINX_XC7KC325T.L16:.L19])" office:value-type="float" office:value="1378.73" calcext:value-type="float">
            <text:p>$1,378.73</text:p>
          </table:table-cell>
          <table:table-cell/>
          <table:table-cell table:formula="of:=SUM([XILINX_XC7KC325T.N16:.N19])" office:value-type="float" office:value="17.76" calcext:value-type="float">
            <text:p>$17.76</text:p>
          </table:table-cell>
          <table:table-cell table:number-columns-repeated="1010"/>
        </table:table-row>
        <table:table-row table:style-name="ro2">
          <table:table-cell/>
          <table:table-cell table:style-name="ce61"/>
          <table:table-cell table:number-columns-repeated="2"/>
          <table:table-cell table:style-name="ce68"/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/>
          <table:table-cell table:style-name="ce61"/>
          <table:table-cell/>
          <table:table-cell office:value-type="string" calcext:value-type="string">
            <text:p>THE BELOW COMPONENTS ARE DNP (DO NOT PLACE)</text:p>
          </table:table-cell>
          <table:table-cell table:style-name="ce68"/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408 to C412,C417 to C420</text:p>
          </table:table-cell>
          <table:table-cell table:style-name="ce66" office:value-type="string" calcext:value-type="string">
            <text:p>DNP</text:p>
          </table:table-cell>
          <table:table-cell office:value-type="string" calcext:value-type="string">
            <text:p>CAP CER 4.7UF 10V 10% X5R 0805</text:p>
          </table:table-cell>
          <table:table-cell table:style-name="ce63" office:value-type="string" calcext:value-type="string">
            <text:p>Kemet</text:p>
          </table:table-cell>
          <table:table-cell office:value-type="string" calcext:value-type="string">
            <text:p>C0805C475K8PACTU</text:p>
          </table:table-cell>
          <table:table-cell table:style-name="ce72" office:value-type="string" calcext:value-type="string">
            <text:p>CAPC2012X140N</text:p>
          </table:table-cell>
          <table:table-cell table:style-name="ce63" office:value-type="string" calcext:value-type="string">
            <text:p>Digikey</text:p>
          </table:table-cell>
          <table:table-cell office:value-type="string" calcext:value-type="string">
            <text:p>399-3133-1-N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413,C400,C401</text:p>
          </table:table-cell>
          <table:table-cell table:style-name="ce66" office:value-type="string" calcext:value-type="string">
            <text:p>DNP</text:p>
          </table:table-cell>
          <table:table-cell table:style-name="ce67" office:value-type="string" calcext:value-type="string">
            <text:p>330uF <text:s/>Tant 2.5V Capacitor</text:p>
          </table:table-cell>
          <table:table-cell office:value-type="string" calcext:value-type="string">
            <text:p>Kemet</text:p>
          </table:table-cell>
          <table:table-cell table:style-name="ce70" office:value-type="string" calcext:value-type="string">
            <text:p>T520V337M2R5ATE025</text:p>
          </table:table-cell>
          <table:table-cell table:style-name="ce74" office:value-type="string" calcext:value-type="string">
            <text:p>CAPMP7343X180N-ALT1</text:p>
          </table:table-cell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399-4105-1-ND</text:p>
          </table:table-cell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MAINBOM.$A$1" table:cell-range-address="$XILINX_XC7KC325T.$A$1:.$L$19" table:range-usable-as="print-range"/>
        </table:named-expressions>
      </table:table>
      <table:table table:name="XILINX_XC7KC410T" table:style-name="ta4" table:print-ranges="XILINX_XC7KC410T.A1:XILINX_XC7KC410T.L19">
        <table:table-column table:style-name="co1" table:default-cell-style-name="ce60"/>
        <table:table-column table:style-name="co2" table:default-cell-style-name="ce62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6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84"/>
        <table:table-column table:style-name="co12" table:default-cell-style-name="ce84"/>
        <table:table-column table:style-name="co13" table:default-cell-style-name="ce84"/>
        <table:table-column table:style-name="co14" table:default-cell-style-name="ce84"/>
        <table:table-column table:style-name="co15" table:number-columns-repeated="1010" table:default-cell-style-name="Default"/>
        <table:table-row table:style-name="ro1">
          <table:table-cell table:style-name="ce59"/>
          <table:table-cell table:number-columns-repeated="2"/>
          <table:table-cell table:style-name="ce64" office:value-type="string" calcext:value-type="string">
            <text:p>SMART NETWORK ADC PROCESSOR (SNAP) BOM</text:p>
          </table:table-cell>
          <table:table-cell table:number-columns-repeated="2"/>
          <table:table-cell table:style-name="ce69" office:value-type="string" calcext:value-type="string">
            <text:p>PRELIMINARY</text:p>
          </table:table-cell>
          <table:table-cell table:style-name="ce64"/>
          <table:table-cell table:number-columns-repeated="1016"/>
        </table:table-row>
        <table:table-row table:style-name="ro2">
          <table:table-cell office:value-type="string" calcext:value-type="string">
            <text:p><text:s text:c="4"/></text:p>
          </table:table-cell>
          <table:table-cell table:number-columns-repeated="2"/>
          <table:table-cell table:style-name="ce94" office:value-type="string" calcext:value-type="string">
            <text:p>Added parts for Xilinx XC7K410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OTES: <text:s/>There will be a separate BOM for the box this board will be mounted in.</text:p>
          </table:table-cell>
          <table:table-cell table:style-name="ce65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 text:c="7"/>There are 3 Worksheets for the 3 Xilinx options. <text:s/>These have the additional compontents needed for that Xilinx. <text:s/>The different Xilinx options use different bypass ca</text:p>
          </table:table-cell>
          <table:table-cell table:style-name="ce65"/>
          <table:table-cell table:number-columns-repeated="1020"/>
        </table:table-row>
        <table:table-row table:style-name="ro3">
          <table:table-cell table:number-columns-repeated="8"/>
          <table:table-cell table:style-name="ce75" office:value-type="string" calcext:value-type="string">
            <text:p>Prepared by:</text:p>
          </table:table-cell>
          <table:table-cell table:style-name="ce80" office:value-type="string" calcext:value-type="string">
            <text:p>J. Greenberg</text:p>
          </table:table-cell>
          <table:table-cell table:style-name="ce85"/>
          <table:table-cell table:style-name="ce89"/>
          <table:table-cell table:number-columns-repeated="1012"/>
        </table:table-row>
        <table:table-row table:style-name="ro2">
          <table:table-cell office:value-type="string" calcext:value-type="string">
            <text:p>ALMA CORRELATOR PROJECT</text:p>
          </table:table-cell>
          <table:table-cell table:number-columns-repeated="3"/>
          <table:table-cell office:value-type="string" calcext:value-type="string">
            <text:p>To Print: <text:s/>Use 55% for 8 1/2 <text:s/>x 11 landscape</text:p>
          </table:table-cell>
          <table:table-cell table:number-columns-repeated="3"/>
          <table:table-cell table:style-name="ce76"/>
          <table:table-cell table:style-name="ce81"/>
          <table:table-cell table:style-name="ce86"/>
          <table:table-cell table:style-name="ce90"/>
          <table:table-cell table:number-columns-repeated="1012"/>
        </table:table-row>
        <table:table-row table:style-name="ro2">
          <table:table-cell office:value-type="string" calcext:value-type="string">
            <text:p>NATIONAL RADIO ASTRONOMY OBSERVATORY</text:p>
          </table:table-cell>
          <table:table-cell table:number-columns-repeated="3"/>
          <table:table-cell office:value-type="string" calcext:value-type="string">
            <text:p><text:s text:c="14"/>Use 80% for 11 x 17 landscape</text:p>
          </table:table-cell>
          <table:table-cell table:number-columns-repeated="3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>
          <table:table-cell office:value-type="string" calcext:value-type="string">
            <text:p>CHARLOTTESVILLE, VA</text:p>
          </table:table-cell>
          <table:table-cell table:number-columns-repeated="7"/>
          <table:table-cell table:style-name="ce77" office:value-type="string" calcext:value-type="string">
            <text:p>Approved by:</text:p>
          </table:table-cell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>
          <table:table-cell office:value-type="string" calcext:value-type="string">
            <text:p>Bill Of Materials <text:s text:c="2"/></text:p>
          </table:table-cell>
          <table:table-cell table:number-columns-repeated="7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3">
          <table:table-cell table:number-columns-repeated="8"/>
          <table:table-cell table:style-name="ce78"/>
          <table:table-cell table:style-name="ce83"/>
          <table:table-cell table:style-name="ce88"/>
          <table:table-cell table:style-name="ce92"/>
          <table:table-cell table:number-columns-repeated="1012"/>
        </table:table-row>
        <table:table-row table:style-name="ro4">
          <table:table-cell table:style-name="ce61"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</text:p>
          </table:table-cell>
          <table:table-cell table:style-name="ce61"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fg Part Number</text:p>
          </table:table-cell>
          <table:table-cell table:style-name="ce71" office:value-type="string" calcext:value-type="string">
            <text:p>PCB Designer 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Part #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Extended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Extended</text:p>
          </table:table-cell>
          <table:table-cell table:number-columns-repeated="1010"/>
        </table:table-row>
        <table:table-row table:style-name="ro2">
          <table:table-cell table:style-name="ce61"/>
          <table:table-cell table:number-columns-repeated="2"/>
          <table:table-cell table:style-name="ce61"/>
          <table:table-cell table:number-columns-repeated="3"/>
          <table:table-cell table:style-name="ce71" office:value-type="string" calcext:value-type="string">
            <text:p><text:s/>Land Pattern (Footprint)</text:p>
          </table:table-cell>
          <table:table-cell table:number-columns-repeated="2"/>
          <table:table-cell office:value-type="string" calcext:value-type="string">
            <text:p>Quanity 1</text:p>
          </table:table-cell>
          <table:table-cell/>
          <table:table-cell office:value-type="string" calcext:value-type="string">
            <text:p>Quantity 100</text:p>
          </table:table-cell>
          <table:table-cell table:number-columns-repeated="1011"/>
        </table:table-row>
        <table:table-row table:style-name="ro2">
          <table:table-cell table:style-name="ce61"/>
          <table:table-cell table:number-columns-repeated="2"/>
          <table:table-cell table:style-name="ce61"/>
          <table:table-cell table:number-columns-repeated="1020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5</text:p>
          </table:table-cell>
          <table:table-cell table:style-name="ce67" office:value-type="string" calcext:value-type="string">
            <text:p>XC7K410T-2FFG676C</text:p>
          </table:table-cell>
          <table:table-cell table:style-name="ce67" office:value-type="string" calcext:value-type="string">
            <text:p>IC FPGA 250 I/O 676FCBGA</text:p>
          </table:table-cell>
          <table:table-cell office:value-type="string" calcext:value-type="string">
            <text:p>Xilinx</text:p>
          </table:table-cell>
          <table:table-cell table:style-name="ce67" office:value-type="string" calcext:value-type="string">
            <text:p>XC7K410T-2FFG676C</text:p>
          </table:table-cell>
          <table:table-cell office:value-type="string" calcext:value-type="string">
            <text:p>bga676c100p26x26_2700x2700x260</text:p>
          </table:table-cell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122-1804-ND</text:p>
          </table:table-cell>
          <table:table-cell office:value-type="float" office:value="1952.5" calcext:value-type="float">
            <text:p>$1,952.50</text:p>
          </table:table-cell>
          <table:table-cell table:formula="of:=[XILINX_XC7KC410T.B16]*[XILINX_XC7KC410T.K16]" office:value-type="float" office:value="1952.5" calcext:value-type="float">
            <text:p>$1,952.50</text:p>
          </table:table-cell>
          <table:table-cell/>
          <table:table-cell table:formula="of:=[XILINX_XC7KC410T.B16]*[XILINX_XC7KC410T.M16]" office:value-type="float" office:value="0" calcext:value-type="float">
            <text:p>$0.00</text:p>
          </table:table-cell>
          <table:table-cell table:number-columns-repeated="1010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61" office:value-type="float" office:value="29" calcext:value-type="float">
            <text:p>29</text:p>
          </table:table-cell>
          <table:table-cell table:style-name="ce63" office:value-type="string" calcext:value-type="string">
            <text:p>C118,C122,C125,C126,C130,C133,C209,C210,C211,C272,C274,C294,C296,C415,C416,C417,C418,C419,C420,C403,C404,C405,C406,C407,C408,C409,C410,C411,C412</text:p>
          </table:table-cell>
          <table:table-cell table:style-name="ce66" office:value-type="string" calcext:value-type="string">
            <text:p>4.7uF</text:p>
          </table:table-cell>
          <table:table-cell office:value-type="string" calcext:value-type="string">
            <text:p>CAP CER 4.7UF 10V 10% X5R 0805</text:p>
          </table:table-cell>
          <table:table-cell table:style-name="ce63" office:value-type="string" calcext:value-type="string">
            <text:p>Kemet</text:p>
          </table:table-cell>
          <table:table-cell office:value-type="string" calcext:value-type="string">
            <text:p>C0805C475K8PACTU</text:p>
          </table:table-cell>
          <table:table-cell table:style-name="ce72" office:value-type="string" calcext:value-type="string">
            <text:p>CAPC2012X140N</text:p>
          </table:table-cell>
          <table:table-cell table:style-name="ce63" office:value-type="string" calcext:value-type="string">
            <text:p>Digikey</text:p>
          </table:table-cell>
          <table:table-cell office:value-type="string" calcext:value-type="string">
            <text:p>399-3133-1-ND</text:p>
          </table:table-cell>
          <table:table-cell office:value-type="float" office:value="0.18" calcext:value-type="float">
            <text:p>$0.18</text:p>
          </table:table-cell>
          <table:table-cell table:formula="of:=[XILINX_XC7KC410T.B17]*[XILINX_XC7KC410T.K17]" office:value-type="float" office:value="5.22" calcext:value-type="float">
            <text:p>$5.22</text:p>
          </table:table-cell>
          <table:table-cell table:style-name="ce93" office:value-type="float" office:value="0.063" calcext:value-type="float">
            <text:p>$0.06</text:p>
          </table:table-cell>
          <table:table-cell table:formula="of:=[XILINX_XC7KC410T.B17]*[XILINX_XC7KC410T.M17]" office:value-type="float" office:value="1.827" calcext:value-type="float">
            <text:p>$1.83</text:p>
          </table:table-cell>
          <table:table-cell table:number-columns-repeated="1010"/>
        </table:table-row>
        <table:table-row table:style-name="ro18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63" office:value-type="string" calcext:value-type="string">
            <text:p>C142,C147,C198,C199,C200,C201,C202,C203,C204,C205</text:p>
          </table:table-cell>
          <table:table-cell table:style-name="ce67" office:value-type="string" calcext:value-type="string">
            <text:p>100UF_1210</text:p>
          </table:table-cell>
          <table:table-cell office:value-type="string" calcext:value-type="string">
            <text:p>CAP CER 100UF 10V 20% X5R 1210</text:p>
          </table:table-cell>
          <table:table-cell table:style-name="ce67" office:value-type="string" calcext:value-type="string">
            <text:p>Samsung</text:p>
          </table:table-cell>
          <table:table-cell office:value-type="string" calcext:value-type="string">
            <text:p>CL32A107MPVNNNE</text:p>
          </table:table-cell>
          <table:table-cell table:style-name="ce73" office:value-type="string" calcext:value-type="string">
            <text:p>CAPC3225X270N</text:p>
          </table:table-cell>
          <table:table-cell table:style-name="ce79" office:value-type="string" calcext:value-type="string">
            <text:p>Digikey</text:p>
          </table:table-cell>
          <table:table-cell office:value-type="string" calcext:value-type="string">
            <text:p>1276-3364-1-ND</text:p>
          </table:table-cell>
          <table:table-cell office:value-type="float" office:value="1.38" calcext:value-type="float">
            <text:p>$1.38</text:p>
          </table:table-cell>
          <table:table-cell table:formula="of:=[XILINX_XC7KC410T.B18]*[XILINX_XC7KC410T.K18]" office:value-type="float" office:value="13.8" calcext:value-type="float">
            <text:p>$13.80</text:p>
          </table:table-cell>
          <table:table-cell office:value-type="float" office:value="0.735" calcext:value-type="float">
            <text:p>$0.74</text:p>
          </table:table-cell>
          <table:table-cell table:formula="of:=[XILINX_XC7KC410T.B18]*[XILINX_XC7KC410T.M18]" office:value-type="float" office:value="7.35" calcext:value-type="float">
            <text:p>$7.35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C206,C207,C402,C400,C401,C413</text:p>
          </table:table-cell>
          <table:table-cell/>
          <table:table-cell table:style-name="ce67" office:value-type="string" calcext:value-type="string">
            <text:p>330uF <text:s/>Tant 2.5V Capacitor</text:p>
          </table:table-cell>
          <table:table-cell office:value-type="string" calcext:value-type="string">
            <text:p>Kemet</text:p>
          </table:table-cell>
          <table:table-cell table:style-name="ce70" office:value-type="string" calcext:value-type="string">
            <text:p>T520V337M2R5ATE025</text:p>
          </table:table-cell>
          <table:table-cell table:style-name="ce74" office:value-type="string" calcext:value-type="string">
            <text:p>CAPMP7343X180N-ALT1</text:p>
          </table:table-cell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399-4105-1-ND</text:p>
          </table:table-cell>
          <table:table-cell office:value-type="float" office:value="3.69" calcext:value-type="float">
            <text:p>$3.69</text:p>
          </table:table-cell>
          <table:table-cell table:formula="of:=[XILINX_XC7KC410T.B19]*[XILINX_XC7KC410T.K19]" office:value-type="float" office:value="22.14" calcext:value-type="float">
            <text:p>$22.14</text:p>
          </table:table-cell>
          <table:table-cell office:value-type="float" office:value="2.56" calcext:value-type="float">
            <text:p>$2.56</text:p>
          </table:table-cell>
          <table:table-cell table:formula="of:=[XILINX_XC7KC410T.B19]*[XILINX_XC7KC410T.M19]" office:value-type="float" office:value="15.36" calcext:value-type="float">
            <text:p>$15.36</text:p>
          </table:table-cell>
          <table:table-cell table:number-columns-repeated="1010"/>
        </table:table-row>
        <table:table-row table:style-name="ro2">
          <table:table-cell/>
          <table:table-cell table:style-name="ce61"/>
          <table:table-cell table:number-columns-repeated="2"/>
          <table:table-cell table:style-name="ce68"/>
          <table:table-cell table:number-columns-repeated="2"/>
          <table:table-cell table:style-name="ce74"/>
          <table:table-cell table:number-columns-repeated="3"/>
          <table:table-cell table:formula="of:=SUM([XILINX_XC7KC410T.L16:.L19])" office:value-type="float" office:value="1993.66" calcext:value-type="float">
            <text:p>$1,993.66</text:p>
          </table:table-cell>
          <table:table-cell/>
          <table:table-cell table:formula="of:=SUM([XILINX_XC7KC410T.N16:.N19])" office:value-type="float" office:value="24.537" calcext:value-type="float">
            <text:p>$24.54</text:p>
          </table:table-cell>
          <table:table-cell table:number-columns-repeated="1010"/>
        </table:table-row>
        <table:table-row table:style-name="ro2">
          <table:table-cell/>
          <table:table-cell table:style-name="ce61"/>
          <table:table-cell table:number-columns-repeated="2"/>
          <table:table-cell table:style-name="ce68"/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/>
          <table:table-cell table:style-name="ce61"/>
          <table:table-cell/>
          <table:table-cell office:value-type="string" calcext:value-type="string">
            <text:p>THE BELOW COMPONENTS ARE DNP (DO NOT PLACE)</text:p>
          </table:table-cell>
          <table:table-cell table:style-name="ce68"/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208,C414</text:p>
          </table:table-cell>
          <table:table-cell table:style-name="ce66" office:value-type="string" calcext:value-type="string">
            <text:p>DNP</text:p>
          </table:table-cell>
          <table:table-cell office:value-type="string" calcext:value-type="string">
            <text:p>CAP CER 100UF 10V 20% X5R 1210</text:p>
          </table:table-cell>
          <table:table-cell table:style-name="ce67" office:value-type="string" calcext:value-type="string">
            <text:p>Samsung</text:p>
          </table:table-cell>
          <table:table-cell office:value-type="string" calcext:value-type="string">
            <text:p>CL32A107MPVNNNE</text:p>
          </table:table-cell>
          <table:table-cell table:style-name="ce73" office:value-type="string" calcext:value-type="string">
            <text:p>CAPC3225X270N</text:p>
          </table:table-cell>
          <table:table-cell table:style-name="ce79" office:value-type="string" calcext:value-type="string">
            <text:p>Digikey</text:p>
          </table:table-cell>
          <table:table-cell office:value-type="string" calcext:value-type="string">
            <text:p>1276-3364-1-ND</text:p>
          </table:table-cell>
          <table:table-cell table:number-columns-repeated="101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MAINBOM.$A$1" table:cell-range-address="$XILINX_XC7KC410T.$A$1:.$L$19" table:range-usable-as="print-range"/>
        </table:named-expressions>
      </table:table>
      <table:table table:name="CHASSIS" table:style-name="ta5">
        <office:forms form:automatic-focus="false" form:apply-design-mode="false"/>
        <table:table-column table:style-name="co17" table:number-columns-repeated="2" table:default-cell-style-name="ce97"/>
        <table:table-column table:style-name="co18" table:default-cell-style-name="ce111"/>
        <table:table-column table:style-name="co17" table:default-cell-style-name="ce97"/>
        <table:table-column table:style-name="co19" table:default-cell-style-name="ce111"/>
        <table:table-column table:style-name="co20" table:default-cell-style-name="ce120"/>
        <table:table-column table:style-name="co17" table:number-columns-repeated="2" table:default-cell-style-name="ce120"/>
        <table:table-column table:style-name="co21" table:default-cell-style-name="ce120"/>
        <table:table-column table:style-name="co17" table:number-columns-repeated="12" table:default-cell-style-name="ce120"/>
        <table:table-column table:style-name="co22" table:default-cell-style-name="ce120"/>
        <table:table-column table:style-name="co17" table:default-cell-style-name="ce138"/>
        <table:table-row table:style-name="ro13">
          <table:table-cell table:style-name="ce2" office:value-type="string" calcext:value-type="string">
            <text:p>09/29/2017 HERA PROJECT</text:p>
          </table:table-cell>
          <table:table-cell table:style-name="ce7"/>
          <table:table-cell table:style-name="ce2"/>
          <table:table-cell table:style-name="ce95"/>
          <table:table-cell table:style-name="ce103"/>
          <table:table-cell table:style-name="ce117"/>
          <table:table-cell table:style-name="ce122"/>
          <table:table-cell table:style-name="ce130"/>
          <table:table-cell table:style-name="ce117" table:number-columns-repeated="2"/>
          <table:table-cell table:style-name="ce132" table:number-columns-repeated="4"/>
          <table:table-cell table:style-name="ce117"/>
          <table:table-cell table:number-columns-repeated="8"/>
        </table:table-row>
        <table:table-row table:style-name="ro13">
          <table:table-cell table:style-name="ce2" office:value-type="string" calcext:value-type="string">
            <text:p>RAL, UC BERKELEY</text:p>
          </table:table-cell>
          <table:table-cell table:style-name="ce7"/>
          <table:table-cell table:style-name="ce2"/>
          <table:table-cell table:style-name="ce95"/>
          <table:table-cell table:style-name="ce103"/>
          <table:table-cell table:style-name="ce117"/>
          <table:table-cell table:style-name="ce122"/>
          <table:table-cell table:style-name="ce130"/>
          <table:table-cell table:style-name="ce117" table:number-columns-repeated="2"/>
          <table:table-cell table:style-name="ce132" table:number-columns-repeated="4"/>
          <table:table-cell table:style-name="ce117"/>
          <table:table-cell table:number-columns-repeated="8"/>
        </table:table-row>
        <table:table-row table:style-name="ro13">
          <table:table-cell table:style-name="ce2" office:value-type="string" calcext:value-type="string">
            <text:p>BERKELEY, CA</text:p>
          </table:table-cell>
          <table:table-cell table:style-name="ce7"/>
          <table:table-cell table:style-name="ce2"/>
          <table:table-cell table:style-name="ce95"/>
          <table:table-cell table:style-name="ce103"/>
          <table:table-cell table:style-name="ce117"/>
          <table:table-cell table:style-name="ce122"/>
          <table:table-cell table:style-name="ce130"/>
          <table:table-cell table:style-name="ce117" table:number-columns-repeated="2"/>
          <table:table-cell table:style-name="ce132" table:number-columns-repeated="4"/>
          <table:table-cell table:style-name="ce117"/>
          <table:table-cell table:number-columns-repeated="8"/>
        </table:table-row>
        <table:table-row table:style-name="ro13">
          <table:table-cell table:style-name="ce2"/>
          <table:table-cell table:style-name="ce7"/>
          <table:table-cell table:style-name="ce2"/>
          <table:table-cell table:style-name="ce95"/>
          <table:table-cell table:style-name="ce103"/>
          <table:table-cell table:style-name="ce117"/>
          <table:table-cell table:style-name="ce122"/>
          <table:table-cell table:style-name="ce130"/>
          <table:table-cell table:style-name="ce117" table:number-columns-repeated="2"/>
          <table:table-cell table:style-name="ce132" table:number-columns-repeated="4"/>
          <table:table-cell table:style-name="ce117"/>
          <table:table-cell table:number-columns-repeated="8"/>
        </table:table-row>
        <table:table-row table:style-name="ro13">
          <table:table-cell table:style-name="ce95" office:value-type="string" calcext:value-type="string">
            <text:p>NOTE: The DO NOT POPULATE fields refer to the mezzanine card and related hardware; it is possible that it’ll be part of assembly in the future.</text:p>
          </table:table-cell>
          <table:table-cell table:style-name="ce98"/>
          <table:table-cell table:style-name="ce103"/>
          <table:table-cell table:style-name="ce95"/>
          <table:table-cell table:style-name="ce103"/>
          <table:table-cell table:style-name="ce117"/>
          <table:table-cell table:style-name="ce122"/>
          <table:table-cell table:style-name="ce130"/>
          <table:table-cell table:style-name="ce117" table:number-columns-repeated="2"/>
          <table:table-cell table:style-name="ce132" table:number-columns-repeated="4"/>
          <table:table-cell table:style-name="ce117"/>
          <table:table-cell table:number-columns-repeated="8"/>
        </table:table-row>
        <table:table-row table:style-name="ro13" table:number-rows-repeated="2">
          <table:table-cell table:style-name="ce95"/>
          <table:table-cell table:style-name="ce98"/>
          <table:table-cell table:style-name="ce103"/>
          <table:table-cell table:style-name="ce95"/>
          <table:table-cell table:style-name="ce103"/>
          <table:table-cell table:style-name="ce117"/>
          <table:table-cell table:style-name="ce122"/>
          <table:table-cell table:style-name="ce130"/>
          <table:table-cell table:style-name="ce117" table:number-columns-repeated="2"/>
          <table:table-cell table:style-name="ce132" table:number-columns-repeated="4"/>
          <table:table-cell table:style-name="ce117"/>
          <table:table-cell table:number-columns-repeated="8"/>
        </table:table-row>
        <table:table-row table:style-name="ro13">
          <table:table-cell table:style-name="ce95" office:value-type="string" calcext:value-type="string">
            <text:p>Item</text:p>
          </table:table-cell>
          <table:table-cell table:style-name="ce98" office:value-type="string" calcext:value-type="string">
            <text:p>Quantity</text:p>
          </table:table-cell>
          <table:table-cell table:style-name="ce103" office:value-type="string" calcext:value-type="string">
            <text:p>Reference</text:p>
          </table:table-cell>
          <table:table-cell table:style-name="ce95" office:value-type="string" calcext:value-type="string">
            <text:p>Part</text:p>
          </table:table-cell>
          <table:table-cell table:style-name="ce103" office:value-type="string" calcext:value-type="string">
            <text:p>Description</text:p>
          </table:table-cell>
          <table:table-cell table:style-name="ce117" office:value-type="string" calcext:value-type="string">
            <text:p>Manufacturer</text:p>
          </table:table-cell>
          <table:table-cell table:style-name="ce122" office:value-type="string" calcext:value-type="string">
            <text:p>Mfg Part Number</text:p>
          </table:table-cell>
          <table:table-cell table:style-name="ce130" office:value-type="string" calcext:value-type="string">
            <text:p>PCB Designer </text:p>
          </table:table-cell>
          <table:table-cell table:style-name="ce117" office:value-type="string" calcext:value-type="string">
            <text:p>Distributor</text:p>
          </table:table-cell>
          <table:table-cell table:style-name="ce117" office:value-type="string" calcext:value-type="string">
            <text:p>Distributor Part #</text:p>
          </table:table-cell>
          <table:table-cell table:style-name="ce132" office:value-type="string" calcext:value-type="string">
            <text:p>Price Each</text:p>
          </table:table-cell>
          <table:table-cell table:style-name="ce132" office:value-type="string" calcext:value-type="string">
            <text:p>Price Extended</text:p>
          </table:table-cell>
          <table:table-cell table:style-name="ce132" office:value-type="string" calcext:value-type="string">
            <text:p>Price Each</text:p>
          </table:table-cell>
          <table:table-cell table:style-name="ce132" office:value-type="string" calcext:value-type="string">
            <text:p>Price Extended</text:p>
          </table:table-cell>
          <table:table-cell table:style-name="ce117"/>
          <table:table-cell/>
          <table:table-cell office:value-type="string" calcext:value-type="string">
            <text:p>Vendor/Distributor URL </text:p>
          </table:table-cell>
          <table:table-cell table:number-columns-repeated="6"/>
        </table:table-row>
        <table:table-row table:style-name="ro14">
          <table:table-cell table:style-name="ce96" table:number-columns-repeated="2"/>
          <table:table-cell table:style-name="ce104" office:value-type="string" calcext:value-type="string">
            <text:p>SNAPv2 board and chassis screws</text:p>
          </table:table-cell>
          <table:table-cell table:style-name="ce96"/>
          <table:table-cell table:style-name="ce114"/>
          <table:table-cell table:style-name="ce118"/>
          <table:table-cell table:style-name="ce123"/>
          <table:table-cell table:style-name="ce118" table:number-columns-repeated="3"/>
          <table:table-cell table:style-name="ce133" table:number-columns-repeated="4"/>
          <table:table-cell table:number-columns-repeated="9"/>
        </table:table-row>
        <table:table-row table:style-name="ro15">
          <table:table-cell table:style-name="ce96" office:value-type="float" office:value="111" calcext:value-type="float">
            <text:p>111</text:p>
          </table:table-cell>
          <table:table-cell table:style-name="ce99" office:value-type="float" office:value="21" calcext:value-type="float">
            <text:p>21</text:p>
          </table:table-cell>
          <table:table-cell table:style-name="ce105" office:value-type="string" calcext:value-type="string">
            <text:p>all rails to enclosure</text:p>
          </table:table-cell>
          <table:table-cell table:style-name="ce96"/>
          <table:table-cell table:style-name="ce105" office:value-type="string" calcext:value-type="string">
            <text:p>#2-56 3/8”, flat head: <text:span text:style-name="T8">countersink</text:span></text:p>
          </table:table-cell>
          <table:table-cell table:style-name="ce119" office:value-type="string" calcext:value-type="string">
            <text:p>McMaster-Carr</text:p>
          </table:table-cell>
          <table:table-cell table:style-name="ce124" office:value-type="string" calcext:value-type="string">
            <text:p>91771A105</text:p>
          </table:table-cell>
          <table:table-cell table:style-name="ce118"/>
          <table:table-cell table:style-name="ce125" office:value-type="string" calcext:value-type="string">
            <text:p>McMaster-Carr</text:p>
          </table:table-cell>
          <table:table-cell table:style-name="ce124" office:value-type="string" calcext:value-type="string">
            <text:p>91771A105</text:p>
          </table:table-cell>
          <table:table-cell table:style-name="ce133" table:number-columns-repeated="4"/>
          <table:table-cell table:number-columns-repeated="2"/>
          <table:table-cell table:style-name="ce137" office:value-type="string" calcext:value-type="string">
            <text:p><text:a xlink:href="https://www.mcmaster.com/#91771a105/" xlink:type="simple">https://www.mcmaster.com/#91771a105/</text:a></text:p>
          </table:table-cell>
          <table:table-cell table:number-columns-repeated="6"/>
        </table:table-row>
        <table:table-row table:style-name="ro15">
          <table:table-cell table:style-name="ce96" office:value-type="float" office:value="112" calcext:value-type="float">
            <text:p>112</text:p>
          </table:table-cell>
          <table:table-cell table:style-name="ce99" office:value-type="float" office:value="44" calcext:value-type="float">
            <text:p>44</text:p>
          </table:table-cell>
          <table:table-cell table:style-name="ce105" office:value-type="string" calcext:value-type="string">
            <text:p>top and bottom covers</text:p>
          </table:table-cell>
          <table:table-cell table:style-name="ce96"/>
          <table:table-cell table:style-name="ce105" office:value-type="string" calcext:value-type="string">
            <text:p>#2-56 3/16”, flat head: <text:span text:style-name="T8">countersink</text:span></text:p>
          </table:table-cell>
          <table:table-cell table:style-name="ce119" office:value-type="string" calcext:value-type="string">
            <text:p>McMaster-Carr</text:p>
          </table:table-cell>
          <table:table-cell table:style-name="ce124" office:value-type="string" calcext:value-type="string">
            <text:p>91771A076</text:p>
          </table:table-cell>
          <table:table-cell table:style-name="ce118"/>
          <table:table-cell table:style-name="ce125" office:value-type="string" calcext:value-type="string">
            <text:p>McMaster-Carr</text:p>
          </table:table-cell>
          <table:table-cell table:style-name="ce124" office:value-type="string" calcext:value-type="string">
            <text:p>91771A076</text:p>
          </table:table-cell>
          <table:table-cell table:style-name="ce133" table:number-columns-repeated="4"/>
          <table:table-cell table:number-columns-repeated="2"/>
          <table:table-cell table:style-name="ce137" office:value-type="string" calcext:value-type="string">
            <text:p><text:a xlink:href="https://www.mcmaster.com/#91771a076/" xlink:type="simple">https://www.mcmaster.com/#91771a076/</text:a></text:p>
          </table:table-cell>
          <table:table-cell table:number-columns-repeated="6"/>
        </table:table-row>
        <table:table-row table:style-name="ro16">
          <table:table-cell table:style-name="ce96" office:value-type="float" office:value="113" calcext:value-type="float">
            <text:p>113</text:p>
          </table:table-cell>
          <table:table-cell table:style-name="ce99" office:value-type="float" office:value="22" calcext:value-type="float">
            <text:p>22</text:p>
          </table:table-cell>
          <table:table-cell table:style-name="ce105" office:value-type="string" calcext:value-type="string">
            <text:p>SNAP to rails</text:p>
          </table:table-cell>
          <table:table-cell table:style-name="ce96"/>
          <table:table-cell table:style-name="ce105" office:value-type="string" calcext:value-type="string">
            <text:p>#2-56 1/4”, rounded head: <text:span text:style-name="T8">no countersink</text:span></text:p>
          </table:table-cell>
          <table:table-cell table:style-name="ce119" office:value-type="string" calcext:value-type="string">
            <text:p>McMaster-Carr</text:p>
          </table:table-cell>
          <table:table-cell table:style-name="ce124" office:value-type="string" calcext:value-type="string">
            <text:p>91772A077</text:p>
          </table:table-cell>
          <table:table-cell table:style-name="ce118"/>
          <table:table-cell table:style-name="ce125" office:value-type="string" calcext:value-type="string">
            <text:p>McMaster-Carr</text:p>
          </table:table-cell>
          <table:table-cell table:style-name="ce124" office:value-type="string" calcext:value-type="string">
            <text:p>91772A077</text:p>
          </table:table-cell>
          <table:table-cell table:style-name="ce133" table:number-columns-repeated="4"/>
          <table:table-cell table:number-columns-repeated="2"/>
          <table:table-cell table:style-name="ce137"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6"/>
        </table:table-row>
        <table:table-row table:style-name="ro16">
          <table:table-cell table:style-name="ce96" office:value-type="float" office:value="114" calcext:value-type="float">
            <text:p>114</text:p>
          </table:table-cell>
          <table:table-cell table:style-name="ce99" office:value-type="float" office:value="1" calcext:value-type="float">
            <text:p>1</text:p>
          </table:table-cell>
          <table:table-cell table:style-name="ce105" office:value-type="string" calcext:value-type="string">
            <text:p><text:span text:style-name="T6">DO NOT POPULATE</text:span></text:p>
            <text:p>Dsub37 bracket attachment</text:p>
          </table:table-cell>
          <table:table-cell table:style-name="ce96"/>
          <table:table-cell table:style-name="ce105" office:value-type="string" calcext:value-type="string">
            <text:p>#4-40 1/4”, rounded head: <text:span text:style-name="T8">no countersink</text:span></text:p>
          </table:table-cell>
          <table:table-cell table:style-name="ce119" office:value-type="string" calcext:value-type="string">
            <text:p>McMaster-Carr</text:p>
          </table:table-cell>
          <table:table-cell table:style-name="ce124" office:value-type="string" calcext:value-type="string">
            <text:p>91772A106</text:p>
          </table:table-cell>
          <table:table-cell table:style-name="ce118"/>
          <table:table-cell table:style-name="ce125" office:value-type="string" calcext:value-type="string">
            <text:p>McMaster-Carr</text:p>
          </table:table-cell>
          <table:table-cell table:style-name="ce124" office:value-type="string" calcext:value-type="string">
            <text:p>91772A106</text:p>
          </table:table-cell>
          <table:table-cell table:style-name="ce133" table:number-columns-repeated="4"/>
          <table:table-cell table:number-columns-repeated="2"/>
          <table:table-cell table:style-name="ce137"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6"/>
        </table:table-row>
        <table:table-row table:style-name="ro16">
          <table:table-cell table:style-name="ce96" office:value-type="float" office:value="115" calcext:value-type="float">
            <text:p>115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<text:span text:style-name="T6">DO NOT POPULATE</text:span></text:p>
            <text:p>I2C mezzanine to bracket attachment</text:p>
          </table:table-cell>
          <table:table-cell table:style-name="ce96"/>
          <table:table-cell table:style-name="ce105" office:value-type="string" calcext:value-type="string">
            <text:p>#4-40 1/4”, rounded head: <text:span text:style-name="T8">no countersink</text:span></text:p>
          </table:table-cell>
          <table:table-cell table:style-name="ce119" office:value-type="string" calcext:value-type="string">
            <text:p>McMaster-Carr</text:p>
          </table:table-cell>
          <table:table-cell table:style-name="ce124" office:value-type="string" calcext:value-type="string">
            <text:p>91772A106</text:p>
          </table:table-cell>
          <table:table-cell table:style-name="ce118"/>
          <table:table-cell table:style-name="ce125" office:value-type="string" calcext:value-type="string">
            <text:p>McMaster-Carr</text:p>
          </table:table-cell>
          <table:table-cell table:style-name="ce124" office:value-type="string" calcext:value-type="string">
            <text:p>91772A106</text:p>
          </table:table-cell>
          <table:table-cell table:style-name="ce133" table:number-columns-repeated="4"/>
          <table:table-cell table:number-columns-repeated="2"/>
          <table:table-cell table:style-name="ce137"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6"/>
        </table:table-row>
        <table:table-row table:style-name="ro10">
          <table:table-cell table:style-name="ce96" office:value-type="float" office:value="116" calcext:value-type="float">
            <text:p>116</text:p>
          </table:table-cell>
          <table:table-cell table:style-name="ce99" office:value-type="float" office:value="1" calcext:value-type="float">
            <text:p>1</text:p>
          </table:table-cell>
          <table:table-cell table:style-name="ce105" office:value-type="string" calcext:value-type="string">
            <text:p><text:span text:style-name="T6">DO NOT POPULATE</text:span></text:p>
            <text:p>Dsub37 bracket attachment and ground point</text:p>
          </table:table-cell>
          <table:table-cell table:style-name="ce96"/>
          <table:table-cell table:style-name="ce105" office:value-type="string" calcext:value-type="string">
            <text:p>#4-40 1/2”, rounded head: <text:span text:style-name="T8">no countersink</text:span></text:p>
          </table:table-cell>
          <table:table-cell table:style-name="ce119" office:value-type="string" calcext:value-type="string">
            <text:p>McMaster-Carr</text:p>
          </table:table-cell>
          <table:table-cell table:style-name="ce124" office:value-type="string" calcext:value-type="string">
            <text:p>91772A110</text:p>
          </table:table-cell>
          <table:table-cell table:style-name="ce118"/>
          <table:table-cell table:style-name="ce125" office:value-type="string" calcext:value-type="string">
            <text:p>McMaster-Carr</text:p>
          </table:table-cell>
          <table:table-cell table:style-name="ce124" office:value-type="string" calcext:value-type="string">
            <text:p>91772A110</text:p>
          </table:table-cell>
          <table:table-cell table:style-name="ce133" table:number-columns-repeated="4"/>
          <table:table-cell table:number-columns-repeated="2"/>
          <table:table-cell table:style-name="ce137"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6"/>
        </table:table-row>
        <table:table-row table:style-name="ro10">
          <table:table-cell table:style-name="ce96" office:value-type="float" office:value="117" calcext:value-type="float">
            <text:p>117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<text:span text:style-name="T6">DO NOT POPULATE</text:span></text:p>
            <text:p>Dsub37 bracket attachment lock washers</text:p>
          </table:table-cell>
          <table:table-cell table:style-name="ce96"/>
          <table:table-cell table:style-name="ce105" office:value-type="string" calcext:value-type="string">
            <text:p>#4, external tooth lock washer</text:p>
          </table:table-cell>
          <table:table-cell table:style-name="ce119" office:value-type="string" calcext:value-type="string">
            <text:p>McMaster-Carr</text:p>
          </table:table-cell>
          <table:table-cell table:style-name="ce124" office:value-type="string" calcext:value-type="string">
            <text:p>95584A200</text:p>
          </table:table-cell>
          <table:table-cell table:style-name="ce118"/>
          <table:table-cell table:style-name="ce125" office:value-type="string" calcext:value-type="string">
            <text:p>McMaster-Carr</text:p>
          </table:table-cell>
          <table:table-cell table:style-name="ce124" office:value-type="string" calcext:value-type="string">
            <text:p>95584A200</text:p>
          </table:table-cell>
          <table:table-cell table:style-name="ce133" table:number-columns-repeated="4"/>
          <table:table-cell table:number-columns-repeated="2"/>
          <table:table-cell table:style-name="ce137"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6"/>
        </table:table-row>
        <table:table-row table:style-name="ro14">
          <table:table-cell table:style-name="ce96" office:value-type="float" office:value="118" calcext:value-type="float">
            <text:p>118</text:p>
          </table:table-cell>
          <table:table-cell table:style-name="ce99" office:value-type="float" office:value="4" calcext:value-type="float">
            <text:p>4</text:p>
          </table:table-cell>
          <table:table-cell table:style-name="ce105" office:value-type="string" calcext:value-type="string">
            <text:p>Top and bottom heat sinks</text:p>
          </table:table-cell>
          <table:table-cell table:style-name="ce96"/>
          <table:table-cell table:style-name="ce105" office:value-type="string" calcext:value-type="string">
            <text:p>#4-40 3/16”, flat head: countersink</text:p>
          </table:table-cell>
          <table:table-cell table:style-name="ce119" office:value-type="string" calcext:value-type="string">
            <text:p>McMaster-Carr</text:p>
          </table:table-cell>
          <table:table-cell table:style-name="ce124" office:value-type="string" calcext:value-type="string">
            <text:p>91099A152</text:p>
          </table:table-cell>
          <table:table-cell table:style-name="ce118"/>
          <table:table-cell table:style-name="ce125" office:value-type="string" calcext:value-type="string">
            <text:p>McMaster-Carr</text:p>
          </table:table-cell>
          <table:table-cell table:style-name="ce124" office:value-type="string" calcext:value-type="string">
            <text:p>91099A152</text:p>
          </table:table-cell>
          <table:table-cell table:style-name="ce133" table:number-columns-repeated="4"/>
          <table:table-cell table:number-columns-repeated="2"/>
          <table:table-cell table:style-name="ce137" office:value-type="string" calcext:value-type="string">
            <text:p><text:a xlink:href="https://www.mcmaster.com/#91099a152/" xlink:type="simple">https://www.mcmaster.com/#91099a152/</text:a></text:p>
          </table:table-cell>
          <table:table-cell table:number-columns-repeated="6"/>
        </table:table-row>
        <table:table-row table:style-name="ro10">
          <table:table-cell table:style-name="ce96" office:value-type="float" office:value="119" calcext:value-type="float">
            <text:p>119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<text:span text:style-name="T6">DO NOT POPULATE</text:span></text:p>
            <text:p>I2C mezzanine to bracket attachment lock hex nut</text:p>
          </table:table-cell>
          <table:table-cell table:style-name="ce96"/>
          <table:table-cell table:style-name="ce105" office:value-type="string" calcext:value-type="string">
            <text:p>#4, hex nut with external tooth lock washer</text:p>
          </table:table-cell>
          <table:table-cell table:style-name="ce119" office:value-type="string" calcext:value-type="string">
            <text:p>McMaster-Carr</text:p>
          </table:table-cell>
          <table:table-cell table:style-name="ce124" office:value-type="string" calcext:value-type="string">
            <text:p>96278A005</text:p>
          </table:table-cell>
          <table:table-cell table:style-name="ce118"/>
          <table:table-cell table:style-name="ce125" office:value-type="string" calcext:value-type="string">
            <text:p>McMaster-Carr</text:p>
          </table:table-cell>
          <table:table-cell table:style-name="ce124" office:value-type="string" calcext:value-type="string">
            <text:p>96278A005</text:p>
          </table:table-cell>
          <table:table-cell table:style-name="ce133" table:number-columns-repeated="4"/>
          <table:table-cell table:number-columns-repeated="2"/>
          <table:table-cell table:style-name="ce137"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104" office:value-type="string" calcext:value-type="string">
            <text:p>SNAPv2 chassis D-sub connectors and hardware</text:p>
          </table:table-cell>
          <table:table-cell table:number-columns-repeated="20"/>
        </table:table-row>
        <table:table-row table:style-name="ro19">
          <table:table-cell office:value-type="float" office:value="120" calcext:value-type="float">
            <text:p>120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Standard jackpost – Dsub9 : vendor 1</text:p>
          </table:table-cell>
          <table:table-cell/>
          <table:table-cell table:style-name="ce105" office:value-type="string" calcext:value-type="string">
            <text:p>#4-40 x 0.312” zinc plated steel <text:span text:style-name="T8">jackscrew socket, </text:span>includes washers and nut</text:p>
          </table:table-cell>
          <table:table-cell table:style-name="ce119" office:value-type="string" calcext:value-type="string">
            <text:p>Keystone Elecronics</text:p>
          </table:table-cell>
          <table:table-cell table:style-name="ce125" office:value-type="float" office:value="7231" calcext:value-type="float">
            <text:p>7231</text:p>
          </table:table-cell>
          <table:table-cell/>
          <table:table-cell table:style-name="ce125" office:value-type="string" calcext:value-type="string">
            <text:p>Digikey</text:p>
          </table:table-cell>
          <table:table-cell table:style-name="ce124" office:value-type="string" calcext:value-type="string">
            <text:p>36-7231-ND</text:p>
          </table:table-cell>
          <table:table-cell table:number-columns-repeated="6"/>
          <table:table-cell table:style-name="ce12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6"/>
        </table:table-row>
        <table:table-row table:style-name="ro20">
          <table:table-cell office:value-type="float" office:value="121" calcext:value-type="float">
            <text:p>121</text:p>
          </table:table-cell>
          <table:table-cell table:style-name="ce100" office:value-type="float" office:value="2" calcext:value-type="float">
            <text:p>2</text:p>
          </table:table-cell>
          <table:table-cell table:style-name="ce106" office:value-type="string" calcext:value-type="string">
            <text:p>Standard jackpost – Dsub9 : vendor 2</text:p>
          </table:table-cell>
          <table:table-cell/>
          <table:table-cell table:style-name="ce105" office:value-type="string" calcext:value-type="string">
            <text:p>#4-40 x 5/16 = 0.3125” zinc plated steel <text:span text:style-name="T8">jackscrew socket, </text:span><text:span text:style-name="T9">includes washers and nut</text:span></text:p>
          </table:table-cell>
          <table:table-cell table:style-name="ce119" office:value-type="string" calcext:value-type="string">
            <text:p>McMaster-Carr</text:p>
          </table:table-cell>
          <table:table-cell table:style-name="ce125" office:value-type="string" calcext:value-type="string">
            <text:p>92710A207</text:p>
          </table:table-cell>
          <table:table-cell/>
          <table:table-cell table:style-name="ce119" office:value-type="string" calcext:value-type="string">
            <text:p>McMaster-Carr</text:p>
          </table:table-cell>
          <table:table-cell table:style-name="ce125" office:value-type="string" calcext:value-type="string">
            <text:p>92710A207</text:p>
          </table:table-cell>
          <table:table-cell table:number-columns-repeated="6"/>
          <table:table-cell table:style-name="ce124" office:value-type="string" calcext:value-type="string">
            <text:p><text:a xlink:href="https://www.mcmaster.com/#92710A207/" xlink:type="simple">https://www.mcmaster.com/#92710A207/</text:a></text:p>
          </table:table-cell>
          <table:table-cell table:number-columns-repeated="6"/>
        </table:table-row>
        <table:table-row table:style-name="ro13">
          <table:table-cell office:value-type="float" office:value="122" calcext:value-type="float">
            <text:p>122</text:p>
          </table:table-cell>
          <table:table-cell table:style-name="ce99" office:value-type="float" office:value="1" calcext:value-type="float">
            <text:p>1</text:p>
          </table:table-cell>
          <table:table-cell table:style-name="ce105" office:value-type="string" calcext:value-type="string">
            <text:p>dsub9 waved beryllium copper (tin plated) gasket</text:p>
          </table:table-cell>
          <table:table-cell/>
          <table:table-cell table:style-name="ce105" office:value-type="string" calcext:value-type="string">
            <text:p>dsub9 gasket</text:p>
          </table:table-cell>
          <table:table-cell table:style-name="ce119" office:value-type="string" calcext:value-type="string">
            <text:p>API technologies</text:p>
          </table:table-cell>
          <table:table-cell table:style-name="ce125" office:value-type="string" calcext:value-type="string">
            <text:p>572019-00100-70</text:p>
          </table:table-cell>
          <table:table-cell/>
          <table:table-cell table:style-name="ce125" office:value-type="string" calcext:value-type="string">
            <text:p>Mouser</text:p>
          </table:table-cell>
          <table:table-cell table:style-name="ce126" office:value-type="string" calcext:value-type="string">
            <text:p>572019-00100-70</text:p>
          </table:table-cell>
          <table:table-cell table:number-columns-repeated="6"/>
          <table:table-cell table:style-name="ce137" office:value-type="string" calcext:value-type="string">
            <text:p><text:a xlink:href="http://www.mouser.com/search/ProductDetail.aspx?R=0virtualkey0virtualkey572019-00100-70/" xlink:type="simple">http://www.mouser.com/search/ProductDetail.aspx?R=0virtualkey0virtualkey572019-00100-70/</text:a></text:p>
          </table:table-cell>
          <table:table-cell table:number-columns-repeated="6"/>
        </table:table-row>
        <table:table-row table:style-name="ro13">
          <table:table-cell office:value-type="float" office:value="123" calcext:value-type="float">
            <text:p>123</text:p>
          </table:table-cell>
          <table:table-cell table:style-name="ce99" office:value-type="float" office:value="1" calcext:value-type="float">
            <text:p>1</text:p>
          </table:table-cell>
          <table:table-cell table:style-name="ce105" office:value-type="string" calcext:value-type="string">
            <text:p>Dsub37 0.4” gap waved metal gasket</text:p>
          </table:table-cell>
          <table:table-cell/>
          <table:table-cell table:style-name="ce105" office:value-type="string" calcext:value-type="string">
            <text:p>dsub37 gasket</text:p>
          </table:table-cell>
          <table:table-cell table:style-name="ce119" office:value-type="string" calcext:value-type="string">
            <text:p>TE Conn, AMP</text:p>
          </table:table-cell>
          <table:table-cell table:style-name="ce126" office:value-type="string" calcext:value-type="string">
            <text:p>745777-4</text:p>
          </table:table-cell>
          <table:table-cell/>
          <table:table-cell table:style-name="ce125" office:value-type="string" calcext:value-type="string">
            <text:p>Mouser</text:p>
          </table:table-cell>
          <table:table-cell table:style-name="ce126" office:value-type="string" calcext:value-type="string">
            <text:p>571-745777-4</text:p>
          </table:table-cell>
          <table:table-cell table:number-columns-repeated="6"/>
          <table:table-cell table:style-name="ce137" office:value-type="string" calcext:value-type="string">
            <text:p><text:a xlink:href="http://www.mouser.com/search/ProductDetail.aspx?R=0virtualkey0virtualkey745777-4/" xlink:type="simple">http://www.mouser.com/search/ProductDetail.aspx?R=0virtualkey0virtualkey745777-4/</text:a></text:p>
          </table:table-cell>
          <table:table-cell table:number-columns-repeated="6"/>
        </table:table-row>
        <table:table-row table:style-name="ro21">
          <table:table-cell office:value-type="float" office:value="124" calcext:value-type="float">
            <text:p>124</text:p>
          </table:table-cell>
          <table:table-cell table:style-name="ce99" office:value-type="float" office:value="1" calcext:value-type="float">
            <text:p>1</text:p>
          </table:table-cell>
          <table:table-cell table:style-name="ce105" office:value-type="string" calcext:value-type="string">
            <text:p>dsub9 filtered male/plug solder cup</text:p>
          </table:table-cell>
          <table:table-cell/>
          <table:table-cell table:style-name="ce105" office:value-type="string" calcext:value-type="string">
            <text:p>D-Sub, straight, 9 pin, plug(male), solder cup, 4000 pF Pi filtered, 5Amp/pin</text:p>
          </table:table-cell>
          <table:table-cell table:style-name="ce119" office:value-type="string" calcext:value-type="string">
            <text:p>API technologies</text:p>
          </table:table-cell>
          <table:table-cell table:style-name="ce125" office:value-type="string" calcext:value-type="string">
            <text:p>56F701-015</text:p>
          </table:table-cell>
          <table:table-cell/>
          <table:table-cell table:style-name="ce125" office:value-type="string" calcext:value-type="string">
            <text:p>Mouser</text:p>
          </table:table-cell>
          <table:table-cell table:style-name="ce126" office:value-type="string" calcext:value-type="string">
            <text:p>657-56F701-015</text:p>
          </table:table-cell>
          <table:table-cell table:number-columns-repeated="6"/>
          <table:table-cell table:style-name="ce137" office:value-type="string" calcext:value-type="string">
            <text:p><text:a xlink:href="http://www.mouser.com/search/ProductDetail.aspx?R=0virtualkey0virtualkey56F701-015/" xlink:type="simple">http://www.mouser.com/search/ProductDetail.aspx?R=0virtualkey0virtualkey56F701-015/</text:a>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125a</text:p>
          </table:table-cell>
          <table:table-cell table:style-name="ce99" office:value-type="float" office:value="0" calcext:value-type="float">
            <text:p>0</text:p>
          </table:table-cell>
          <table:table-cell table:style-name="ce105" office:value-type="string" calcext:value-type="string">
            <text:p><text:span text:style-name="T6">DO NOT POPULATE</text:span></text:p>
            <text:p>dsub37 female – male adapter filtered</text:p>
          </table:table-cell>
          <table:table-cell/>
          <table:table-cell table:style-name="ce101" office:value-type="string" calcext:value-type="string">
            <text:p>Capacitive Filter (EMC) Adapter, DB37 Male/Female </text:p>
          </table:table-cell>
          <table:table-cell table:style-name="ce119" office:value-type="string" calcext:value-type="string">
            <text:p>L-COM</text:p>
          </table:table-cell>
          <table:table-cell table:style-name="ce121" office:value-type="string" calcext:value-type="string">
            <text:p>DGFC37MF </text:p>
          </table:table-cell>
          <table:table-cell/>
          <table:table-cell table:style-name="ce125" table:formula="of:=[.F25]" office:value-type="string" office:string-value="L-COM" calcext:value-type="string">
            <text:p>L-COM</text:p>
          </table:table-cell>
          <table:table-cell table:style-name="ce125" table:formula="of:=[.G25]" office:value-type="string" office:string-value="DGFC37MF " calcext:value-type="string">
            <text:p>DGFC37MF </text:p>
          </table:table-cell>
          <table:table-cell table:style-name="ce134" office:value-type="currency" office:currency="USD" office:value="23.88" calcext:value-type="currency">
            <text:p>$23.88</text:p>
          </table:table-cell>
          <table:table-cell table:style-name="ce136"/>
          <table:table-cell table:number-columns-repeated="4"/>
          <table:table-cell table:style-name="ce137" office:value-type="string" calcext:value-type="string">
            <text:p><text:a xlink:href="http://www.l-com.com/d-sub-capacitive-filter-emc-adapter-db37-male-female" xlink:type="simple">http://www.l-com.com/d-sub-capacitive-filter-emc-adapter-db37-male-female</text:a>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125b</text:p>
          </table:table-cell>
          <table:table-cell table:style-name="ce101" office:value-type="float" office:value="0" calcext:value-type="float">
            <text:p>0</text:p>
          </table:table-cell>
          <table:table-cell table:style-name="ce107" office:value-type="string" calcext:value-type="string">
            <text:p>DO NOT POPULATE</text:p>
          </table:table-cell>
          <table:table-cell/>
          <table:table-cell table:style-name="ce101" office:value-type="string" calcext:value-type="string">
            <text:p>4000pF PI filter </text:p>
          </table:table-cell>
          <table:table-cell table:style-name="ce119" office:value-type="string" calcext:value-type="string">
            <text:p>API technologies</text:p>
          </table:table-cell>
          <table:table-cell table:style-name="ce121" office:value-type="string" calcext:value-type="string">
            <text:p>56-735-005 or 56F735-005 </text:p>
          </table:table-cell>
          <table:table-cell/>
          <table:table-cell table:style-name="ce121" office:value-type="string" calcext:value-type="string">
            <text:p>Mouser </text:p>
          </table:table-cell>
          <table:table-cell table:style-name="ce121" office:value-type="string" calcext:value-type="string">
            <text:p>56F735-005 </text:p>
          </table:table-cell>
          <table:table-cell table:style-name="ce134" office:value-type="currency" office:currency="USD" office:value="150" calcext:value-type="currency">
            <text:p>$150.00</text:p>
          </table:table-cell>
          <table:table-cell table:style-name="ce136"/>
          <table:table-cell table:number-columns-repeated="4"/>
          <table:table-cell table:style-name="ce137" office:value-type="string" calcext:value-type="string">
            <text:p><text:a xlink:href="http://eis.apitech.com/docs/series-700-high-performance-connectors.pdf" xlink:type="simple">http://eis.apitech.com/docs/series-700-high-performance-connectors.pdf</text:a>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125c</text:p>
          </table:table-cell>
          <table:table-cell table:style-name="ce101" office:value-type="float" office:value="0" calcext:value-type="float">
            <text:p>0</text:p>
          </table:table-cell>
          <table:table-cell table:style-name="ce107" office:value-type="string" calcext:value-type="string">
            <text:p>DO NOT POPULATE</text:p>
          </table:table-cell>
          <table:table-cell/>
          <table:table-cell table:style-name="ce115" office:value-type="string" calcext:value-type="string">
            <text:p><text:span text:style-name="T10">NOTE: More possible filters: </text:span><text:span text:style-name="T11">Mouser: </text:span><text:span text:style-name="T12">1000pF PN 56F735-003 : ~ $123  (was $70 in Sep 2016) only 37 dB at 100 MHz. The 1000pF PI filter probably has better filtering than the 820pF C (Cap only) filter. Cheapest alternative is 523-CE17C37AD290 5600pF @ ~ $35 </text:span><text:span text:style-name="T13">Digikey:</text:span><text:span text:style-name="T12"> 1000pF 732-   10323-ND  18 instock  ~ $60  cheapest is 1300pF 626-2187-ND  20 in stock at ~ $35. </text:span></text:p>
          </table:table-cell>
          <table:table-cell table:style-name="ce119"/>
          <table:table-cell table:style-name="ce121"/>
          <table:table-cell/>
          <table:table-cell table:style-name="ce121" table:number-columns-repeated="2"/>
          <table:table-cell table:style-name="ce134"/>
          <table:table-cell table:style-name="ce136"/>
          <table:table-cell table:number-columns-repeated="4"/>
          <table:table-cell table:style-name="ce115"/>
          <table:table-cell table:number-columns-repeated="6"/>
        </table:table-row>
        <table:table-row table:style-name="ro11">
          <table:table-cell office:value-type="float" office:value="126" calcext:value-type="float">
            <text:p>126</text:p>
          </table:table-cell>
          <table:table-cell table:style-name="ce99" office:value-type="float" office:value="0" calcext:value-type="float">
            <text:p>0</text:p>
          </table:table-cell>
          <table:table-cell table:style-name="ce108" office:value-type="string" calcext:value-type="string">
            <text:p><text:span text:style-name="T6">DO NOT POPULATE</text:span></text:p>
            <text:p>2x20 SNAP to Mezzanine ribbon cable</text:p>
            <text:p/>
          </table:table-cell>
          <table:table-cell/>
          <table:table-cell table:style-name="ce105" office:value-type="string" calcext:value-type="string">
            <text:p>2x20 IDC flat ribbon cable, 11”</text:p>
          </table:table-cell>
          <table:table-cell table:style-name="ce119" office:value-type="string" calcext:value-type="string">
            <text:p>Geekworm</text:p>
          </table:table-cell>
          <table:table-cell table:style-name="ce121" office:value-type="string" calcext:value-type="string">
            <text:p>B071SDYJ93</text:p>
          </table:table-cell>
          <table:table-cell/>
          <table:table-cell table:style-name="ce125" office:value-type="string" calcext:value-type="string">
            <text:p>Amazon</text:p>
          </table:table-cell>
          <table:table-cell table:style-name="ce121" office:value-type="string" calcext:value-type="string">
            <text:p>B071SDYJ93</text:p>
          </table:table-cell>
          <table:table-cell table:number-columns-repeated="6"/>
          <table:table-cell table:style-name="ce137" office:value-type="string" calcext:value-type="string">
            <text:p><text:a xlink:href="https://www.amazon.com/s/ref=nb_sb_noss?url=search-alias%3Daps&amp;field-keywords=B071SDYJ93" xlink:type="simple">https://www.amazon.com/s/ref=nb_sb_noss?url=search-alias%3Daps&amp;field-keywords=B071SDYJ93</text:a></text:p>
          </table:table-cell>
          <table:table-cell table:number-columns-repeated="4"/>
          <table:table-cell table:style-name="ce121"/>
          <table:table-cell/>
        </table:table-row>
        <table:table-row table:style-name="ro10">
          <table:table-cell office:value-type="float" office:value="127" calcext:value-type="float">
            <text:p>127</text:p>
          </table:table-cell>
          <table:table-cell table:style-name="ce99" office:value-type="float" office:value="0" calcext:value-type="float">
            <text:p>0</text:p>
          </table:table-cell>
          <table:table-cell table:style-name="ce105" office:value-type="string" calcext:value-type="string">
            <text:p><text:span text:style-name="T6">DO NOT POPULATE</text:span></text:p>
            <text:p>Mezzanine card</text:p>
          </table:table-cell>
          <table:table-cell/>
          <table:table-cell table:style-name="ce105" office:value-type="string" calcext:value-type="string">
            <text:p>I2C GPIO expansion card</text:p>
          </table:table-cell>
          <table:table-cell table:style-name="ce119" office:value-type="string" calcext:value-type="string">
            <text:p>Nima at Cambridge</text:p>
          </table:table-cell>
          <table:table-cell table:style-name="ce125"/>
          <table:table-cell/>
          <table:table-cell table:style-name="ce125" table:number-columns-repeated="2"/>
          <table:table-cell table:number-columns-repeated="6"/>
          <table:table-cell table:style-name="ce137"/>
          <table:table-cell table:number-columns-repeated="6"/>
        </table:table-row>
        <table:table-row table:style-name="ro21">
          <table:table-cell office:value-type="float" office:value="128" calcext:value-type="float">
            <text:p>128</text:p>
          </table:table-cell>
          <table:table-cell table:style-name="ce99" office:value-type="float" office:value="1" calcext:value-type="float">
            <text:p>1</text:p>
          </table:table-cell>
          <table:table-cell table:style-name="ce105" office:value-type="string" calcext:value-type="string">
            <text:p>J2 to Dsub9 Power Cable Assembly</text:p>
          </table:table-cell>
          <table:table-cell/>
          <table:table-cell table:style-name="ce105" office:value-type="string" calcext:value-type="string">
            <text:p>Customized 6pin PCIE power cable, 10”</text:p>
          </table:table-cell>
          <table:table-cell table:style-name="ce121" office:value-type="string" calcext:value-type="string">
            <text:p>Cable Matters</text:p>
          </table:table-cell>
          <table:table-cell table:style-name="ce121" office:value-type="string" calcext:value-type="string">
            <text:p>104037x2 </text:p>
          </table:table-cell>
          <table:table-cell/>
          <table:table-cell table:style-name="ce125" office:value-type="string" calcext:value-type="string">
            <text:p>Amazon</text:p>
          </table:table-cell>
          <table:table-cell table:style-name="ce121" office:value-type="string" calcext:value-type="string">
            <text:p>B01DV1Z4EQ </text:p>
          </table:table-cell>
          <table:table-cell table:number-columns-repeated="6"/>
          <table:table-cell table:style-name="ce137" office:value-type="string" calcext:value-type="string">
            <text:p><text:a xlink:href="https://www.amazon.com/Cable-Matters-2-Pack-6-Pin-Extension/dp/B01DV1Z4EQ" xlink:type="simple">https://www.amazon.com/Cable-Matters-2-Pack-6-Pin-Extension/dp/B01DV1Z4EQ</text:a></text:p>
          </table:table-cell>
          <table:table-cell table:number-columns-repeated="6"/>
        </table:table-row>
        <table:table-row table:style-name="ro21">
          <table:table-cell office:value-type="float" office:value="129" calcext:value-type="float">
            <text:p>129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Top and bottom heat sinks Thermal Gap Pad</text:p>
          </table:table-cell>
          <table:table-cell/>
          <table:table-cell table:style-name="ce105" office:value-type="string" calcext:value-type="string">
            <text:p>1 x 1” square cutout of .125” thick Gap Pad HC 3.0</text:p>
          </table:table-cell>
          <table:table-cell table:style-name="ce121" office:value-type="string" calcext:value-type="string">
            <text:p>Bergquist</text:p>
          </table:table-cell>
          <table:table-cell table:style-name="ce121" office:value-type="string" calcext:value-type="string">
            <text:p>HC3.0−0.125−02−0816 </text:p>
          </table:table-cell>
          <table:table-cell/>
          <table:table-cell table:style-name="ce125" office:value-type="string" calcext:value-type="string">
            <text:p>Henkel</text:p>
          </table:table-cell>
          <table:table-cell table:style-name="ce121" office:value-type="string" calcext:value-type="string">
            <text:p>HC3.0−0.125−02−0816 </text:p>
          </table:table-cell>
          <table:table-cell table:number-columns-repeated="6"/>
          <table:table-cell table:style-name="ce137" office:value-type="string" calcext:value-type="string">
            <text:p><text:a xlink:href="http://www.bergquistcompany.com/pdfs/dataSheets/PDS_GP_HC%203_0415%20v3.pdf" xlink:type="simple">http://www.bergquistcompany.com/pdfs/dataSheets/PDS_GP_HC 3_0415 v3.pdf</text:a>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104" office:value-type="string" calcext:value-type="string">
            <text:p>SNAPv2 chassis SMAs</text:p>
          </table:table-cell>
          <table:table-cell/>
          <table:table-cell table:style-name="ce105"/>
          <table:table-cell table:style-name="ce121" table:number-columns-repeated="2"/>
          <table:table-cell/>
          <table:table-cell table:style-name="ce125"/>
          <table:table-cell table:style-name="ce121"/>
          <table:table-cell table:number-columns-repeated="13"/>
        </table:table-row>
        <table:table-row table:style-name="ro11">
          <table:table-cell office:value-type="float" office:value="130" calcext:value-type="float">
            <text:p>130</text:p>
          </table:table-cell>
          <table:table-cell table:style-name="ce102" office:value-type="string" calcext:value-type="string">
            <text:p/>
            <text:p/>
            <text:p>16</text:p>
          </table:table-cell>
          <table:table-cell table:style-name="ce109" office:value-type="string" calcext:value-type="string">
            <text:p>SMATP1 - SMATP16 <text:s/>(Chassis mount; See Note 1 in MAINBOM)</text:p>
          </table:table-cell>
          <table:table-cell table:style-name="ce113"/>
          <table:table-cell table:style-name="ce116" office:value-type="string" calcext:value-type="string">
            <text:p>CONN SMA for SNAPv2 when in HERA chassis; panel mount, straight, 50 ohm, SMA jack/female/socket</text:p>
          </table:table-cell>
          <table:table-cell table:style-name="ce116" office:value-type="string" calcext:value-type="string">
            <text:p>Johnson/Cinch </text:p>
          </table:table-cell>
          <table:table-cell table:style-name="ce116" office:value-type="string" calcext:value-type="string">
            <text:p>142-1701-031 </text:p>
          </table:table-cell>
          <table:table-cell table:style-name="ce131"/>
          <table:table-cell table:style-name="ce28" office:value-type="string" calcext:value-type="string">
            <text:p>Digikey</text:p>
          </table:table-cell>
          <table:table-cell table:style-name="ce116" office:value-type="string" calcext:value-type="string">
            <text:p>142-1701-031-ND </text:p>
          </table:table-cell>
          <table:table-cell table:style-name="ce135" office:value-type="float" office:value="4.544" calcext:value-type="float">
            <text:p>$4.54</text:p>
          </table:table-cell>
          <table:table-cell table:number-columns-repeated="5"/>
          <table:table-cell table:style-name="ce137" office:value-type="string" calcext:value-type="string">
            <text:p><text:a xlink:href="https://www.digikey.com/product-detail/en/cinch-connectivity-solutions-johnson/142-1701-031/142-1701-031-ND/4462402" xlink:type="simple">https://www.digikey.com/product-detail/en/cinch-connectivity-solutions-johnson/142-1701-031/142-1701-031-ND/4462402</text:a></text:p>
          </table:table-cell>
          <table:table-cell table:number-columns-repeated="6"/>
        </table:table-row>
        <table:table-row table:style-name="ro24">
          <table:table-cell office:value-type="float" office:value="131" calcext:value-type="float">
            <text:p>131</text:p>
          </table:table-cell>
          <table:table-cell table:style-name="ce99" office:value-type="float" office:value="32" calcext:value-type="float">
            <text:p>32</text:p>
          </table:table-cell>
          <table:table-cell table:style-name="ce105" office:value-type="string" calcext:value-type="string">
            <text:p>SMA snap front panel</text:p>
          </table:table-cell>
          <table:table-cell/>
          <table:table-cell table:style-name="ce105" office:value-type="string" calcext:value-type="string">
            <text:p>#2-56 1/4”, rounded head: <text:span text:style-name="T8">no countersink</text:span></text:p>
          </table:table-cell>
          <table:table-cell table:style-name="ce119" office:value-type="string" calcext:value-type="string">
            <text:p>McMaster-Carr</text:p>
          </table:table-cell>
          <table:table-cell table:style-name="ce124" office:value-type="string" calcext:value-type="string">
            <text:p>91772A077</text:p>
          </table:table-cell>
          <table:table-cell/>
          <table:table-cell table:style-name="ce125" office:value-type="string" calcext:value-type="string">
            <text:p>McMaster-Carr</text:p>
          </table:table-cell>
          <table:table-cell table:style-name="ce124" office:value-type="string" calcext:value-type="string">
            <text:p>91772A077</text:p>
          </table:table-cell>
          <table:table-cell table:number-columns-repeated="6"/>
          <table:table-cell table:style-name="ce137"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6"/>
        </table:table-row>
        <table:table-row table:style-name="ro13">
          <table:table-cell office:value-type="float" office:value="132" calcext:value-type="float">
            <text:p>132</text:p>
          </table:table-cell>
          <table:table-cell table:style-name="ce99" office:value-type="float" office:value="32" calcext:value-type="float">
            <text:p>32</text:p>
          </table:table-cell>
          <table:table-cell table:style-name="ce105" office:value-type="string" calcext:value-type="string">
            <text:p>SMA snap front panel lock washers</text:p>
          </table:table-cell>
          <table:table-cell/>
          <table:table-cell table:style-name="ce105" office:value-type="string" calcext:value-type="string">
            <text:p>#2, external tooth lock washer</text:p>
          </table:table-cell>
          <table:table-cell table:style-name="ce119" office:value-type="string" calcext:value-type="string">
            <text:p>McMaster-Carr</text:p>
          </table:table-cell>
          <table:table-cell table:style-name="ce125" office:value-type="string" calcext:value-type="string">
            <text:p>98438A200</text:p>
          </table:table-cell>
          <table:table-cell/>
          <table:table-cell table:style-name="ce125" office:value-type="string" calcext:value-type="string">
            <text:p>McMaster-Carr</text:p>
          </table:table-cell>
          <table:table-cell table:style-name="ce125" office:value-type="string" calcext:value-type="string">
            <text:p>98438A200</text:p>
          </table:table-cell>
          <table:table-cell table:number-columns-repeated="6"/>
          <table:table-cell table:style-name="ce137"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6"/>
        </table:table-row>
        <table:table-row table:style-name="ro25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Copper Tape</text:p>
          </table:table-cell>
          <table:table-cell/>
          <table:table-cell table:style-name="ce101" office:value-type="string" calcext:value-type="string">
            <text:p><text:span text:style-name="T14">DO NOT POPULATE</text:span></text:p>
            <text:p><text:span text:style-name="T15">tape self adhesive bare copper foil 1 ounce (~1.2mil thick) 25.4mm wide x 16.5m long</text:span></text:p>
            <text:p><text:span text:style-name="T15">  Shielding : &gt; 85 dB 1MHz to 2 GHz</text:span></text:p>
            <text:p><text:span text:style-name="T15">  -40degC to 130degC </text:span></text:p>
            <text:p/>
          </table:table-cell>
          <table:table-cell table:style-name="ce119" office:value-type="string" calcext:value-type="string">
            <text:p>3M</text:p>
          </table:table-cell>
          <table:table-cell table:style-name="ce127" office:value-type="string" calcext:value-type="string">
            <text:p>1181 X 1"</text:p>
          </table:table-cell>
          <table:table-cell/>
          <table:table-cell table:style-name="ce119" office:value-type="string" calcext:value-type="string">
            <text:p>Digikey</text:p>
          </table:table-cell>
          <table:table-cell table:style-name="ce121" office:value-type="string" calcext:value-type="string">
            <text:p>3M1181C-ND </text:p>
          </table:table-cell>
          <table:table-cell table:style-name="ce121" office:value-type="float" office:value="52.51" calcext:value-type="float">
            <text:p>52.51</text:p>
          </table:table-cell>
          <table:table-cell table:number-columns-repeated="5"/>
          <table:table-cell table:style-name="ce137"/>
          <table:table-cell table:number-columns-repeated="6"/>
        </table:table-row>
        <table:table-row table:style-name="ro13">
          <table:table-cell table:number-columns-repeated="2"/>
          <table:table-cell table:style-name="ce110" office:value-type="string" calcext:value-type="string">
            <text:p>SNAP Chassis</text:p>
          </table:table-cell>
          <table:table-cell table:number-columns-repeated="20"/>
        </table:table-row>
        <table:table-row table:style-name="ro26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BOTTOM HEAT SINK</text:span></text:p>
          </table:table-cell>
          <table:table-cell table:number-columns-repeated="2"/>
          <table:table-cell office:value-type="string" calcext:value-type="string">
            <text:p>Production Robotics</text:p>
          </table:table-cell>
          <table:table-cell table:style-name="ce128" office:value-type="string" calcext:value-type="string">
            <text:p>Q11760</text:p>
          </table:table-cell>
          <table:table-cell/>
          <table:table-cell table:formula="of:=[.F38]" office:value-type="string" office:string-value="Production Robotics" calcext:value-type="string">
            <text:p>Production Robotics</text:p>
          </table:table-cell>
          <table:table-cell table:formula="of:=[.G38]" office:value-type="string" office:string-value="Q11760" calcext:value-type="string">
            <text:p>Q11760</text:p>
          </table:table-cell>
          <table:table-cell table:style-name="ce136" office:value-type="currency" office:currency="USD" office:value="9.96" calcext:value-type="currency">
            <text:p>$9.96</text:p>
          </table:table-cell>
          <table:table-cell table:style-name="ce136" table:formula="of:=[.$B38]*[.$K38]" office:value-type="currency" office:currency="USD" office:value="9.96" calcext:value-type="currency">
            <text:p>$9.96</text:p>
          </table:table-cell>
          <table:table-cell table:number-columns-repeated="11"/>
        </table:table-row>
        <table:table-row table:style-name="ro23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MOUNTING RAIL (Left and Right)</text:p>
          </table:table-cell>
          <table:table-cell table:number-columns-repeated="2"/>
          <table:table-cell office:value-type="string" calcext:value-type="string">
            <text:p>Production Robotics</text:p>
          </table:table-cell>
          <table:table-cell table:style-name="ce128" office:value-type="string" calcext:value-type="string">
            <text:p>Q11763</text:p>
          </table:table-cell>
          <table:table-cell/>
          <table:table-cell table:formula="of:=[.F39]" office:value-type="string" office:string-value="Production Robotics" calcext:value-type="string">
            <text:p>Production Robotics</text:p>
          </table:table-cell>
          <table:table-cell table:formula="of:=[.G39]" office:value-type="string" office:string-value="Q11763" calcext:value-type="string">
            <text:p>Q11763</text:p>
          </table:table-cell>
          <table:table-cell table:style-name="ce136" office:value-type="currency" office:currency="USD" office:value="17.3" calcext:value-type="currency">
            <text:p>$17.30</text:p>
          </table:table-cell>
          <table:table-cell table:style-name="ce136" table:formula="of:=[.$B39]*[.$K39]" office:value-type="currency" office:currency="USD" office:value="34.6" calcext:value-type="currency">
            <text:p>$34.60</text:p>
          </table:table-cell>
          <table:table-cell table:number-columns-repeated="11"/>
        </table:table-row>
        <table:table-row table:style-name="ro27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FRONT MOUNTING RAIL</text:span></text:p>
          </table:table-cell>
          <table:table-cell/>
          <table:table-cell office:value-type="string" calcext:value-type="string">
            <text:p><text:span text:style-name="T7">FRONT MOUNTING RAIL with</text:span></text:p>
            <text:p><text:span text:style-name="T7">SFP port cutouts</text:span></text:p>
          </table:table-cell>
          <table:table-cell office:value-type="string" calcext:value-type="string">
            <text:p>Production Robotics</text:p>
          </table:table-cell>
          <table:table-cell table:style-name="ce128" office:value-type="string" calcext:value-type="string">
            <text:p>Q11764</text:p>
          </table:table-cell>
          <table:table-cell/>
          <table:table-cell table:formula="of:=[.F40]" office:value-type="string" office:string-value="Production Robotics" calcext:value-type="string">
            <text:p>Production Robotics</text:p>
          </table:table-cell>
          <table:table-cell table:formula="of:=[.G40]" office:value-type="string" office:string-value="Q11764" calcext:value-type="string">
            <text:p>Q11764</text:p>
          </table:table-cell>
          <table:table-cell table:style-name="ce136" office:value-type="currency" office:currency="USD" office:value="24" calcext:value-type="currency">
            <text:p>$24.00</text:p>
          </table:table-cell>
          <table:table-cell table:style-name="ce136" table:formula="of:=[.$B40]*[.$K40]" office:value-type="currency" office:currency="USD" office:value="24" calcext:value-type="currency">
            <text:p>$24.00</text:p>
          </table:table-cell>
          <table:table-cell table:number-columns-repeated="11"/>
        </table:table-row>
        <table:table-row table:style-name="ro27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BACK MOUNTING RAIL</text:span></text:p>
          </table:table-cell>
          <table:table-cell/>
          <table:table-cell office:value-type="string" calcext:value-type="string">
            <text:p><text:span text:style-name="T7">MOUNTING RAIL 9.0 X .250 X</text:span></text:p>
            <text:p><text:span text:style-name="T7">.500-B</text:span></text:p>
          </table:table-cell>
          <table:table-cell office:value-type="string" calcext:value-type="string">
            <text:p>Production Robotics</text:p>
          </table:table-cell>
          <table:table-cell table:style-name="ce128" office:value-type="string" calcext:value-type="string">
            <text:p>Q11765</text:p>
          </table:table-cell>
          <table:table-cell/>
          <table:table-cell table:formula="of:=[.F41]" office:value-type="string" office:string-value="Production Robotics" calcext:value-type="string">
            <text:p>Production Robotics</text:p>
          </table:table-cell>
          <table:table-cell table:formula="of:=[.G41]" office:value-type="string" office:string-value="Q11765" calcext:value-type="string">
            <text:p>Q11765</text:p>
          </table:table-cell>
          <table:table-cell table:style-name="ce136" office:value-type="currency" office:currency="USD" office:value="22.4" calcext:value-type="currency">
            <text:p>$22.40</text:p>
          </table:table-cell>
          <table:table-cell table:style-name="ce136" table:formula="of:=[.$B41]*[.$K41]" office:value-type="currency" office:currency="USD" office:value="22.4" calcext:value-type="currency">
            <text:p>$22.40</text:p>
          </table:table-cell>
          <table:table-cell table:number-columns-repeated="11"/>
        </table:table-row>
        <table:table-row table:style-name="ro26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R58010-175</text:span></text:p>
          </table:table-cell>
          <table:table-cell/>
          <table:table-cell office:value-type="string" calcext:value-type="string">
            <text:p><text:span text:style-name="T7">SNAP ENCOSURE ALL VIEWS</text:span></text:p>
          </table:table-cell>
          <table:table-cell office:value-type="string" calcext:value-type="string">
            <text:p>Production Robotics</text:p>
          </table:table-cell>
          <table:table-cell table:style-name="ce128" office:value-type="string" calcext:value-type="string">
            <text:p>Q11767</text:p>
          </table:table-cell>
          <table:table-cell/>
          <table:table-cell table:formula="of:=[.F42]" office:value-type="string" office:string-value="Production Robotics" calcext:value-type="string">
            <text:p>Production Robotics</text:p>
          </table:table-cell>
          <table:table-cell table:formula="of:=[.G42]" office:value-type="string" office:string-value="Q11767" calcext:value-type="string">
            <text:p>Q11767</text:p>
          </table:table-cell>
          <table:table-cell table:style-name="ce136" office:value-type="currency" office:currency="USD" office:value="92.46" calcext:value-type="currency">
            <text:p>$92.46</text:p>
          </table:table-cell>
          <table:table-cell table:style-name="ce136" table:formula="of:=[.$B42]*[.$K42]" office:value-type="currency" office:currency="USD" office:value="92.46" calcext:value-type="currency">
            <text:p>$92.46</text:p>
          </table:table-cell>
          <table:table-cell table:number-columns-repeated="11"/>
        </table:table-row>
        <table:table-row table:style-name="ro26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RFT 8X10 COVER</text:span></text:p>
          </table:table-cell>
          <table:table-cell/>
          <table:table-cell office:value-type="string" calcext:value-type="string">
            <text:p><text:span text:style-name="T7">SNAP ENCOSURE COVER PLATE</text:span></text:p>
          </table:table-cell>
          <table:table-cell office:value-type="string" calcext:value-type="string">
            <text:p>Production Robotics</text:p>
          </table:table-cell>
          <table:table-cell table:style-name="ce128" office:value-type="string" calcext:value-type="string">
            <text:p>Q11768</text:p>
          </table:table-cell>
          <table:table-cell/>
          <table:table-cell table:formula="of:=[.F43]" office:value-type="string" office:string-value="Production Robotics" calcext:value-type="string">
            <text:p>Production Robotics</text:p>
          </table:table-cell>
          <table:table-cell table:formula="of:=[.G43]" office:value-type="string" office:string-value="Q11768" calcext:value-type="string">
            <text:p>Q11768</text:p>
          </table:table-cell>
          <table:table-cell table:style-name="ce136" office:value-type="currency" office:currency="USD" office:value="9.3" calcext:value-type="currency">
            <text:p>$9.30</text:p>
          </table:table-cell>
          <table:table-cell table:style-name="ce136" table:formula="of:=[.$B43]*[.$K43]" office:value-type="currency" office:currency="USD" office:value="9.3" calcext:value-type="currency">
            <text:p>$9.30</text:p>
          </table:table-cell>
          <table:table-cell table:number-columns-repeated="11"/>
        </table:table-row>
        <table:table-row table:style-name="ro26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RFT 8X10 COVER ALT-BASE</text:span></text:p>
          </table:table-cell>
          <table:table-cell/>
          <table:table-cell office:value-type="string" calcext:value-type="string">
            <text:p><text:span text:style-name="T7">SNAP ENCOSURE COVER ALTERNATE BASE</text:span></text:p>
          </table:table-cell>
          <table:table-cell office:value-type="string" calcext:value-type="string">
            <text:p>Production Robotics</text:p>
          </table:table-cell>
          <table:table-cell table:style-name="ce128" office:value-type="string" calcext:value-type="string">
            <text:p>Q11769</text:p>
          </table:table-cell>
          <table:table-cell/>
          <table:table-cell table:formula="of:=[.F44]" office:value-type="string" office:string-value="Production Robotics" calcext:value-type="string">
            <text:p>Production Robotics</text:p>
          </table:table-cell>
          <table:table-cell table:formula="of:=[.G44]" office:value-type="string" office:string-value="Q11769" calcext:value-type="string">
            <text:p>Q11769</text:p>
          </table:table-cell>
          <table:table-cell table:style-name="ce136" office:value-type="currency" office:currency="USD" office:value="9.3" calcext:value-type="currency">
            <text:p>$9.30</text:p>
          </table:table-cell>
          <table:table-cell table:style-name="ce136" table:formula="of:=[.$B44]*[.$K44]" office:value-type="currency" office:currency="USD" office:value="9.3" calcext:value-type="currency">
            <text:p>$9.30</text:p>
          </table:table-cell>
          <table:table-cell table:number-columns-repeated="11"/>
        </table:table-row>
        <table:table-row table:style-name="ro28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TOP HEAT SINK (See Note 3 of the MAINBOM)</text:p>
          </table:table-cell>
          <table:table-cell/>
          <table:table-cell office:value-type="string" calcext:value-type="string">
            <text:p><text:span text:style-name="T7">SNAP ENCOSURE BOTTOM HEAT SINK</text:span></text:p>
          </table:table-cell>
          <table:table-cell office:value-type="string" calcext:value-type="string">
            <text:p>Production Robotics</text:p>
          </table:table-cell>
          <table:table-cell table:style-name="ce128" office:value-type="string" calcext:value-type="string">
            <text:p>Q11770</text:p>
          </table:table-cell>
          <table:table-cell/>
          <table:table-cell table:formula="of:=[.F45]" office:value-type="string" office:string-value="Production Robotics" calcext:value-type="string">
            <text:p>Production Robotics</text:p>
          </table:table-cell>
          <table:table-cell table:formula="of:=[.G45]" office:value-type="string" office:string-value="Q11770" calcext:value-type="string">
            <text:p>Q11770</text:p>
          </table:table-cell>
          <table:table-cell table:style-name="ce136" office:value-type="currency" office:currency="USD" office:value="11.59" calcext:value-type="currency">
            <text:p>$11.59</text:p>
          </table:table-cell>
          <table:table-cell table:style-name="ce136" table:formula="of:=[.$B45]*[.$K45]" office:value-type="currency" office:currency="USD" office:value="11.59" calcext:value-type="currency">
            <text:p>$11.59</text:p>
          </table:table-cell>
          <table:table-cell table:number-columns-repeated="11"/>
        </table:table-row>
        <table:table-row table:style-name="ro13">
          <table:table-cell table:number-columns-repeated="6"/>
          <table:table-cell table:style-name="Default"/>
          <table:table-cell table:number-columns-repeated="16"/>
        </table:table-row>
        <table:table-row table:style-name="ro13">
          <table:table-cell table:number-columns-repeated="6"/>
          <table:table-cell table:style-name="ce129"/>
          <table:table-cell table:number-columns-repeated="16"/>
        </table:table-row>
        <table:table-row table:style-name="ro13">
          <table:table-cell table:number-columns-repeated="6"/>
          <table:table-cell table:style-name="Default"/>
          <table:table-cell table:number-columns-repeated="16"/>
        </table:table-row>
        <table:table-row table:style-name="ro13" table:number-rows-repeated="1048527">
          <table:table-cell table:number-columns-repeated="23"/>
        </table:table-row>
        <table:table-row table:style-name="ro13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Liberation Serif" svg:font-family="'Liberation Serif'"/>
    <style:font-face style:name="Times New Roman2" svg:font-family="'Times New Roman'"/>
    <style:font-face style:name="Liberation Serif1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text>$</number:text>
      <number:number number:decimal-places="2" loext:min-decimal-places="2" number:min-integer-digits="1" number:grouping="true"/>
    </number:number-style>
    <number:number-style style:name="N149">
      <number:text>$</number:text>
      <number:number number:decimal-places="4" loext:min-decimal-places="4" number:min-integer-digits="1" number:grouping="true"/>
    </number:number-style>
    <number:number-style style:name="N150">
      <number:text>$</number:text>
      <number:number number:decimal-places="3" loext:min-decimal-places="3" number:min-integer-digits="1" number:grouping="true"/>
    </number:number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currency-style style:name="N159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60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61">
      <number:currency-symbol>$</number:currency-symbol>
      <number:text>-</number:text>
      <number:number number:decimal-places="0" loext:min-decimal-places="0" number:min-integer-digits="2"/>
      <number:text> </number:text>
    </number:currency-style>
    <number:currency-style style:name="N16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62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62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text>$</number:text>
      <number:number number:decimal-places="2" loext:min-decimal-places="2" number:min-integer-digits="1"/>
    </number:number-style>
    <number:currency-style style:name="N164">
      <number:currency-symbol/>
      <number:number number:decimal-places="2" loext:min-decimal-places="2" number:min-integer-digits="1"/>
    </number:currency-style>
    <number:currency-style style:name="N165">
      <number:currency-symbol/>
      <number:number number:decimal-places="2" loext:min-decimal-places="2" number:min-integer-digits="1" number:grouping="true"/>
    </number:currency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$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text>$</number:text>
      <number:number number:decimal-places="2" loext:min-decimal-places="2" number:min-integer-digits="1"/>
    </number:number-style>
    <number:number-style style:name="N175">
      <number:text>$</number:text>
      <number:number number:decimal-places="2" loext:min-decimal-places="2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10144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loext:text> </loext:text>
      <loext:fill-character> </loext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7P0"/>
    </number:number-style>
    <number:number-style style:name="N1015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8P0"/>
    </number:number-style>
    <number:currency-style style:name="N1015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>
      <style:table-cell-properties fo:padding="2.01pt" style:rotation-align="none"/>
      <style:text-properties fo:color="#000000" style:font-name="Times New Roman2" fo:font-family="'Times New Roman'" style:font-name-asian="Microsoft YaHei" style:font-family-asian="'Microsoft YaHei'" style:font-family-generic-asian="system" style:font-pitch-asian="variable" style:font-name-complex="Times New Roman2" style:font-family-complex="'Times New Roman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20.15pt" fo:margin-bottom="36pt" fo:margin-left="54pt" fo:margin-right="54pt" style:first-page-number="continue" style:scale-to="55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4:23:41.1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BOM" style:display-name="PageStyle_MAIN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ILINX_5f_XC7K160T" style:display-name="PageStyle_XILINX_XC7K160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ILINX_5f_XC7KC325T" style:display-name="PageStyle_XILINX_XC7KC325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ILINX_5f_XC7KC410T" style:display-name="PageStyle_XILINX_XC7KC410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" style:display-name="PageStyle_Tabl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1" style:display-name="PageStyle_Table 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2" style:display-name="PageStyle_Table 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3" style:display-name="PageStyle_Table 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4" style:display-name="PageStyle_Table 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5" style:display-name="PageStyle_Table 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6" style:display-name="PageStyle_Table 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1_20_7" style:display-name="PageStyle_Table 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1_20_8" style:display-name="PageStyle_Table 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1_20_9" style:display-name="PageStyle_Table 1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1_20_10" style:display-name="PageStyle_Table 1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1_20_11" style:display-name="PageStyle_Table 1 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ued Gateway Client</meta:initial-creator>
    <meta:creation-date>2002-08-10T11:15:29</meta:creation-date>
    <dc:date>2017-09-29T15:43:31.097000000</dc:date>
    <meta:print-date>2007-11-27T11:49:08</meta:print-date>
    <meta:editing-duration>PT3H35M21S</meta:editing-duration>
    <meta:editing-cycles>51</meta:editing-cycles>
    <meta:generator>LibreOffice/5.2.2.2$Windows_X86_64 LibreOffice_project/8f96e87c890bf8fa77463cd4b640a2312823f3ad</meta:generator>
    <meta:document-statistic meta:table-count="5" meta:cell-count="2261" meta:object-count="0"/>
  </office:meta>
</office:document-meta>
</file>